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172cm"/>
    </style:style>
    <style:style style:name="co5" style:family="table-column">
      <style:table-column-properties fo:break-before="auto" style:column-width="4.2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文泉驛微米黑" style:font-name-asian="文泉驛微米黑1" style:font-name-complex="Lohit Hindi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工作表1" table:style-name="ta1">
        <office:forms form:automatic-focus="false" form:apply-design-mode="false"/>
        <table:shapes>
          <draw:frame draw:z-index="0" draw:style-name="gr1" svg:width="21.476cm" svg:height="18.44cm" svg:x="12.108cm" svg:y="13.015cm">
            <draw:object draw:notify-on-update-of-ranges="工作表1.A3:工作表1.A27 工作表1.B3:工作表1.B27 工作表1.B1:工作表1.B1 工作表1.C3:工作表1.C27 工作表1.J3:工作表1.J27 工作表1.J1:工作表1.J1 工作表1.K3:工作表1.K27 工作表1.R3:工作表1.R27 工作表1.R1:工作表1.R1 工作表1.S3:工作表1.S27 工作表1.V3:工作表1.V27 工作表1.V1:工作表1.V1 工作表1.W3:工作表1.W27 工作表1.Z3:工作表1.Z27 工作表1.Z1:工作表1.Z1 工作表1.AA3:工作表1.AA27 工作表1.AD3:工作表1.AD27 工作表1.AD1:工作表1.AD1 工作表1.AE3:工作表1.AE27 工作表1.AP3:工作表1.AP27 工作表1.AP1:工作表1.AP1 工作表1.AQ3:工作表1.AQ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17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lation</text:p>
          </table:table-cell>
          <table:table-cell table:style-name="ce2" office:value-type="string" calcext:value-type="string" table:number-columns-spanned="7" table:number-rows-spanned="1">
            <text:p>No ambi</text:p>
          </table:table-cell>
          <table:covered-table-cell table:number-columns-repeated="5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With ambi</text:p>
          </table:table-cell>
          <table:covered-table-cell table:number-columns-repeated="6"/>
          <table:table-cell/>
          <table:table-cell table:style-name="ce1" office:value-type="string" calcext:value-type="string" table:number-columns-spanned="3" table:number-rows-spanned="1">
            <text:p>Top 100 without ambi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20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, ref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, top 0.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, top 0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 and named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P(R|P) with type (new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 and name (new)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actedIn</text:p>
          </table:table-cell>
          <table:table-cell office:value-type="float" office:value="0.0411276" calcext:value-type="float">
            <text:p>0.0411276</text:p>
          </table:table-cell>
          <table:table-cell office:value-type="float" office:value="0.69041451" calcext:value-type="float">
            <text:p>0.69041451</text:p>
          </table:table-cell>
          <table:table-cell office:value-type="float" office:value="3198" calcext:value-type="float">
            <text:p>3198</text:p>
          </table:table-cell>
          <table:table-cell office:value-type="float" office:value="1434" calcext:value-type="float">
            <text:p>1434</text:p>
          </table:table-cell>
          <table:table-cell office:value-type="float" office:value="74560" calcext:value-type="float">
            <text:p>74560</text:p>
          </table:table-cell>
          <table:table-cell office:value-type="float" office:value="356060" calcext:value-type="float">
            <text:p>356060</text:p>
          </table:table-cell>
          <table:table-cell table:formula="of:=2*([.B3]*[.C3])/([.B3]+[.C3])" office:value-type="float" office:value="0.0776307786341268" calcext:value-type="float">
            <text:p>0.0776307786</text:p>
          </table:table-cell>
          <table:table-cell table:formula="of:=[.D3]+[.E3]" office:value-type="float" office:value="4632" calcext:value-type="float">
            <text:p>4632</text:p>
          </table:table-cell>
          <table:table-cell office:value-type="float" office:value="0.02039239" calcext:value-type="float">
            <text:p>0.02039239</text:p>
          </table:table-cell>
          <table:table-cell office:value-type="float" office:value="0.95725389" calcext:value-type="float">
            <text:p>0.95725389</text:p>
          </table:table-cell>
          <table:table-cell office:value-type="float" office:value="4434" calcext:value-type="float">
            <text:p>4434</text:p>
          </table:table-cell>
          <table:table-cell office:value-type="float" office:value="198" calcext:value-type="float">
            <text:p>198</text:p>
          </table:table-cell>
          <table:table-cell office:value-type="float" office:value="213000" calcext:value-type="float">
            <text:p>213000</text:p>
          </table:table-cell>
          <table:table-cell office:value-type="float" office:value="217620" calcext:value-type="float">
            <text:p>217620</text:p>
          </table:table-cell>
          <table:table-cell table:formula="of:=2*([.J3]*[.K3])/([.J3]+[.K3])" office:value-type="float" office:value="0.0399340641973232" calcext:value-type="float">
            <text:p>0.0399340642</text:p>
          </table:table-cell>
          <table:table-cell office:value-type="string" calcext:value-type="string">
            <text:p>actedIn</text:p>
          </table:table-cell>
          <table:table-cell office:value-type="float" office:value="0.51354094" calcext:value-type="float">
            <text:p>0.51354094</text:p>
          </table:table-cell>
          <table:table-cell office:value-type="float" office:value="0.18153209" calcext:value-type="float">
            <text:p>0.18153209</text:p>
          </table:table-cell>
          <table:table-cell table:style-name="ce4" table:formula="of:=2*([.R3]*[.S3])/([.R3]+[.S3])" office:value-type="float" office:value="0.268242777708594" calcext:value-type="float">
            <text:p>0.2682427777</text:p>
          </table:table-cell>
          <table:table-cell office:value-type="string" calcext:value-type="string">
            <text:p>actedIn</text:p>
          </table:table-cell>
          <table:table-cell office:value-type="float" office:value="0.38785876" calcext:value-type="float">
            <text:p>0.38785876</text:p>
          </table:table-cell>
          <table:table-cell office:value-type="float" office:value="0.4577798" calcext:value-type="float">
            <text:p>0.4577798</text:p>
          </table:table-cell>
          <table:table-cell table:style-name="ce4" table:formula="of:=2*([.V3]*[.W3])/([.V3]+[.W3])" office:value-type="float" office:value="0.41992859356141" calcext:value-type="float">
            <text:p>0.4199285936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Z3]*[.AA3])/([.Z3]+[.AA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AD3]*[.AE3])/([.AD3]+[.AE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03743525" calcext:value-type="float">
            <text:p>0.03743525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H3]*[.AI3])/([.AH3]+[.AI3])" office:value-type="float" office:value="0.0710546065830031" calcext:value-type="float">
            <text:p>0.0710546066</text:p>
          </table:table-cell>
          <table:table-cell office:value-type="string" calcext:value-type="string">
            <text:p>actedIn</text:p>
          </table:table-cell>
          <table:table-cell office:value-type="float" office:value="0.10557644" calcext:value-type="float">
            <text:p>0.10557644</text:p>
          </table:table-cell>
          <table:table-cell office:value-type="float" office:value="0.46023174" calcext:value-type="float">
            <text:p>0.46023174</text:p>
          </table:table-cell>
          <table:table-cell table:style-name="ce4" table:formula="of:=2*([.AL3]*[.AM3])/([.AL3]+[.AM3])" office:value-type="float" office:value="0.171753008887944" calcext:value-type="float">
            <text:p>0.1717530089</text:p>
          </table:table-cell>
          <table:table-cell office:value-type="string" calcext:value-type="string">
            <text:p>actedIn</text:p>
          </table:table-cell>
          <table:table-cell office:value-type="float" office:value="0.52969818" calcext:value-type="float">
            <text:p>0.52969818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P3]*[.AQ3])/([.AP3]+[.AQ3])" office:value-type="float" office:value="0.601966768347196" calcext:value-type="float">
            <text:p>0.6019667683</text:p>
          </table:table-cell>
          <table:table-cell office:value-type="string" calcext:value-type="string">
            <text:p>actedIn</text:p>
          </table:table-cell>
          <table:table-cell office:value-type="float" office:value="0.61100771" calcext:value-type="float">
            <text:p>0.61100771</text:p>
          </table:table-cell>
          <table:table-cell office:value-type="float" office:value="0.28148656" calcext:value-type="float">
            <text:p>0.28148656</text:p>
          </table:table-cell>
          <table:table-cell table:style-name="ce4" table:formula="of:=2*([.AT3]*[.AU3])/([.AT3]+[.AU3])" office:value-type="float" office:value="0.385415266411464" calcext:value-type="float">
            <text:p>0.3854152664</text:p>
          </table:table-cell>
          <table:table-cell office:value-type="string" calcext:value-type="string">
            <text:p>actedIn</text:p>
          </table:table-cell>
          <table:table-cell office:value-type="float" office:value="0.65040608" calcext:value-type="float">
            <text:p>0.65040608</text:p>
          </table:table-cell>
          <table:table-cell office:value-type="float" office:value="0.03680413" calcext:value-type="float">
            <text:p>0.03680413</text:p>
          </table:table-cell>
          <table:table-cell table:style-name="ce4" table:formula="of:=2*([.AX3]*[.AY3])/([.AX3]+[.AY3])" office:value-type="float" office:value="0.069666106739335" calcext:value-type="float">
            <text:p>0.0696661067</text:p>
          </table:table-cell>
          <table:table-cell office:value-type="string" calcext:value-type="string">
            <text:p>actedIn</text:p>
          </table:table-cell>
          <table:table-cell office:value-type="float" office:value="0.53614882" calcext:value-type="float">
            <text:p>0.53614882</text:p>
          </table:table-cell>
          <table:table-cell office:value-type="float" office:value="0.40600445" calcext:value-type="float">
            <text:p>0.40600445</text:p>
          </table:table-cell>
          <table:table-cell table:style-name="ce4" table:formula="of:=2*([.BB3]*[.BC3])/([.BB3]+[.BC3])" office:value-type="float" office:value="0.462087886787781" calcext:value-type="float">
            <text:p>0.4620878868</text:p>
          </table:table-cell>
          <table:table-cell/>
          <table:table-cell table:style-name="ce5" office:value-type="string" calcext:value-type="string">
            <text:p>actedIn</text:p>
          </table:table-cell>
          <table:table-cell table:style-name="ce5" office:value-type="float" office:value="0.55101175" calcext:value-type="float">
            <text:p>0.55101175</text:p>
          </table:table-cell>
          <table:table-cell office:value-type="float" office:value="0.7265728" calcext:value-type="float">
            <text:p>0.7265728</text:p>
          </table:table-cell>
          <table:table-cell table:style-name="ce4" table:formula="of:=2*([.BG3]*[.BH3])/([.BG3]+[.BH3])" office:value-type="float" office:value="0.62672979260809" calcext:value-type="float">
            <text:p>0.6267297926</text:p>
          </table:table-cell>
          <table:table-cell office:value-type="string" calcext:value-type="string">
            <text:p>actedIn</text:p>
          </table:table-cell>
          <table:table-cell office:value-type="float" office:value="0.5548071" calcext:value-type="float">
            <text:p>0.5548071</text:p>
          </table:table-cell>
          <table:table-cell office:value-type="float" office:value="0.43718478" calcext:value-type="float">
            <text:p>0.43718478</text:p>
          </table:table-cell>
          <table:table-cell table:style-name="ce4" table:formula="of:=2*([.BK3]*[.BL3])/([.BK3]+[.BL3])" office:value-type="float" office:value="0.489022591507378" calcext:value-type="float">
            <text:p>0.4890225915</text:p>
          </table:table-cell>
        </table:table-row>
        <table:table-row table:style-name="ro1">
          <table:table-cell office:value-type="string" calcext:value-type="string">
            <text:p>created</text:p>
          </table:table-cell>
          <table:table-cell office:value-type="float" office:value="0.04849057" calcext:value-type="float">
            <text:p>0.04849057</text:p>
          </table:table-cell>
          <table:table-cell office:value-type="float" office:value="0.84324725" calcext:value-type="float">
            <text:p>0.84324725</text:p>
          </table:table-cell>
          <table:table-cell office:value-type="float" office:value="7967" calcext:value-type="float">
            <text:p>7967</text:p>
          </table:table-cell>
          <table:table-cell office:value-type="float" office:value="1481" calcext:value-type="float">
            <text:p>1481</text:p>
          </table:table-cell>
          <table:table-cell office:value-type="float" office:value="156333" calcext:value-type="float">
            <text:p>156333</text:p>
          </table:table-cell>
          <table:table-cell office:value-type="float" office:value="269471" calcext:value-type="float">
            <text:p>269471</text:p>
          </table:table-cell>
          <table:table-cell table:formula="of:=2*([.B4]*[.C4])/([.B4]+[.C4])" office:value-type="float" office:value="0.0917075375437873" calcext:value-type="float">
            <text:p>0.0917075375</text:p>
          </table:table-cell>
          <table:table-cell table:formula="of:=[.D4]+[.E4]" office:value-type="float" office:value="9448" calcext:value-type="float">
            <text:p>9448</text:p>
          </table:table-cell>
          <table:table-cell office:value-type="float" office:value="0.03588089" calcext:value-type="float">
            <text:p>0.03588089</text:p>
          </table:table-cell>
          <table:table-cell office:value-type="float" office:value="0.98020745" calcext:value-type="float">
            <text:p>0.98020745</text:p>
          </table:table-cell>
          <table:table-cell office:value-type="float" office:value="9261" calcext:value-type="float">
            <text:p>9261</text:p>
          </table:table-cell>
          <table:table-cell office:value-type="float" office:value="187" calcext:value-type="float">
            <text:p>187</text:p>
          </table:table-cell>
          <table:table-cell office:value-type="float" office:value="248843" calcext:value-type="float">
            <text:p>248843</text:p>
          </table:table-cell>
          <table:table-cell office:value-type="float" office:value="176961" calcext:value-type="float">
            <text:p>176961</text:p>
          </table:table-cell>
          <table:table-cell table:formula="of:=2*([.J4]*[.K4])/([.J4]+[.K4])" office:value-type="float" office:value="0.0692276730399849" calcext:value-type="float">
            <text:p>0.069227673</text:p>
          </table:table-cell>
          <table:table-cell office:value-type="string" calcext:value-type="string">
            <text:p>created</text:p>
          </table:table-cell>
          <table:table-cell office:value-type="float" office:value="0.49282486" calcext:value-type="float">
            <text:p>0.49282486</text:p>
          </table:table-cell>
          <table:table-cell office:value-type="float" office:value="0.09068774" calcext:value-type="float">
            <text:p>0.09068774</text:p>
          </table:table-cell>
          <table:table-cell table:style-name="ce4" table:formula="of:=2*([.R4]*[.S4])/([.R4]+[.S4])" office:value-type="float" office:value="0.153186658760124" calcext:value-type="float">
            <text:p>0.1531866588</text:p>
          </table:table-cell>
          <table:table-cell office:value-type="string" calcext:value-type="string">
            <text:p>created</text:p>
          </table:table-cell>
          <table:table-cell office:value-type="float" office:value="0.28748887" calcext:value-type="float">
            <text:p>0.28748887</text:p>
          </table:table-cell>
          <table:table-cell office:value-type="float" office:value="0.29169349" calcext:value-type="float">
            <text:p>0.29169349</text:p>
          </table:table-cell>
          <table:table-cell table:style-name="ce4" table:formula="of:=2*([.V4]*[.W4])/([.V4]+[.W4])" office:value-type="float" office:value="0.289575918114828" calcext:value-type="float">
            <text:p>0.2895759181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Z4]*[.AA4])/([.Z4]+[.AA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AD4]*[.AE4])/([.AD4]+[.AE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04020303" calcext:value-type="float">
            <text:p>0.04020303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H4]*[.AI4])/([.AH4]+[.AI4])" office:value-type="float" office:value="0.0771031219448453" calcext:value-type="float">
            <text:p>0.0771031219</text:p>
          </table:table-cell>
          <table:table-cell office:value-type="string" calcext:value-type="string">
            <text:p>created</text:p>
          </table:table-cell>
          <table:table-cell office:value-type="float" office:value="0.32078548" calcext:value-type="float">
            <text:p>0.32078548</text:p>
          </table:table-cell>
          <table:table-cell office:value-type="float" office:value="0.93593509" calcext:value-type="float">
            <text:p>0.93593509</text:p>
          </table:table-cell>
          <table:table-cell table:style-name="ce4" table:formula="of:=2*([.AL4]*[.AM4])/([.AL4]+[.AM4])" office:value-type="float" office:value="0.477806115793097" calcext:value-type="float">
            <text:p>0.4778061158</text:p>
          </table:table-cell>
          <table:table-cell office:value-type="string" calcext:value-type="string">
            <text:p>created</text:p>
          </table:table-cell>
          <table:table-cell office:value-type="float" office:value="0.08366006" calcext:value-type="float">
            <text:p>0.08366006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P4]*[.AQ4])/([.AP4]+[.AQ4])" office:value-type="float" office:value="0.15362546598691" calcext:value-type="float">
            <text:p>0.153625466</text:p>
          </table:table-cell>
          <table:table-cell office:value-type="string" calcext:value-type="string">
            <text:p>created</text:p>
          </table:table-cell>
          <table:table-cell office:value-type="float" office:value="0.62933739" calcext:value-type="float">
            <text:p>0.62933739</text:p>
          </table:table-cell>
          <table:table-cell office:value-type="float" office:value="0.12774455" calcext:value-type="float">
            <text:p>0.12774455</text:p>
          </table:table-cell>
          <table:table-cell table:style-name="ce4" table:formula="of:=2*([.AT4]*[.AU4])/([.AT4]+[.AU4])" office:value-type="float" office:value="0.212379710665729" calcext:value-type="float">
            <text:p>0.2123797107</text:p>
          </table:table-cell>
          <table:table-cell office:value-type="string" calcext:value-type="string">
            <text:p>created</text:p>
          </table:table-cell>
          <table:table-cell office:value-type="float" office:value="0.63063519" calcext:value-type="float">
            <text:p>0.63063519</text:p>
          </table:table-cell>
          <table:table-cell office:value-type="float" office:value="0.01081344" calcext:value-type="float">
            <text:p>0.01081344</text:p>
          </table:table-cell>
          <table:table-cell table:style-name="ce4" table:formula="of:=2*([.AX4]*[.AY4])/([.AX4]+[.AY4])" office:value-type="float" office:value="0.0212622974623973" calcext:value-type="float">
            <text:p>0.0212622975</text:p>
          </table:table-cell>
          <table:table-cell office:value-type="string" calcext:value-type="string">
            <text:p>created</text:p>
          </table:table-cell>
          <table:table-cell office:value-type="float" office:value="0.0943055" calcext:value-type="float">
            <text:p>0.0943055</text:p>
          </table:table-cell>
          <table:table-cell office:value-type="float" office:value="0.81228457" calcext:value-type="float">
            <text:p>0.81228457</text:p>
          </table:table-cell>
          <table:table-cell table:style-name="ce4" table:formula="of:=2*([.BB4]*[.BC4])/([.BB4]+[.BC4])" office:value-type="float" office:value="0.168991267500062" calcext:value-type="float">
            <text:p>0.1689912675</text:p>
          </table:table-cell>
          <table:table-cell/>
          <table:table-cell table:style-name="ce5" office:value-type="string" calcext:value-type="string">
            <text:p>created</text:p>
          </table:table-cell>
          <table:table-cell table:style-name="ce5" office:value-type="float" office:value="0.08936857" calcext:value-type="float">
            <text:p>0.08936857</text:p>
          </table:table-cell>
          <table:table-cell office:value-type="float" office:value="0.95200889" calcext:value-type="float">
            <text:p>0.95200889</text:p>
          </table:table-cell>
          <table:table-cell table:style-name="ce4" table:formula="of:=2*([.BG4]*[.BH4])/([.BG4]+[.BH4])" office:value-type="float" office:value="0.163398338056188" calcext:value-type="float">
            <text:p>0.1633983381</text:p>
          </table:table-cell>
          <table:table-cell office:value-type="string" calcext:value-type="string">
            <text:p>created</text:p>
          </table:table-cell>
          <table:table-cell office:value-type="float" office:value="0.10131208" calcext:value-type="float">
            <text:p>0.10131208</text:p>
          </table:table-cell>
          <table:table-cell office:value-type="float" office:value="0.83182589" calcext:value-type="float">
            <text:p>0.83182589</text:p>
          </table:table-cell>
          <table:table-cell table:style-name="ce4" table:formula="of:=2*([.BK4]*[.BL4])/([.BK4]+[.BL4])" office:value-type="float" office:value="0.180624974704976" calcext:value-type="float">
            <text:p>0.1806249747</text:p>
          </table:table-cell>
        </table:table-row>
        <table:table-row table:style-name="ro1">
          <table:table-cell office:value-type="string" calcext:value-type="string">
            <text:p>dealsWith</text:p>
          </table:table-cell>
          <table:table-cell office:value-type="float" office:value="0.00253049" calcext:value-type="float">
            <text:p>0.0025304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3754" calcext:value-type="float">
            <text:p>43754</text:p>
          </table:table-cell>
          <table:table-cell office:value-type="float" office:value="391387" calcext:value-type="float">
            <text:p>391387</text:p>
          </table:table-cell>
          <table:table-cell table:formula="of:=2*([.B5]*[.C5])/([.B5]+[.C5])" office:value-type="float" office:value="0.00504820556629654" calcext:value-type="float">
            <text:p>0.0050482056</text:p>
          </table:table-cell>
          <table:table-cell table:formula="of:=[.D5]+[.E5]" office:value-type="float" office:value="111" calcext:value-type="float">
            <text:p>111</text:p>
          </table:table-cell>
          <table:table-cell office:value-type="float" office:value="0.00170209" calcext:value-type="float">
            <text:p>0.00170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5103" calcext:value-type="float">
            <text:p>65103</text:p>
          </table:table-cell>
          <table:table-cell office:value-type="float" office:value="370038" calcext:value-type="float">
            <text:p>370038</text:p>
          </table:table-cell>
          <table:table-cell table:formula="of:=2*([.J5]*[.K5])/([.J5]+[.K5])" office:value-type="float" office:value="0.003398395624791" calcext:value-type="float">
            <text:p>0.0033983956</text:p>
          </table:table-cell>
          <table:table-cell office:value-type="string" calcext:value-type="string">
            <text:p>dealsWith</text:p>
          </table:table-cell>
          <table:table-cell office:value-type="float" office:value="0.01037997" calcext:value-type="float">
            <text:p>0.01037997</text:p>
          </table:table-cell>
          <table:table-cell office:value-type="float" office:value="1" calcext:value-type="float">
            <text:p>1</text:p>
          </table:table-cell>
          <table:table-cell table:style-name="ce4" table:formula="of:=2*([.R5]*[.S5])/([.R5]+[.S5])" office:value-type="float" office:value="0.0205466662210257" calcext:value-type="float">
            <text:p>0.0205466662</text:p>
          </table:table-cell>
          <table:table-cell office:value-type="string" calcext:value-type="string">
            <text:p>dealsWith</text:p>
          </table:table-cell>
          <table:table-cell office:value-type="float" office:value="0.00252517" calcext:value-type="float">
            <text:p>0.00252517</text:p>
          </table:table-cell>
          <table:table-cell office:value-type="float" office:value="1" calcext:value-type="float">
            <text:p>1</text:p>
          </table:table-cell>
          <table:table-cell table:style-name="ce4" table:formula="of:=2*([.V5]*[.W5])/([.V5]+[.W5])" office:value-type="float" office:value="0.00503761915523777" calcext:value-type="float">
            <text:p>0.0050376192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5]*[.AA5])/([.Z5]+[.AA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5]*[.AE5])/([.AD5]+[.AE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office:value-type="float" office:value="0.00254461" calcext:value-type="float">
            <text:p>0.00254461</text:p>
          </table:table-cell>
          <table:table-cell office:value-type="float" office:value="1" calcext:value-type="float">
            <text:p>1</text:p>
          </table:table-cell>
          <table:table-cell table:style-name="ce4" table:formula="of:=2*([.AH5]*[.AI5])/([.AH5]+[.AI5])" office:value-type="float" office:value="0.00507630278915968" calcext:value-type="float">
            <text:p>0.0050763028</text:p>
          </table:table-cell>
          <table:table-cell office:value-type="string" calcext:value-type="string">
            <text:p>dealsWith</text:p>
          </table:table-cell>
          <table:table-cell office:value-type="float" office:value="0.00327675" calcext:value-type="float">
            <text:p>0.00327675</text:p>
          </table:table-cell>
          <table:table-cell office:value-type="float" office:value="1" calcext:value-type="float">
            <text:p>1</text:p>
          </table:table-cell>
          <table:table-cell table:style-name="ce4" table:formula="of:=2*([.AL5]*[.AM5])/([.AL5]+[.AM5])" office:value-type="float" office:value="0.00653209595458083" calcext:value-type="float">
            <text:p>0.006532096</text:p>
          </table:table-cell>
          <table:table-cell office:value-type="string" calcext:value-type="string">
            <text:p>dealsWith</text:p>
          </table:table-cell>
          <table:table-cell office:value-type="float" office:value="0.01066008" calcext:value-type="float">
            <text:p>0.01066008</text:p>
          </table:table-cell>
          <table:table-cell office:value-type="float" office:value="1" calcext:value-type="float">
            <text:p>1</text:p>
          </table:table-cell>
          <table:table-cell table:style-name="ce4" table:formula="of:=2*([.AP5]*[.AQ5])/([.AP5]+[.AQ5])" office:value-type="float" office:value="0.0210952825998629" calcext:value-type="float">
            <text:p>0.0210952826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5]*[.AU5])/([.AT5]+[.AU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5]*[.AY5])/([.AX5]+[.AY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office:value-type="float" office:value="0.01724449" calcext:value-type="float">
            <text:p>0.01724449</text:p>
          </table:table-cell>
          <table:table-cell office:value-type="float" office:value="1" calcext:value-type="float">
            <text:p>1</text:p>
          </table:table-cell>
          <table:table-cell table:style-name="ce4" table:formula="of:=2*([.BB5]*[.BC5])/([.BB5]+[.BC5])" office:value-type="float" office:value="0.033904317338696" calcext:value-type="float">
            <text:p>0.0339043173</text:p>
          </table:table-cell>
          <table:table-cell/>
          <table:table-cell table:style-name="ce5" office:value-type="string" calcext:value-type="string">
            <text:p>dealsWith</text:p>
          </table:table-cell>
          <table:table-cell table:style-name="ce5" office:value-type="float" office:value="0.01117035" calcext:value-type="float">
            <text:p>0.01117035</text:p>
          </table:table-cell>
          <table:table-cell office:value-type="float" office:value="1" calcext:value-type="float">
            <text:p>1</text:p>
          </table:table-cell>
          <table:table-cell table:style-name="ce4" table:formula="of:=2*([.BG5]*[.BH5])/([.BG5]+[.BH5])" office:value-type="float" office:value="0.0220939033665297" calcext:value-type="float">
            <text:p>0.0220939034</text:p>
          </table:table-cell>
          <table:table-cell office:value-type="string" calcext:value-type="string">
            <text:p>dealsWith</text:p>
          </table:table-cell>
          <table:table-cell office:value-type="float" office:value="0.01802869" calcext:value-type="float">
            <text:p>0.01802869</text:p>
          </table:table-cell>
          <table:table-cell office:value-type="float" office:value="1" calcext:value-type="float">
            <text:p>1</text:p>
          </table:table-cell>
          <table:table-cell table:style-name="ce4" table:formula="of:=2*([.BK5]*[.BL5])/([.BK5]+[.BL5])" office:value-type="float" office:value="0.0354188249841957" calcext:value-type="float">
            <text:p>0.035418825</text:p>
          </table:table-cell>
        </table:table-row>
        <table:table-row table:style-name="ro1">
          <table:table-cell office:value-type="string" calcext:value-type="string">
            <text:p>diedIn</text:p>
          </table:table-cell>
          <table:table-cell office:value-type="float" office:value="0.10834845" calcext:value-type="float">
            <text:p>0.10834845</text:p>
          </table:table-cell>
          <table:table-cell office:value-type="float" office:value="0.30298772" calcext:value-type="float">
            <text:p>0.30298772</text:p>
          </table:table-cell>
          <table:table-cell office:value-type="float" office:value="4959" calcext:value-type="float">
            <text:p>4959</text:p>
          </table:table-cell>
          <table:table-cell office:value-type="float" office:value="11408" calcext:value-type="float">
            <text:p>11408</text:p>
          </table:table-cell>
          <table:table-cell office:value-type="float" office:value="40810" calcext:value-type="float">
            <text:p>40810</text:p>
          </table:table-cell>
          <table:table-cell office:value-type="float" office:value="378075" calcext:value-type="float">
            <text:p>378075</text:p>
          </table:table-cell>
          <table:table-cell table:formula="of:=2*([.B6]*[.C6])/([.B6]+[.C6])" office:value-type="float" office:value="0.159617618022913" calcext:value-type="float">
            <text:p>0.159617618</text:p>
          </table:table-cell>
          <table:table-cell table:formula="of:=[.D6]+[.E6]" office:value-type="float" office:value="16367" calcext:value-type="float">
            <text:p>16367</text:p>
          </table:table-cell>
          <table:table-cell office:value-type="float" office:value="0.07519695" calcext:value-type="float">
            <text:p>0.07519695</text:p>
          </table:table-cell>
          <table:table-cell office:value-type="float" office:value="0.70391642" calcext:value-type="float">
            <text:p>0.70391642</text:p>
          </table:table-cell>
          <table:table-cell office:value-type="float" office:value="11521" calcext:value-type="float">
            <text:p>1152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0" calcext:value-type="float">
            <text:p>141690</text:p>
          </table:table-cell>
          <table:table-cell office:value-type="float" office:value="277195" calcext:value-type="float">
            <text:p>277195</text:p>
          </table:table-cell>
          <table:table-cell table:formula="of:=2*([.J6]*[.K6])/([.J6]+[.K6])" office:value-type="float" office:value="0.135878473857839" calcext:value-type="float">
            <text:p>0.1358784739</text:p>
          </table:table-cell>
          <table:table-cell office:value-type="string" calcext:value-type="string">
            <text:p>diedIn</text:p>
          </table:table-cell>
          <table:table-cell office:value-type="float" office:value="0.27860679" calcext:value-type="float">
            <text:p>0.27860679</text:p>
          </table:table-cell>
          <table:table-cell office:value-type="float" office:value="0.15218168" calcext:value-type="float">
            <text:p>0.15218168</text:p>
          </table:table-cell>
          <table:table-cell table:style-name="ce4" table:formula="of:=2*([.R6]*[.S6])/([.R6]+[.S6])" office:value-type="float" office:value="0.196843009106568" calcext:value-type="float">
            <text:p>0.1968430091</text:p>
          </table:table-cell>
          <table:table-cell office:value-type="string" calcext:value-type="string">
            <text:p>diedIn</text:p>
          </table:table-cell>
          <table:table-cell office:value-type="float" office:value="0.17811223" calcext:value-type="float">
            <text:p>0.17811223</text:p>
          </table:table-cell>
          <table:table-cell office:value-type="float" office:value="0.27173189" calcext:value-type="float">
            <text:p>0.27173189</text:p>
          </table:table-cell>
          <table:table-cell table:style-name="ce4" table:formula="of:=2*([.V6]*[.W6])/([.V6]+[.W6])" office:value-type="float" office:value="0.215180195708748" calcext:value-type="float">
            <text:p>0.215180195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Z6]*[.AA6])/([.Z6]+[.AA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AD6]*[.AE6])/([.AD6]+[.AE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06762509" calcext:value-type="float">
            <text:p>0.06762509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H6]*[.AI6])/([.AH6]+[.AI6])" office:value-type="float" office:value="0.118510470175872" calcext:value-type="float">
            <text:p>0.1185104702</text:p>
          </table:table-cell>
          <table:table-cell office:value-type="string" calcext:value-type="string">
            <text:p>diedIn</text:p>
          </table:table-cell>
          <table:table-cell office:value-type="float" office:value="0.07011283" calcext:value-type="float">
            <text:p>0.07011283</text:p>
          </table:table-cell>
          <table:table-cell office:value-type="float" office:value="0.48741606" calcext:value-type="float">
            <text:p>0.48741606</text:p>
          </table:table-cell>
          <table:table-cell table:style-name="ce4" table:formula="of:=2*([.AL6]*[.AM6])/([.AL6]+[.AM6])" office:value-type="float" office:value="0.122591384830479" calcext:value-type="float">
            <text:p>0.1225913848</text:p>
          </table:table-cell>
          <table:table-cell office:value-type="string" calcext:value-type="string">
            <text:p>diedIn</text:p>
          </table:table-cell>
          <table:table-cell office:value-type="float" office:value="0.21517577" calcext:value-type="float">
            <text:p>0.21517577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P6]*[.AQ6])/([.AP6]+[.AQ6])" office:value-type="float" office:value="0.296907775499443" calcext:value-type="float">
            <text:p>0.2969077755</text:p>
          </table:table-cell>
          <table:table-cell office:value-type="string" calcext:value-type="string">
            <text:p>diedIn</text:p>
          </table:table-cell>
          <table:table-cell office:value-type="float" office:value="0.55747707" calcext:value-type="float">
            <text:p>0.55747707</text:p>
          </table:table-cell>
          <table:table-cell office:value-type="float" office:value="0.04695603" calcext:value-type="float">
            <text:p>0.04695603</text:p>
          </table:table-cell>
          <table:table-cell table:style-name="ce4" table:formula="of:=2*([.AT6]*[.AU6])/([.AT6]+[.AU6])" office:value-type="float" office:value="0.0866164014619057" calcext:value-type="float">
            <text:p>0.0866164015</text:p>
          </table:table-cell>
          <table:table-cell office:value-type="string" calcext:value-type="string">
            <text:p>diedIn</text:p>
          </table:table-cell>
          <table:table-cell office:value-type="float" office:value="0.67520067" calcext:value-type="float">
            <text:p>0.67520067</text:p>
          </table:table-cell>
          <table:table-cell office:value-type="float" office:value="0.00553992" calcext:value-type="float">
            <text:p>0.00553992</text:p>
          </table:table-cell>
          <table:table-cell table:style-name="ce4" table:formula="of:=2*([.AX6]*[.AY6])/([.AX6]+[.AY6])" office:value-type="float" office:value="0.0109896713981648" calcext:value-type="float">
            <text:p>0.0109896714</text:p>
          </table:table-cell>
          <table:table-cell office:value-type="string" calcext:value-type="string">
            <text:p>diedIn</text:p>
          </table:table-cell>
          <table:table-cell office:value-type="float" office:value="0.23068994" calcext:value-type="float">
            <text:p>0.23068994</text:p>
          </table:table-cell>
          <table:table-cell office:value-type="float" office:value="0.34725634" calcext:value-type="float">
            <text:p>0.34725634</text:p>
          </table:table-cell>
          <table:table-cell table:style-name="ce4" table:formula="of:=2*([.BB6]*[.BC6])/([.BB6]+[.BC6])" office:value-type="float" office:value="0.277217959562676" calcext:value-type="float">
            <text:p>0.277217959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20488465" calcext:value-type="float">
            <text:p>0.20488465</text:p>
          </table:table-cell>
          <table:table-cell office:value-type="float" office:value="0.5819705" calcext:value-type="float">
            <text:p>0.5819705</text:p>
          </table:table-cell>
          <table:table-cell table:style-name="ce4" table:formula="of:=2*([.BG6]*[.BH6])/([.BG6]+[.BH6])" office:value-type="float" office:value="0.303071847983266" calcext:value-type="float">
            <text:p>0.303071848</text:p>
          </table:table-cell>
          <table:table-cell office:value-type="string" calcext:value-type="string">
            <text:p>diedIn</text:p>
          </table:table-cell>
          <table:table-cell office:value-type="float" office:value="0.22295121" calcext:value-type="float">
            <text:p>0.22295121</text:p>
          </table:table-cell>
          <table:table-cell office:value-type="float" office:value="0.42861663" calcext:value-type="float">
            <text:p>0.42861663</text:p>
          </table:table-cell>
          <table:table-cell table:style-name="ce4" table:formula="of:=2*([.BK6]*[.BL6])/([.BK6]+[.BL6])" office:value-type="float" office:value="0.293325085794972" calcext:value-type="float">
            <text:p>0.2933250858</text:p>
          </table:table-cell>
        </table:table-row>
        <table:table-row table:style-name="ro1">
          <table:table-cell office:value-type="string" calcext:value-type="string">
            <text:p>directed</text:p>
          </table:table-cell>
          <table:table-cell office:value-type="float" office:value="0.02243158" calcext:value-type="float">
            <text:p>0.02243158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21790" calcext:value-type="float">
            <text:p>21790</text:p>
          </table:table-cell>
          <table:table-cell office:value-type="float" office:value="411212" calcext:value-type="float">
            <text:p>411212</text:p>
          </table:table-cell>
          <table:table-cell table:formula="of:=2*([.B7]*[.C7])/([.B7]+[.C7])" office:value-type="float" office:value="0.0407497901582367" calcext:value-type="float">
            <text:p>0.0407497902</text:p>
          </table:table-cell>
          <table:table-cell table:formula="of:=[.D7]+[.E7]" office:value-type="float" office:value="2250" calcext:value-type="float">
            <text:p>2250</text:p>
          </table:table-cell>
          <table:table-cell office:value-type="float" office:value="0.0130994" calcext:value-type="float">
            <text:p>0.0130994</text:p>
          </table:table-cell>
          <table:table-cell office:value-type="float" office:value="0.95866667" calcext:value-type="float">
            <text:p>0.95866667</text:p>
          </table:table-cell>
          <table:table-cell office:value-type="float" office:value="2157" calcext:value-type="float">
            <text:p>2157</text:p>
          </table:table-cell>
          <table:table-cell office:value-type="float" office:value="93" calcext:value-type="float">
            <text:p>93</text:p>
          </table:table-cell>
          <table:table-cell office:value-type="float" office:value="162507" calcext:value-type="float">
            <text:p>162507</text:p>
          </table:table-cell>
          <table:table-cell office:value-type="float" office:value="270495" calcext:value-type="float">
            <text:p>270495</text:p>
          </table:table-cell>
          <table:table-cell table:formula="of:=2*([.J7]*[.K7])/([.J7]+[.K7])" office:value-type="float" office:value="0.0258456403545722" calcext:value-type="float">
            <text:p>0.0258456404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R7]*[.S7])/([.R7]+[.S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V7]*[.W7])/([.V7]+[.W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Z7]*[.AA7])/([.Z7]+[.AA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AD7]*[.AE7])/([.AD7]+[.AE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02245177" calcext:value-type="float">
            <text:p>0.02245177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H7]*[.AI7])/([.AH7]+[.AI7])" office:value-type="float" office:value="0.0407212441549795" calcext:value-type="float">
            <text:p>0.0407212442</text:p>
          </table:table-cell>
          <table:table-cell office:value-type="string" calcext:value-type="string">
            <text:p>directed</text:p>
          </table:table-cell>
          <table:table-cell office:value-type="float" office:value="0.09153766" calcext:value-type="float">
            <text:p>0.09153766</text:p>
          </table:table-cell>
          <table:table-cell office:value-type="float" office:value="0.11355609" calcext:value-type="float">
            <text:p>0.11355609</text:p>
          </table:table-cell>
          <table:table-cell table:style-name="ce4" table:formula="of:=2*([.AL7]*[.AM7])/([.AL7]+[.AM7])" office:value-type="float" office:value="0.101364949027939" calcext:value-type="float">
            <text:p>0.101364949</text:p>
          </table:table-cell>
          <table:table-cell office:value-type="string" calcext:value-type="string">
            <text:p>directed</text:p>
          </table:table-cell>
          <table:table-cell office:value-type="float" office:value="0.05425078" calcext:value-type="float">
            <text:p>0.05425078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P7]*[.AQ7])/([.AP7]+[.AQ7])" office:value-type="float" office:value="0.0869285179719188" calcext:value-type="float">
            <text:p>0.086928518</text:p>
          </table:table-cell>
          <table:table-cell office:value-type="string" calcext:value-type="string">
            <text:p>directed</text:p>
          </table:table-cell>
          <table:table-cell office:value-type="float" office:value="0.73781819" calcext:value-type="float">
            <text:p>0.73781819</text:p>
          </table:table-cell>
          <table:table-cell office:value-type="float" office:value="0.26475224" calcext:value-type="float">
            <text:p>0.26475224</text:p>
          </table:table-cell>
          <table:table-cell table:style-name="ce4" table:formula="of:=2*([.AT7]*[.AU7])/([.AT7]+[.AU7])" office:value-type="float" office:value="0.389676401118764" calcext:value-type="float">
            <text:p>0.3896764011</text:p>
          </table:table-cell>
          <table:table-cell office:value-type="string" calcext:value-type="string">
            <text:p>directed</text:p>
          </table:table-cell>
          <table:table-cell office:value-type="float" office:value="0.86327891" calcext:value-type="float">
            <text:p>0.86327891</text:p>
          </table:table-cell>
          <table:table-cell office:value-type="float" office:value="0.15781984" calcext:value-type="float">
            <text:p>0.15781984</text:p>
          </table:table-cell>
          <table:table-cell table:style-name="ce4" table:formula="of:=2*([.AX7]*[.AY7])/([.AX7]+[.AY7])" office:value-type="float" office:value="0.266854776683596" calcext:value-type="float">
            <text:p>0.2668547767</text:p>
          </table:table-cell>
          <table:table-cell office:value-type="string" calcext:value-type="string">
            <text:p>directed</text:p>
          </table:table-cell>
          <table:table-cell office:value-type="float" office:value="0.0500272" calcext:value-type="float">
            <text:p>0.0500272</text:p>
          </table:table-cell>
          <table:table-cell office:value-type="float" office:value="0.12315559" calcext:value-type="float">
            <text:p>0.12315559</text:p>
          </table:table-cell>
          <table:table-cell table:style-name="ce4" table:formula="of:=2*([.BB7]*[.BC7])/([.BB7]+[.BC7])" office:value-type="float" office:value="0.0711517504949308" calcext:value-type="float">
            <text:p>0.0711517505</text:p>
          </table:table-cell>
          <table:table-cell/>
          <table:table-cell table:style-name="ce5" office:value-type="string" calcext:value-type="string">
            <text:p>directed</text:p>
          </table:table-cell>
          <table:table-cell table:style-name="ce5" office:value-type="float" office:value="0.06234174" calcext:value-type="float">
            <text:p>0.06234174</text:p>
          </table:table-cell>
          <table:table-cell office:value-type="float" office:value="0.23670976" calcext:value-type="float">
            <text:p>0.23670976</text:p>
          </table:table-cell>
          <table:table-cell table:style-name="ce4" table:formula="of:=2*([.BG7]*[.BH7])/([.BG7]+[.BH7])" office:value-type="float" office:value="0.0986913512447348" calcext:value-type="float">
            <text:p>0.0986913512</text:p>
          </table:table-cell>
          <table:table-cell office:value-type="string" calcext:value-type="string">
            <text:p>directed</text:p>
          </table:table-cell>
          <table:table-cell office:value-type="float" office:value="0.05827713" calcext:value-type="float">
            <text:p>0.05827713</text:p>
          </table:table-cell>
          <table:table-cell office:value-type="float" office:value="0.13544933" calcext:value-type="float">
            <text:p>0.13544933</text:p>
          </table:table-cell>
          <table:table-cell table:style-name="ce4" table:formula="of:=2*([.BK7]*[.BL7])/([.BK7]+[.BL7])" office:value-type="float" office:value="0.0814922051724158" calcext:value-type="float">
            <text:p>0.0814922052</text:p>
          </table:table-cell>
        </table:table-row>
        <table:table-row table:style-name="ro1">
          <table:table-cell office:value-type="string" calcext:value-type="string">
            <text:p>graduatedFrom</text:p>
          </table:table-cell>
          <table:table-cell office:value-type="float" office:value="0.12302864" calcext:value-type="float">
            <text:p>0.12302864</text:p>
          </table:table-cell>
          <table:table-cell office:value-type="float" office:value="0.55383501" calcext:value-type="float">
            <text:p>0.55383501</text:p>
          </table:table-cell>
          <table:table-cell office:value-type="float" office:value="6116" calcext:value-type="float">
            <text:p>6116</text:p>
          </table:table-cell>
          <table:table-cell office:value-type="float" office:value="4927" calcext:value-type="float">
            <text:p>4927</text:p>
          </table:table-cell>
          <table:table-cell office:value-type="float" office:value="43596" calcext:value-type="float">
            <text:p>43596</text:p>
          </table:table-cell>
          <table:table-cell office:value-type="float" office:value="380613" calcext:value-type="float">
            <text:p>380613</text:p>
          </table:table-cell>
          <table:table-cell table:formula="of:=2*([.B8]*[.C8])/([.B8]+[.C8])" office:value-type="float" office:value="0.201333217006664" calcext:value-type="float">
            <text:p>0.201333217</text:p>
          </table:table-cell>
          <table:table-cell table:formula="of:=[.D8]+[.E8]" office:value-type="float" office:value="11043" calcext:value-type="float">
            <text:p>11043</text:p>
          </table:table-cell>
          <table:table-cell office:value-type="float" office:value="0.07745071" calcext:value-type="float">
            <text:p>0.07745071</text:p>
          </table:table-cell>
          <table:table-cell office:value-type="float" office:value="0.93661143" calcext:value-type="float">
            <text:p>0.93661143</text:p>
          </table:table-cell>
          <table:table-cell office:value-type="float" office:value="10343" calcext:value-type="float">
            <text:p>10343</text:p>
          </table:table-cell>
          <table:table-cell office:value-type="float" office:value="700" calcext:value-type="float">
            <text:p>700</text:p>
          </table:table-cell>
          <table:table-cell office:value-type="float" office:value="123200" calcext:value-type="float">
            <text:p>123200</text:p>
          </table:table-cell>
          <table:table-cell office:value-type="float" office:value="301009" calcext:value-type="float">
            <text:p>301009</text:p>
          </table:table-cell>
          <table:table-cell table:formula="of:=2*([.J8]*[.K8])/([.J8]+[.K8])" office:value-type="float" office:value="0.143070562219422" calcext:value-type="float">
            <text:p>0.1430705622</text:p>
          </table:table-cell>
          <table:table-cell office:value-type="string" calcext:value-type="string">
            <text:p>graduatedFrom</text:p>
          </table:table-cell>
          <table:table-cell office:value-type="float" office:value="0.43164592" calcext:value-type="float">
            <text:p>0.43164592</text:p>
          </table:table-cell>
          <table:table-cell office:value-type="float" office:value="0.13190804" calcext:value-type="float">
            <text:p>0.13190804</text:p>
          </table:table-cell>
          <table:table-cell table:style-name="ce4" table:formula="of:=2*([.R8]*[.S8])/([.R8]+[.S8])" office:value-type="float" office:value="0.202066071121909" calcext:value-type="float">
            <text:p>0.2020660711</text:p>
          </table:table-cell>
          <table:table-cell office:value-type="string" calcext:value-type="string">
            <text:p>graduatedFrom</text:p>
          </table:table-cell>
          <table:table-cell office:value-type="float" office:value="0.30622232" calcext:value-type="float">
            <text:p>0.30622232</text:p>
          </table:table-cell>
          <table:table-cell office:value-type="float" office:value="0.39900857" calcext:value-type="float">
            <text:p>0.39900857</text:p>
          </table:table-cell>
          <table:table-cell table:style-name="ce4" table:formula="of:=2*([.V8]*[.W8])/([.V8]+[.W8])" office:value-type="float" office:value="0.346511565893781" calcext:value-type="float">
            <text:p>0.3465115659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Z8]*[.AA8])/([.Z8]+[.AA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AD8]*[.AE8])/([.AD8]+[.AE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12355593" calcext:value-type="float">
            <text:p>0.12355593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H8]*[.AI8])/([.AH8]+[.AI8])" office:value-type="float" office:value="0.201891730721347" calcext:value-type="float">
            <text:p>0.2018917307</text:p>
          </table:table-cell>
          <table:table-cell office:value-type="string" calcext:value-type="string">
            <text:p>graduatedFrom</text:p>
          </table:table-cell>
          <table:table-cell office:value-type="float" office:value="0.12686379" calcext:value-type="float">
            <text:p>0.12686379</text:p>
          </table:table-cell>
          <table:table-cell office:value-type="float" office:value="0.55483264" calcext:value-type="float">
            <text:p>0.55483264</text:p>
          </table:table-cell>
          <table:table-cell table:style-name="ce4" table:formula="of:=2*([.AL8]*[.AM8])/([.AL8]+[.AM8])" office:value-type="float" office:value="0.20650884595686" calcext:value-type="float">
            <text:p>0.206508846</text:p>
          </table:table-cell>
          <table:table-cell office:value-type="string" calcext:value-type="string">
            <text:p>graduatedFrom</text:p>
          </table:table-cell>
          <table:table-cell office:value-type="float" office:value="0.18912372" calcext:value-type="float">
            <text:p>0.18912372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P8]*[.AQ8])/([.AP8]+[.AQ8])" office:value-type="float" office:value="0.281676527608579" calcext:value-type="float">
            <text:p>0.2816765276</text:p>
          </table:table-cell>
          <table:table-cell office:value-type="string" calcext:value-type="string">
            <text:p>graduatedFrom</text:p>
          </table:table-cell>
          <table:table-cell office:value-type="float" office:value="0.53155858" calcext:value-type="float">
            <text:p>0.53155858</text:p>
          </table:table-cell>
          <table:table-cell office:value-type="float" office:value="0.13913731" calcext:value-type="float">
            <text:p>0.13913731</text:p>
          </table:table-cell>
          <table:table-cell table:style-name="ce4" table:formula="of:=2*([.AT8]*[.AU8])/([.AT8]+[.AU8])" office:value-type="float" office:value="0.22054594945742" calcext:value-type="float">
            <text:p>0.2205459495</text:p>
          </table:table-cell>
          <table:table-cell office:value-type="string" calcext:value-type="string">
            <text:p>graduatedFrom</text:p>
          </table:table-cell>
          <table:table-cell office:value-type="float" office:value="0.39361529" calcext:value-type="float">
            <text:p>0.39361529</text:p>
          </table:table-cell>
          <table:table-cell office:value-type="float" office:value="0.00444194" calcext:value-type="float">
            <text:p>0.00444194</text:p>
          </table:table-cell>
          <table:table-cell table:style-name="ce4" table:formula="of:=2*([.AX8]*[.AY8])/([.AX8]+[.AY8])" office:value-type="float" office:value="0.00878474435076886" calcext:value-type="float">
            <text:p>0.0087847444</text:p>
          </table:table-cell>
          <table:table-cell office:value-type="string" calcext:value-type="string">
            <text:p>graduatedFrom</text:p>
          </table:table-cell>
          <table:table-cell office:value-type="float" office:value="0.18742989" calcext:value-type="float">
            <text:p>0.18742989</text:p>
          </table:table-cell>
          <table:table-cell office:value-type="float" office:value="0.36215873" calcext:value-type="float">
            <text:p>0.36215873</text:p>
          </table:table-cell>
          <table:table-cell table:style-name="ce4" table:formula="of:=2*([.BB8]*[.BC8])/([.BB8]+[.BC8])" office:value-type="float" office:value="0.24701883720387" calcext:value-type="float">
            <text:p>0.2470188372</text:p>
          </table:table-cell>
          <table:table-cell/>
          <table:table-cell table:style-name="ce5" office:value-type="string" calcext:value-type="string">
            <text:p>graduatedFrom</text:p>
          </table:table-cell>
          <table:table-cell table:style-name="ce5" office:value-type="float" office:value="0.21447605" calcext:value-type="float">
            <text:p>0.21447605</text:p>
          </table:table-cell>
          <table:table-cell office:value-type="float" office:value="0.57713453" calcext:value-type="float">
            <text:p>0.57713453</text:p>
          </table:table-cell>
          <table:table-cell table:style-name="ce4" table:formula="of:=2*([.BG8]*[.BH8])/([.BG8]+[.BH8])" office:value-type="float" office:value="0.312733400589483" calcext:value-type="float">
            <text:p>0.3127334006</text:p>
          </table:table-cell>
          <table:table-cell office:value-type="string" calcext:value-type="string">
            <text:p>graduatedFrom</text:p>
          </table:table-cell>
          <table:table-cell office:value-type="float" office:value="0.21379268" calcext:value-type="float">
            <text:p>0.21379268</text:p>
          </table:table-cell>
          <table:table-cell office:value-type="float" office:value="0.37945255" calcext:value-type="float">
            <text:p>0.37945255</text:p>
          </table:table-cell>
          <table:table-cell table:style-name="ce4" table:formula="of:=2*([.BK8]*[.BL8])/([.BK8]+[.BL8])" office:value-type="float" office:value="0.27349289465786" calcext:value-type="float">
            <text:p>0.2734928947</text:p>
          </table:table-cell>
        </table:table-row>
        <table:table-row table:style-name="ro1">
          <table:table-cell office:value-type="string" calcext:value-type="string">
            <text:p>happenedIn</text:p>
          </table:table-cell>
          <table:table-cell office:value-type="float" office:value="0.09978177" calcext:value-type="float">
            <text:p>0.09978177</text:p>
          </table:table-cell>
          <table:table-cell office:value-type="float" office:value="0.68990635" calcext:value-type="float">
            <text:p>0.68990635</text:p>
          </table:table-cell>
          <table:table-cell office:value-type="float" office:value="1326" calcext:value-type="float">
            <text:p>1326</text:p>
          </table:table-cell>
          <table:table-cell office:value-type="float" office:value="596" calcext:value-type="float">
            <text:p>596</text:p>
          </table:table-cell>
          <table:table-cell office:value-type="float" office:value="11963" calcext:value-type="float">
            <text:p>11963</text:p>
          </table:table-cell>
          <table:table-cell office:value-type="float" office:value="421367" calcext:value-type="float">
            <text:p>421367</text:p>
          </table:table-cell>
          <table:table-cell table:formula="of:=2*([.B9]*[.C9])/([.B9]+[.C9])" office:value-type="float" office:value="0.17434750503082" calcext:value-type="float">
            <text:p>0.174347505</text:p>
          </table:table-cell>
          <table:table-cell table:formula="of:=[.D9]+[.E9]" office:value-type="float" office:value="1922" calcext:value-type="float">
            <text:p>1922</text:p>
          </table:table-cell>
          <table:table-cell office:value-type="float" office:value="0.0990503" calcext:value-type="float">
            <text:p>0.0990503</text:p>
          </table:table-cell>
          <table:table-cell office:value-type="float" office:value="0.69458897" calcext:value-type="float">
            <text:p>0.69458897</text:p>
          </table:table-cell>
          <table:table-cell office:value-type="float" office:value="1335" calcext:value-type="float">
            <text:p>1335</text:p>
          </table:table-cell>
          <table:table-cell office:value-type="float" office:value="587" calcext:value-type="float">
            <text:p>587</text:p>
          </table:table-cell>
          <table:table-cell office:value-type="float" office:value="12143" calcext:value-type="float">
            <text:p>12143</text:p>
          </table:table-cell>
          <table:table-cell office:value-type="float" office:value="421187" calcext:value-type="float">
            <text:p>421187</text:p>
          </table:table-cell>
          <table:table-cell table:formula="of:=2*([.J9]*[.K9])/([.J9]+[.K9])" office:value-type="float" office:value="0.173376616948884" calcext:value-type="float">
            <text:p>0.1733766169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R9]*[.S9])/([.R9]+[.S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V9]*[.W9])/([.V9]+[.W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Z9]*[.AA9])/([.Z9]+[.AA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AD9]*[.AE9])/([.AD9]+[.AE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10497801" calcext:value-type="float">
            <text:p>0.10497801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H9]*[.AI9])/([.AH9]+[.AI9])" office:value-type="float" office:value="0.182379737138216" calcext:value-type="float">
            <text:p>0.1823797371</text:p>
          </table:table-cell>
          <table:table-cell office:value-type="string" calcext:value-type="string">
            <text:p>happenedIn</text:p>
          </table:table-cell>
          <table:table-cell office:value-type="float" office:value="0.13559068" calcext:value-type="float">
            <text:p>0.13559068</text:p>
          </table:table-cell>
          <table:table-cell office:value-type="float" office:value="0.67678414" calcext:value-type="float">
            <text:p>0.67678414</text:p>
          </table:table-cell>
          <table:table-cell table:style-name="ce4" table:formula="of:=2*([.AL9]*[.AM9])/([.AL9]+[.AM9])" office:value-type="float" office:value="0.225919414281736" calcext:value-type="float">
            <text:p>0.2259194143</text:p>
          </table:table-cell>
          <table:table-cell office:value-type="string" calcext:value-type="string">
            <text:p>happenedIn</text:p>
          </table:table-cell>
          <table:table-cell office:value-type="float" office:value="0.44436288" calcext:value-type="float">
            <text:p>0.44436288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P9]*[.AQ9])/([.AP9]+[.AQ9])" office:value-type="float" office:value="0.541896892755678" calcext:value-type="float">
            <text:p>0.5418968928</text:p>
          </table:table-cell>
          <table:table-cell office:value-type="string" calcext:value-type="string">
            <text:p>happenedIn</text:p>
          </table:table-cell>
          <table:table-cell office:value-type="float" office:value="0.89876377" calcext:value-type="float">
            <text:p>0.89876377</text:p>
          </table:table-cell>
          <table:table-cell office:value-type="float" office:value="0.23489705" calcext:value-type="float">
            <text:p>0.23489705</text:p>
          </table:table-cell>
          <table:table-cell table:style-name="ce4" table:formula="of:=2*([.AT9]*[.AU9])/([.AT9]+[.AU9])" office:value-type="float" office:value="0.372451714825742" calcext:value-type="float">
            <text:p>0.3724517148</text:p>
          </table:table-cell>
          <table:table-cell office:value-type="string" calcext:value-type="string">
            <text:p>happenedIn</text:p>
          </table:table-cell>
          <table:table-cell office:value-type="float" office:value="0.91618307" calcext:value-type="float">
            <text:p>0.91618307</text:p>
          </table:table-cell>
          <table:table-cell office:value-type="float" office:value="0.11497869" calcext:value-type="float">
            <text:p>0.11497869</text:p>
          </table:table-cell>
          <table:table-cell table:style-name="ce4" table:formula="of:=2*([.AX9]*[.AY9])/([.AX9]+[.AY9])" office:value-type="float" office:value="0.204316205808055" calcext:value-type="float">
            <text:p>0.2043162058</text:p>
          </table:table-cell>
          <table:table-cell office:value-type="string" calcext:value-type="string">
            <text:p>happenedIn</text:p>
          </table:table-cell>
          <table:table-cell office:value-type="float" office:value="0.57986557" calcext:value-type="float">
            <text:p>0.57986557</text:p>
          </table:table-cell>
          <table:table-cell office:value-type="float" office:value="0.62818317" calcext:value-type="float">
            <text:p>0.62818317</text:p>
          </table:table-cell>
          <table:table-cell table:style-name="ce4" table:formula="of:=2*([.BB9]*[.BC9])/([.BB9]+[.BC9])" office:value-type="float" office:value="0.60305810498417" calcext:value-type="float">
            <text:p>0.603058105</text:p>
          </table:table-cell>
          <table:table-cell/>
          <table:table-cell table:style-name="ce5" office:value-type="string" calcext:value-type="string">
            <text:p>happenedIn</text:p>
          </table:table-cell>
          <table:table-cell table:style-name="ce5" office:value-type="float" office:value="0.76967115" calcext:value-type="float">
            <text:p>0.76967115</text:p>
          </table:table-cell>
          <table:table-cell office:value-type="float" office:value="0.69602589" calcext:value-type="float">
            <text:p>0.69602589</text:p>
          </table:table-cell>
          <table:table-cell table:style-name="ce4" table:formula="of:=2*([.BG9]*[.BH9])/([.BG9]+[.BH9])" office:value-type="float" office:value="0.730998333988685" calcext:value-type="float">
            <text:p>0.730998334</text:p>
          </table:table-cell>
          <table:table-cell office:value-type="string" calcext:value-type="string">
            <text:p>happenedIn</text:p>
          </table:table-cell>
          <table:table-cell office:value-type="float" office:value="0.8315583" calcext:value-type="float">
            <text:p>0.8315583</text:p>
          </table:table-cell>
          <table:table-cell office:value-type="float" office:value="0.62600102" calcext:value-type="float">
            <text:p>0.62600102</text:p>
          </table:table-cell>
          <table:table-cell table:style-name="ce4" table:formula="of:=2*([.BK9]*[.BL9])/([.BK9]+[.BL9])" office:value-type="float" office:value="0.714284951352053" calcext:value-type="float">
            <text:p>0.7142849514</text:p>
          </table:table-cell>
        </table:table-row>
        <table:table-row table:style-name="ro1">
          <table:table-cell office:value-type="string" calcext:value-type="string">
            <text:p>hasAcademicAdvisor</text:p>
          </table:table-cell>
          <table:table-cell office:value-type="float" office:value="0.02372669" calcext:value-type="float">
            <text:p>0.02372669</text:p>
          </table:table-cell>
          <table:table-cell office:value-type="float" office:value="0.39195402" calcext:value-type="float">
            <text:p>0.39195402</text:p>
          </table:table-cell>
          <table:table-cell office:value-type="float" office:value="341" calcext:value-type="float">
            <text:p>341</text:p>
          </table:table-cell>
          <table:table-cell office:value-type="float" office:value="529" calcext:value-type="float">
            <text:p>529</text:p>
          </table:table-cell>
          <table:table-cell office:value-type="float" office:value="14031" calcext:value-type="float">
            <text:p>14031</text:p>
          </table:table-cell>
          <table:table-cell office:value-type="float" office:value="420351" calcext:value-type="float">
            <text:p>420351</text:p>
          </table:table-cell>
          <table:table-cell table:formula="of:=2*([.B10]*[.C10])/([.B10]+[.C10])" office:value-type="float" office:value="0.0447447827290028" calcext:value-type="float">
            <text:p>0.0447447827</text:p>
          </table:table-cell>
          <table:table-cell table:formula="of:=[.D10]+[.E10]" office:value-type="float" office:value="870" calcext:value-type="float">
            <text:p>870</text:p>
          </table:table-cell>
          <table:table-cell office:value-type="float" office:value="0.00955744" calcext:value-type="float">
            <text:p>0.00955744</text:p>
          </table:table-cell>
          <table:table-cell office:value-type="float" office:value="0.73103448" calcext:value-type="float">
            <text:p>0.73103448</text:p>
          </table:table-cell>
          <table:table-cell office:value-type="float" office:value="636" calcext:value-type="float">
            <text:p>636</text:p>
          </table:table-cell>
          <table:table-cell office:value-type="float" office:value="234" calcext:value-type="float">
            <text:p>234</text:p>
          </table:table-cell>
          <table:table-cell office:value-type="float" office:value="65909" calcext:value-type="float">
            <text:p>65909</text:p>
          </table:table-cell>
          <table:table-cell office:value-type="float" office:value="368473" calcext:value-type="float">
            <text:p>368473</text:p>
          </table:table-cell>
          <table:table-cell table:formula="of:=2*([.J10]*[.K10])/([.J10]+[.K10])" office:value-type="float" office:value="0.0188681998597317" calcext:value-type="float">
            <text:p>0.0188681999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R10]*[.S10])/([.R10]+[.S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V10]*[.W10])/([.V10]+[.W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0]*[.AA10])/([.Z10]+[.AA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0]*[.AE10])/([.AD10]+[.AE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office:value-type="float" office:value="0.00965142" calcext:value-type="float">
            <text:p>0.00965142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H10]*[.AI10])/([.AH10]+[.AI10])" office:value-type="float" office:value="0.0190494495170148" calcext:value-type="float">
            <text:p>0.0190494495</text:p>
          </table:table-cell>
          <table:table-cell office:value-type="string" calcext:value-type="string">
            <text:p>hasAcademicAdvisor</text:p>
          </table:table-cell>
          <table:table-cell office:value-type="float" office:value="0.01130003" calcext:value-type="float">
            <text:p>0.01130003</text:p>
          </table:table-cell>
          <table:table-cell office:value-type="float" office:value="0.71994919" calcext:value-type="float">
            <text:p>0.71994919</text:p>
          </table:table-cell>
          <table:table-cell table:style-name="ce4" table:formula="of:=2*([.AL10]*[.AM10])/([.AL10]+[.AM10])" office:value-type="float" office:value="0.0222508201662785" calcext:value-type="float">
            <text:p>0.0222508202</text:p>
          </table:table-cell>
          <table:table-cell office:value-type="string" calcext:value-type="string">
            <text:p>hasAcademicAdvisor</text:p>
          </table:table-cell>
          <table:table-cell office:value-type="float" office:value="0.01793505" calcext:value-type="float">
            <text:p>0.01793505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P10]*[.AQ10])/([.AP10]+[.AQ10])" office:value-type="float" office:value="0.0350048386089767" calcext:value-type="float">
            <text:p>0.0350048386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0]*[.AU10])/([.AT10]+[.AU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0]*[.AY10])/([.AX10]+[.AY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office:value-type="float" office:value="0.01801843" calcext:value-type="float">
            <text:p>0.01801843</text:p>
          </table:table-cell>
          <table:table-cell office:value-type="float" office:value="0.46903949" calcext:value-type="float">
            <text:p>0.46903949</text:p>
          </table:table-cell>
          <table:table-cell table:style-name="ce4" table:formula="of:=2*([.BB10]*[.BC10])/([.BB10]+[.BC10])" office:value-type="float" office:value="0.0347036969147353" calcext:value-type="float">
            <text:p>0.0347036969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01612606" calcext:value-type="float">
            <text:p>0.01612606</text:p>
          </table:table-cell>
          <table:table-cell office:value-type="float" office:value="0.80880721" calcext:value-type="float">
            <text:p>0.80880721</text:p>
          </table:table-cell>
          <table:table-cell table:style-name="ce4" table:formula="of:=2*([.BG10]*[.BH10])/([.BG10]+[.BH10])" office:value-type="float" office:value="0.0316216452196009" calcext:value-type="float">
            <text:p>0.0316216452</text:p>
          </table:table-cell>
          <table:table-cell office:value-type="string" calcext:value-type="string">
            <text:p>hasAcademicAdvisor</text:p>
          </table:table-cell>
          <table:table-cell office:value-type="float" office:value="0.01626209" calcext:value-type="float">
            <text:p>0.01626209</text:p>
          </table:table-cell>
          <table:table-cell office:value-type="float" office:value="0.52631468" calcext:value-type="float">
            <text:p>0.52631468</text:p>
          </table:table-cell>
          <table:table-cell table:style-name="ce4" table:formula="of:=2*([.BK10]*[.BL10])/([.BK10]+[.BL10])" office:value-type="float" office:value="0.0315493665328916" calcext:value-type="float">
            <text:p>0.0315493665</text:p>
          </table:table-cell>
        </table:table-row>
        <table:table-row table:style-name="ro1">
          <table:table-cell office:value-type="string" calcext:value-type="string">
            <text:p>hasCapital</text:p>
          </table:table-cell>
          <table:table-cell office:value-type="float" office:value="0.04872955" calcext:value-type="float">
            <text:p>0.04872955</text:p>
          </table:table-cell>
          <table:table-cell office:value-type="float" office:value="0.34653465" calcext:value-type="float">
            <text:p>0.34653465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733" calcext:value-type="float">
            <text:p>2733</text:p>
          </table:table-cell>
          <table:table-cell office:value-type="float" office:value="432115" calcext:value-type="float">
            <text:p>432115</text:p>
          </table:table-cell>
          <table:table-cell table:formula="of:=2*([.B11]*[.C11])/([.B11]+[.C11])" office:value-type="float" office:value="0.0854440020315905" calcext:value-type="float">
            <text:p>0.085444002</text:p>
          </table:table-cell>
          <table:table-cell table:formula="of:=[.D11]+[.E11]" office:value-type="float" office:value="404" calcext:value-type="float">
            <text:p>404</text:p>
          </table:table-cell>
          <table:table-cell office:value-type="float" office:value="0.00593737" calcext:value-type="float">
            <text:p>0.00593737</text:p>
          </table:table-cell>
          <table:table-cell office:value-type="float" office:value="0.46039604" calcext:value-type="float">
            <text:p>0.46039604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31141" calcext:value-type="float">
            <text:p>31141</text:p>
          </table:table-cell>
          <table:table-cell office:value-type="float" office:value="403707" calcext:value-type="float">
            <text:p>403707</text:p>
          </table:table-cell>
          <table:table-cell table:formula="of:=2*([.J11]*[.K11])/([.J11]+[.K11])" office:value-type="float" office:value="0.0117235504786792" calcext:value-type="float">
            <text:p>0.0117235505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R11]*[.S11])/([.R11]+[.S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V11]*[.W11])/([.V11]+[.W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1]*[.AA11])/([.Z11]+[.AA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1]*[.AE11])/([.AD11]+[.AE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office:value-type="float" office:value="0.04604224" calcext:value-type="float">
            <text:p>0.04604224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H11]*[.AI11])/([.AH11]+[.AI11])" office:value-type="float" office:value="0.0807394862635299" calcext:value-type="float">
            <text:p>0.0807394863</text:p>
          </table:table-cell>
          <table:table-cell office:value-type="string" calcext:value-type="string">
            <text:p>hasCapital</text:p>
          </table:table-cell>
          <table:table-cell office:value-type="float" office:value="0.07747315" calcext:value-type="float">
            <text:p>0.07747315</text:p>
          </table:table-cell>
          <table:table-cell office:value-type="float" office:value="0.39917724" calcext:value-type="float">
            <text:p>0.39917724</text:p>
          </table:table-cell>
          <table:table-cell table:style-name="ce4" table:formula="of:=2*([.AL11]*[.AM11])/([.AL11]+[.AM11])" office:value-type="float" office:value="0.129761849942496" calcext:value-type="float">
            <text:p>0.1297618499</text:p>
          </table:table-cell>
          <table:table-cell office:value-type="string" calcext:value-type="string">
            <text:p>hasCapital</text:p>
          </table:table-cell>
          <table:table-cell office:value-type="float" office:value="0.10597422" calcext:value-type="float">
            <text:p>0.10597422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P11]*[.AQ11])/([.AP11]+[.AQ11])" office:value-type="float" office:value="0.16015249401055" calcext:value-type="float">
            <text:p>0.160152494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1]*[.AU11])/([.AT11]+[.AU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1]*[.AY11])/([.AX11]+[.AY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office:value-type="float" office:value="0.12860604" calcext:value-type="float">
            <text:p>0.12860604</text:p>
          </table:table-cell>
          <table:table-cell office:value-type="float" office:value="0.20185142" calcext:value-type="float">
            <text:p>0.20185142</text:p>
          </table:table-cell>
          <table:table-cell table:style-name="ce4" table:formula="of:=2*([.BB11]*[.BC11])/([.BB11]+[.BC11])" office:value-type="float" office:value="0.157111367947795" calcext:value-type="float">
            <text:p>0.1571113679</text:p>
          </table:table-cell>
          <table:table-cell/>
          <table:table-cell table:style-name="ce5" office:value-type="string" calcext:value-type="string">
            <text:p>hasCapital</text:p>
          </table:table-cell>
          <table:table-cell table:style-name="ce5" office:value-type="float" office:value="0.11516858" calcext:value-type="float">
            <text:p>0.11516858</text:p>
          </table:table-cell>
          <table:table-cell office:value-type="float" office:value="0.35075084" calcext:value-type="float">
            <text:p>0.35075084</text:p>
          </table:table-cell>
          <table:table-cell table:style-name="ce4" table:formula="of:=2*([.BG11]*[.BH11])/([.BG11]+[.BH11])" office:value-type="float" office:value="0.173401126643775" calcext:value-type="float">
            <text:p>0.1734011266</text:p>
          </table:table-cell>
          <table:table-cell office:value-type="string" calcext:value-type="string">
            <text:p>hasCapital</text:p>
          </table:table-cell>
          <table:table-cell office:value-type="float" office:value="0.14712657" calcext:value-type="float">
            <text:p>0.14712657</text:p>
          </table:table-cell>
          <table:table-cell office:value-type="float" office:value="0.22067927" calcext:value-type="float">
            <text:p>0.22067927</text:p>
          </table:table-cell>
          <table:table-cell table:style-name="ce4" table:formula="of:=2*([.BK11]*[.BL11])/([.BK11]+[.BL11])" office:value-type="float" office:value="0.176548496702521" calcext:value-type="float">
            <text:p>0.1765484967</text:p>
          </table:table-cell>
        </table:table-row>
        <table:table-row table:style-name="ro1">
          <table:table-cell office:value-type="string" calcext:value-type="string">
            <text:p>hasChild</text:p>
          </table:table-cell>
          <table:table-cell office:value-type="float" office:value="0.01814595" calcext:value-type="float">
            <text:p>0.01814595</text:p>
          </table:table-cell>
          <table:table-cell office:value-type="float" office:value="0.70297483" calcext:value-type="float">
            <text:p>0.70297483</text:p>
          </table:table-cell>
          <table:table-cell office:value-type="float" office:value="1536" calcext:value-type="float">
            <text:p>1536</text:p>
          </table:table-cell>
          <table:table-cell office:value-type="float" office:value="649" calcext:value-type="float">
            <text:p>649</text:p>
          </table:table-cell>
          <table:table-cell office:value-type="float" office:value="83111" calcext:value-type="float">
            <text:p>83111</text:p>
          </table:table-cell>
          <table:table-cell office:value-type="float" office:value="349956" calcext:value-type="float">
            <text:p>349956</text:p>
          </table:table-cell>
          <table:table-cell table:formula="of:=2*([.B12]*[.C12])/([.B12]+[.C12])" office:value-type="float" office:value="0.0353786674028129" calcext:value-type="float">
            <text:p>0.0353786674</text:p>
          </table:table-cell>
          <table:table-cell table:formula="of:=[.D12]+[.E12]" office:value-type="float" office:value="2185" calcext:value-type="float">
            <text:p>2185</text:p>
          </table:table-cell>
          <table:table-cell office:value-type="float" office:value="0.01217111" calcext:value-type="float">
            <text:p>0.01217111</text:p>
          </table:table-cell>
          <table:table-cell office:value-type="float" office:value="0.98443936" calcext:value-type="float">
            <text:p>0.98443936</text:p>
          </table:table-cell>
          <table:table-cell office:value-type="float" office:value="2151" calcext:value-type="float">
            <text:p>2151</text:p>
          </table:table-cell>
          <table:table-cell office:value-type="float" office:value="34" calcext:value-type="float">
            <text:p>34</text:p>
          </table:table-cell>
          <table:table-cell office:value-type="float" office:value="174579" calcext:value-type="float">
            <text:p>174579</text:p>
          </table:table-cell>
          <table:table-cell office:value-type="float" office:value="258488" calcext:value-type="float">
            <text:p>258488</text:p>
          </table:table-cell>
          <table:table-cell table:formula="of:=2*([.J12]*[.K12])/([.J12]+[.K12])" office:value-type="float" office:value="0.024044940525037" calcext:value-type="float">
            <text:p>0.0240449405</text:p>
          </table:table-cell>
          <table:table-cell office:value-type="string" calcext:value-type="string">
            <text:p>hasChild</text:p>
          </table:table-cell>
          <table:table-cell office:value-type="float" office:value="0.14487664" calcext:value-type="float">
            <text:p>0.14487664</text:p>
          </table:table-cell>
          <table:table-cell office:value-type="float" office:value="0.41546908" calcext:value-type="float">
            <text:p>0.41546908</text:p>
          </table:table-cell>
          <table:table-cell table:style-name="ce4" table:formula="of:=2*([.R12]*[.S12])/([.R12]+[.S12])" office:value-type="float" office:value="0.214837955162007" calcext:value-type="float">
            <text:p>0.2148379552</text:p>
          </table:table-cell>
          <table:table-cell office:value-type="string" calcext:value-type="string">
            <text:p>hasChild</text:p>
          </table:table-cell>
          <table:table-cell office:value-type="float" office:value="0.0551817" calcext:value-type="float">
            <text:p>0.0551817</text:p>
          </table:table-cell>
          <table:table-cell office:value-type="float" office:value="0.59714189" calcext:value-type="float">
            <text:p>0.59714189</text:p>
          </table:table-cell>
          <table:table-cell table:style-name="ce4" table:formula="of:=2*([.V12]*[.W12])/([.V12]+[.W12])" office:value-type="float" office:value="0.101027481257923" calcext:value-type="float">
            <text:p>0.1010274813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2]*[.AA12])/([.Z12]+[.AA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2]*[.AE12])/([.AD12]+[.AE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office:value-type="float" office:value="0.01780623" calcext:value-type="float">
            <text:p>0.01780623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H12]*[.AI12])/([.AH12]+[.AI12])" office:value-type="float" office:value="0.0347324312994143" calcext:value-type="float">
            <text:p>0.0347324313</text:p>
          </table:table-cell>
          <table:table-cell office:value-type="string" calcext:value-type="string">
            <text:p>hasChild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076311" calcext:value-type="float">
            <text:p>0.69076311</text:p>
          </table:table-cell>
          <table:table-cell table:style-name="ce4" table:formula="of:=2*([.AL12]*[.AM12])/([.AL12]+[.AM12])" office:value-type="float" office:value="0.0653564265582538" calcext:value-type="float">
            <text:p>0.0653564266</text:p>
          </table:table-cell>
          <table:table-cell office:value-type="string" calcext:value-type="string">
            <text:p>hasChild</text:p>
          </table:table-cell>
          <table:table-cell office:value-type="float" office:value="0.04119348" calcext:value-type="float">
            <text:p>0.04119348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P12]*[.AQ12])/([.AP12]+[.AQ12])" office:value-type="float" office:value="0.077825140792535" calcext:value-type="float">
            <text:p>0.0778251408</text:p>
          </table:table-cell>
          <table:table-cell office:value-type="string" calcext:value-type="string">
            <text:p>hasChild</text:p>
          </table:table-cell>
          <table:table-cell office:value-type="float" office:value="0.50962645" calcext:value-type="float">
            <text:p>0.50962645</text:p>
          </table:table-cell>
          <table:table-cell office:value-type="float" office:value="0.04934074" calcext:value-type="float">
            <text:p>0.04934074</text:p>
          </table:table-cell>
          <table:table-cell table:style-name="ce4" table:formula="of:=2*([.AT12]*[.AU12])/([.AT12]+[.AU12])" office:value-type="float" office:value="0.0899707410968898" calcext:value-type="float">
            <text:p>0.0899707411</text:p>
          </table:table-cell>
          <table:table-cell office:value-type="string" calcext:value-type="string">
            <text:p>hasChild</text:p>
          </table:table-cell>
          <table:table-cell office:value-type="float" office:value="0.615" calcext:value-type="float">
            <text:p>0.615</text:p>
          </table:table-cell>
          <table:table-cell office:value-type="float" office:value="0.01276785" calcext:value-type="float">
            <text:p>0.01276785</text:p>
          </table:table-cell>
          <table:table-cell table:style-name="ce4" table:formula="of:=2*([.AX12]*[.AY12])/([.AX12]+[.AY12])" office:value-type="float" office:value="0.0250163424265833" calcext:value-type="float">
            <text:p>0.0250163424</text:p>
          </table:table-cell>
          <table:table-cell office:value-type="string" calcext:value-type="string">
            <text:p>hasChild</text:p>
          </table:table-cell>
          <table:table-cell office:value-type="float" office:value="0.05235912" calcext:value-type="float">
            <text:p>0.05235912</text:p>
          </table:table-cell>
          <table:table-cell office:value-type="float" office:value="0.62116363" calcext:value-type="float">
            <text:p>0.62116363</text:p>
          </table:table-cell>
          <table:table-cell table:style-name="ce4" table:formula="of:=2*([.BB12]*[.BC12])/([.BB12]+[.BC12])" office:value-type="float" office:value="0.0965775277607344" calcext:value-type="float">
            <text:p>0.0965775278</text:p>
          </table:table-cell>
          <table:table-cell/>
          <table:table-cell table:style-name="ce5" office:value-type="string" calcext:value-type="string">
            <text:p>hasChild</text:p>
          </table:table-cell>
          <table:table-cell table:style-name="ce5" office:value-type="float" office:value="0.04701089" calcext:value-type="float">
            <text:p>0.04701089</text:p>
          </table:table-cell>
          <table:table-cell office:value-type="float" office:value="0.70608477" calcext:value-type="float">
            <text:p>0.70608477</text:p>
          </table:table-cell>
          <table:table-cell table:style-name="ce4" table:formula="of:=2*([.BG12]*[.BH12])/([.BG12]+[.BH12])" office:value-type="float" office:value="0.0881526085361992" calcext:value-type="float">
            <text:p>0.0881526085</text:p>
          </table:table-cell>
          <table:table-cell office:value-type="string" calcext:value-type="string">
            <text:p>hasChild</text:p>
          </table:table-cell>
          <table:table-cell office:value-type="float" office:value="0.06028401" calcext:value-type="float">
            <text:p>0.06028401</text:p>
          </table:table-cell>
          <table:table-cell office:value-type="float" office:value="0.62926352" calcext:value-type="float">
            <text:p>0.62926352</text:p>
          </table:table-cell>
          <table:table-cell table:style-name="ce4" table:formula="of:=2*([.BK12]*[.BL12])/([.BK12]+[.BL12])" office:value-type="float" office:value="0.11002730539058" calcext:value-type="float">
            <text:p>0.1100273054</text:p>
          </table:table-cell>
        </table:table-row>
        <table:table-row table:style-name="ro1">
          <table:table-cell office:value-type="string" calcext:value-type="string">
            <text:p>hasWonPrize</text:p>
          </table:table-cell>
          <table:table-cell office:value-type="float" office:value="0.05787781" calcext:value-type="float">
            <text:p>0.05787781</text:p>
          </table:table-cell>
          <table:table-cell office:value-type="float" office:value="0.00770383" calcext:value-type="float">
            <text:p>0.00770383</text:p>
          </table:table-cell>
          <table:table-cell office:value-type="float" office:value="72" calcext:value-type="float">
            <text:p>72</text:p>
          </table:table-cell>
          <table:table-cell office:value-type="float" office:value="9274" calcext:value-type="float">
            <text:p>9274</text:p>
          </table:table-cell>
          <table:table-cell office:value-type="float" office:value="1172" calcext:value-type="float">
            <text:p>1172</text:p>
          </table:table-cell>
          <table:table-cell office:value-type="float" office:value="424734" calcext:value-type="float">
            <text:p>424734</text:p>
          </table:table-cell>
          <table:table-cell table:formula="of:=2*([.B13]*[.C13])/([.B13]+[.C13])" office:value-type="float" office:value="0.0135977328109605" calcext:value-type="float">
            <text:p>0.0135977328</text:p>
          </table:table-cell>
          <table:table-cell table:formula="of:=[.D13]+[.E13]" office:value-type="float" office:value="9346" calcext:value-type="float">
            <text:p>9346</text:p>
          </table:table-cell>
          <table:table-cell office:value-type="float" office:value="0.11683935" calcext:value-type="float">
            <text:p>0.11683935</text:p>
          </table:table-cell>
          <table:table-cell office:value-type="float" office:value="0.70104858" calcext:value-type="float">
            <text:p>0.70104858</text:p>
          </table:table-cell>
          <table:table-cell office:value-type="float" office:value="6552" calcext:value-type="float">
            <text:p>6552</text:p>
          </table:table-cell>
          <table:table-cell office:value-type="float" office:value="2794" calcext:value-type="float">
            <text:p>2794</text:p>
          </table:table-cell>
          <table:table-cell office:value-type="float" office:value="49525" calcext:value-type="float">
            <text:p>49525</text:p>
          </table:table-cell>
          <table:table-cell office:value-type="float" office:value="376381" calcext:value-type="float">
            <text:p>376381</text:p>
          </table:table-cell>
          <table:table-cell table:formula="of:=2*([.J13]*[.K13])/([.J13]+[.K13])" office:value-type="float" office:value="0.200296537951411" calcext:value-type="float">
            <text:p>0.200296538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R13]*[.S13])/([.R13]+[.S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V13]*[.W13])/([.V13]+[.W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3]*[.AA13])/([.Z13]+[.AA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3]*[.AE13])/([.AD13]+[.AE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office:value-type="float" office:value="0.09200511" calcext:value-type="float">
            <text:p>0.09200511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H13]*[.AI13])/([.AH13]+[.AI13])" office:value-type="float" office:value="0.0843409117215125" calcext:value-type="float">
            <text:p>0.0843409117</text:p>
          </table:table-cell>
          <table:table-cell office:value-type="string" calcext:value-type="string">
            <text:p>hasWonPrize</text:p>
          </table:table-cell>
          <table:table-cell office:value-type="float" office:value="0.09287326" calcext:value-type="float">
            <text:p>0.09287326</text:p>
          </table:table-cell>
          <table:table-cell office:value-type="float" office:value="0.07765993" calcext:value-type="float">
            <text:p>0.07765993</text:p>
          </table:table-cell>
          <table:table-cell table:style-name="ce4" table:formula="of:=2*([.AL13]*[.AM13])/([.AL13]+[.AM13])" office:value-type="float" office:value="0.0845880015552609" calcext:value-type="float">
            <text:p>0.0845880016</text:p>
          </table:table-cell>
          <table:table-cell office:value-type="string" calcext:value-type="string">
            <text:p>hasWonPrize</text:p>
          </table:table-cell>
          <table:table-cell office:value-type="float" office:value="0.13221892" calcext:value-type="float">
            <text:p>0.13221892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P13]*[.AQ13])/([.AP13]+[.AQ13])" office:value-type="float" office:value="0.0980030089955036" calcext:value-type="float">
            <text:p>0.098003009</text:p>
          </table:table-cell>
          <table:table-cell office:value-type="string" calcext:value-type="string">
            <text:p>hasWonPrize</text:p>
          </table:table-cell>
          <table:table-cell office:value-type="float" office:value="0.90250679" calcext:value-type="float">
            <text:p>0.90250679</text:p>
          </table:table-cell>
          <table:table-cell office:value-type="float" office:value="0.17581984" calcext:value-type="float">
            <text:p>0.17581984</text:p>
          </table:table-cell>
          <table:table-cell table:style-name="ce4" table:formula="of:=2*([.AT13]*[.AU13])/([.AT13]+[.AU13])" office:value-type="float" office:value="0.294305259653494" calcext:value-type="float">
            <text:p>0.2943052597</text:p>
          </table:table-cell>
          <table:table-cell office:value-type="string" calcext:value-type="string">
            <text:p>hasWonPrize</text:p>
          </table:table-cell>
          <table:table-cell office:value-type="float" office:value="0.9028765" calcext:value-type="float">
            <text:p>0.9028765</text:p>
          </table:table-cell>
          <table:table-cell office:value-type="float" office:value="0.175716" calcext:value-type="float">
            <text:p>0.175716</text:p>
          </table:table-cell>
          <table:table-cell table:style-name="ce4" table:formula="of:=2*([.AX13]*[.AY13])/([.AX13]+[.AY13])" office:value-type="float" office:value="0.294179399678748" calcext:value-type="float">
            <text:p>0.2941793997</text:p>
          </table:table-cell>
          <table:table-cell office:value-type="string" calcext:value-type="string">
            <text:p>hasWonPrize</text:p>
          </table:table-cell>
          <table:table-cell office:value-type="float" office:value="0.12827822" calcext:value-type="float">
            <text:p>0.12827822</text:p>
          </table:table-cell>
          <table:table-cell office:value-type="float" office:value="0.04657574" calcext:value-type="float">
            <text:p>0.04657574</text:p>
          </table:table-cell>
          <table:table-cell table:style-name="ce4" table:formula="of:=2*([.BB13]*[.BC13])/([.BB13]+[.BC13])" office:value-type="float" office:value="0.0683387785141704" calcext:value-type="float">
            <text:p>0.0683387785</text:p>
          </table:table-cell>
          <table:table-cell/>
          <table:table-cell table:style-name="ce5" office:value-type="string" calcext:value-type="string">
            <text:p>hasWonPrize</text:p>
          </table:table-cell>
          <table:table-cell table:style-name="ce5" office:value-type="float" office:value="0.13883936" calcext:value-type="float">
            <text:p>0.13883936</text:p>
          </table:table-cell>
          <table:table-cell table:style-name="ce6" office:value-type="float" office:value="0.07918457" calcext:value-type="float">
            <text:p>0.07918457</text:p>
          </table:table-cell>
          <table:table-cell table:style-name="ce4" table:formula="of:=2*([.BG13]*[.BH13])/([.BG13]+[.BH13])" office:value-type="float" office:value="0.100850718732345" calcext:value-type="float">
            <text:p>0.1008507187</text:p>
          </table:table-cell>
          <table:table-cell office:value-type="string" calcext:value-type="string">
            <text:p>hasWonPrize</text:p>
          </table:table-cell>
          <table:table-cell office:value-type="float" office:value="0.13586097" calcext:value-type="float">
            <text:p>0.13586097</text:p>
          </table:table-cell>
          <table:table-cell office:value-type="float" office:value="0.0475222" calcext:value-type="float">
            <text:p>0.0475222</text:p>
          </table:table-cell>
          <table:table-cell table:style-name="ce4" table:formula="of:=2*([.BK13]*[.BL13])/([.BK13]+[.BL13])" office:value-type="float" office:value="0.0704144463042492" calcext:value-type="float">
            <text:p>0.0704144463</text:p>
          </table:table-cell>
        </table:table-row>
        <table:table-row table:style-name="ro1">
          <table:table-cell office:value-type="string" calcext:value-type="string">
            <text:p>holdsPoliticalPosition</text:p>
          </table:table-cell>
          <table:table-cell office:value-type="float" office:value="0.01294201" calcext:value-type="float">
            <text:p>0.01294201</text:p>
          </table:table-cell>
          <table:table-cell office:value-type="float" office:value="0.80916667" calcext:value-type="float">
            <text:p>0.80916667</text:p>
          </table:table-cell>
          <table:table-cell office:value-type="float" office:value="971" calcext:value-type="float">
            <text:p>971</text:p>
          </table:table-cell>
          <table:table-cell office:value-type="float" office:value="229" calcext:value-type="float">
            <text:p>229</text:p>
          </table:table-cell>
          <table:table-cell office:value-type="float" office:value="74056" calcext:value-type="float">
            <text:p>74056</text:p>
          </table:table-cell>
          <table:table-cell office:value-type="float" office:value="359996" calcext:value-type="float">
            <text:p>359996</text:p>
          </table:table-cell>
          <table:table-cell table:formula="of:=2*([.B14]*[.C14])/([.B14]+[.C14])" office:value-type="float" office:value="0.0254765419452978" calcext:value-type="float">
            <text:p>0.0254765419</text:p>
          </table:table-cell>
          <table:table-cell table:formula="of:=[.D14]+[.E14]" office:value-type="float" office:value="1200" calcext:value-type="float">
            <text:p>1200</text:p>
          </table:table-cell>
          <table:table-cell office:value-type="float" office:value="0.00918119" calcext:value-type="float">
            <text:p>0.00918119</text:p>
          </table:table-cell>
          <table:table-cell office:value-type="float" office:value="0.93916667" calcext:value-type="float">
            <text:p>0.93916667</text:p>
          </table:table-cell>
          <table:table-cell office:value-type="float" office:value="1127" calcext:value-type="float">
            <text:p>1127</text:p>
          </table:table-cell>
          <table:table-cell office:value-type="float" office:value="73" calcext:value-type="float">
            <text:p>73</text:p>
          </table:table-cell>
          <table:table-cell office:value-type="float" office:value="121624" calcext:value-type="float">
            <text:p>121624</text:p>
          </table:table-cell>
          <table:table-cell office:value-type="float" office:value="312428" calcext:value-type="float">
            <text:p>312428</text:p>
          </table:table-cell>
          <table:table-cell table:formula="of:=2*([.J14]*[.K14])/([.J14]+[.K14])" office:value-type="float" office:value="0.0181846092612837" calcext:value-type="float">
            <text:p>0.0181846093</text:p>
          </table:table-cell>
          <table:table-cell office:value-type="string" calcext:value-type="string">
            <text:p>holdsPoliticalPosition</text:p>
          </table:table-cell>
          <table:table-cell office:value-type="float" office:value="0.05298064" calcext:value-type="float">
            <text:p>0.05298064</text:p>
          </table:table-cell>
          <table:table-cell office:value-type="float" office:value="0.66710892" calcext:value-type="float">
            <text:p>0.66710892</text:p>
          </table:table-cell>
          <table:table-cell table:style-name="ce4" table:formula="of:=2*([.R14]*[.S14])/([.R14]+[.S14])" office:value-type="float" office:value="0.0981651713748184" calcext:value-type="float">
            <text:p>0.0981651714</text:p>
          </table:table-cell>
          <table:table-cell office:value-type="string" calcext:value-type="string">
            <text:p>holdsPoliticalPosition</text:p>
          </table:table-cell>
          <table:table-cell office:value-type="float" office:value="0.02705757" calcext:value-type="float">
            <text:p>0.02705757</text:p>
          </table:table-cell>
          <table:table-cell office:value-type="float" office:value="0.77389069" calcext:value-type="float">
            <text:p>0.77389069</text:p>
          </table:table-cell>
          <table:table-cell table:style-name="ce4" table:formula="of:=2*([.V14]*[.W14])/([.V14]+[.W14])" office:value-type="float" office:value="0.0522870266726675" calcext:value-type="float">
            <text:p>0.0522870267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4]*[.AA14])/([.Z14]+[.AA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4]*[.AE14])/([.AD14]+[.AE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office:value-type="float" office:value="0.00925724" calcext:value-type="float">
            <text:p>0.009257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H14]*[.AI14])/([.AH14]+[.AI14])" office:value-type="float" office:value="0.0183332795843435" calcext:value-type="float">
            <text:p>0.0183332796</text:p>
          </table:table-cell>
          <table:table-cell office:value-type="string" calcext:value-type="string">
            <text:p>holdsPoliticalPosition</text:p>
          </table:table-cell>
          <table:table-cell office:value-type="float" office:value="0.00932298" calcext:value-type="float">
            <text:p>0.00932298</text:p>
          </table:table-cell>
          <table:table-cell office:value-type="float" office:value="0.9356709" calcext:value-type="float">
            <text:p>0.9356709</text:p>
          </table:table-cell>
          <table:table-cell table:style-name="ce4" table:formula="of:=2*([.AL14]*[.AM14])/([.AL14]+[.AM14])" office:value-type="float" office:value="0.0184620054624735" calcext:value-type="float">
            <text:p>0.0184620055</text:p>
          </table:table-cell>
          <table:table-cell office:value-type="string" calcext:value-type="string">
            <text:p>holdsPoliticalPosition</text:p>
          </table:table-cell>
          <table:table-cell office:value-type="float" office:value="0.01953924" calcext:value-type="float">
            <text:p>0.019539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P14]*[.AQ14])/([.AP14]+[.AQ14])" office:value-type="float" office:value="0.0382799044356494" calcext:value-type="float">
            <text:p>0.0382799044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4]*[.AU14])/([.AT14]+[.AU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4]*[.AY14])/([.AX14]+[.AY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office:value-type="float" office:value="0.02288677" calcext:value-type="float">
            <text:p>0.02288677</text:p>
          </table:table-cell>
          <table:table-cell office:value-type="float" office:value="0.79546062" calcext:value-type="float">
            <text:p>0.79546062</text:p>
          </table:table-cell>
          <table:table-cell table:style-name="ce4" table:formula="of:=2*([.BB14]*[.BC14])/([.BB14]+[.BC14])" office:value-type="float" office:value="0.0444933886915614" calcext:value-type="float">
            <text:p>0.0444933887</text:p>
          </table:table-cell>
          <table:table-cell/>
          <table:table-cell table:style-name="ce5" office:value-type="string" calcext:value-type="string">
            <text:p>holdsPoliticalPosition</text:p>
          </table:table-cell>
          <table:table-cell table:style-name="ce5" office:value-type="float" office:value="0.02183603" calcext:value-type="float">
            <text:p>0.02183603</text:p>
          </table:table-cell>
          <table:table-cell office:value-type="float" office:value="0.93932179" calcext:value-type="float">
            <text:p>0.93932179</text:p>
          </table:table-cell>
          <table:table-cell table:style-name="ce4" table:formula="of:=2*([.BG14]*[.BH14])/([.BG14]+[.BH14])" office:value-type="float" office:value="0.0426798978467318" calcext:value-type="float">
            <text:p>0.0426798978</text:p>
          </table:table-cell>
          <table:table-cell office:value-type="string" calcext:value-type="string">
            <text:p>holdsPoliticalPosition</text:p>
          </table:table-cell>
          <table:table-cell office:value-type="float" office:value="0.02548145" calcext:value-type="float">
            <text:p>0.02548145</text:p>
          </table:table-cell>
          <table:table-cell office:value-type="float" office:value="0.79556327" calcext:value-type="float">
            <text:p>0.79556327</text:p>
          </table:table-cell>
          <table:table-cell table:style-name="ce4" table:formula="of:=2*([.BK14]*[.BL14])/([.BK14]+[.BL14])" office:value-type="float" office:value="0.0493812460942237" calcext:value-type="float">
            <text:p>0.049381246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office:value-type="float" office:value="0.0133589" calcext:value-type="float">
            <text:p>0.0133589</text:p>
          </table:table-cell>
          <table:table-cell office:value-type="float" office:value="0.87148936" calcext:value-type="float">
            <text:p>0.87148936</text:p>
          </table:table-cell>
          <table:table-cell office:value-type="float" office:value="1024" calcext:value-type="float">
            <text:p>1024</text:p>
          </table:table-cell>
          <table:table-cell office:value-type="float" office:value="151" calcext:value-type="float">
            <text:p>151</text:p>
          </table:table-cell>
          <table:table-cell office:value-type="float" office:value="75629" calcext:value-type="float">
            <text:p>75629</text:p>
          </table:table-cell>
          <table:table-cell office:value-type="float" office:value="358448" calcext:value-type="float">
            <text:p>358448</text:p>
          </table:table-cell>
          <table:table-cell table:formula="of:=2*([.B15]*[.C15])/([.B15]+[.C15])" office:value-type="float" office:value="0.0263144309314774" calcext:value-type="float">
            <text:p>0.0263144309</text:p>
          </table:table-cell>
          <table:table-cell table:formula="of:=[.D15]+[.E15]" office:value-type="float" office:value="1175" calcext:value-type="float">
            <text:p>1175</text:p>
          </table:table-cell>
          <table:table-cell office:value-type="float" office:value="0.00724997" calcext:value-type="float">
            <text:p>0.00724997</text:p>
          </table:table-cell>
          <table:table-cell office:value-type="float" office:value="0.97191489" calcext:value-type="float">
            <text:p>0.97191489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156376" calcext:value-type="float">
            <text:p>156376</text:p>
          </table:table-cell>
          <table:table-cell office:value-type="float" office:value="277701" calcext:value-type="float">
            <text:p>277701</text:p>
          </table:table-cell>
          <table:table-cell table:formula="of:=2*([.J15]*[.K15])/([.J15]+[.K15])" office:value-type="float" office:value="0.0143925789882887" calcext:value-type="float">
            <text:p>0.014392579</text:p>
          </table:table-cell>
          <table:table-cell office:value-type="string" calcext:value-type="string">
            <text:p>influences</text:p>
          </table:table-cell>
          <table:table-cell office:value-type="float" office:value="0.08219124" calcext:value-type="float">
            <text:p>0.08219124</text:p>
          </table:table-cell>
          <table:table-cell office:value-type="float" office:value="0.57829684" calcext:value-type="float">
            <text:p>0.57829684</text:p>
          </table:table-cell>
          <table:table-cell table:style-name="ce4" table:formula="of:=2*([.R15]*[.S15])/([.R15]+[.S15])" office:value-type="float" office:value="0.143926698473291" calcext:value-type="float">
            <text:p>0.1439266985</text:p>
          </table:table-cell>
          <table:table-cell office:value-type="string" calcext:value-type="string">
            <text:p>influences</text:p>
          </table:table-cell>
          <table:table-cell office:value-type="float" office:value="0.03831869" calcext:value-type="float">
            <text:p>0.03831869</text:p>
          </table:table-cell>
          <table:table-cell office:value-type="float" office:value="0.7277313" calcext:value-type="float">
            <text:p>0.7277313</text:p>
          </table:table-cell>
          <table:table-cell table:style-name="ce4" table:formula="of:=2*([.V15]*[.W15])/([.V15]+[.W15])" office:value-type="float" office:value="0.0728038912656262" calcext:value-type="float">
            <text:p>0.0728038913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Z15]*[.AA15])/([.Z15]+[.AA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D15]*[.AE15])/([.AD15]+[.AE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01157315" calcext:value-type="float">
            <text:p>0.01157315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H15]*[.AI15])/([.AH15]+[.AI15])" office:value-type="float" office:value="0.0228453335661225" calcext:value-type="float">
            <text:p>0.0228453336</text:p>
          </table:table-cell>
          <table:table-cell office:value-type="string" calcext:value-type="string">
            <text:p>influences</text:p>
          </table:table-cell>
          <table:table-cell office:value-type="float" office:value="0.02217307" calcext:value-type="float">
            <text:p>0.02217307</text:p>
          </table:table-cell>
          <table:table-cell office:value-type="float" office:value="0.77832427" calcext:value-type="float">
            <text:p>0.77832427</text:p>
          </table:table-cell>
          <table:table-cell table:style-name="ce4" table:formula="of:=2*([.AL15]*[.AM15])/([.AL15]+[.AM15])" office:value-type="float" office:value="0.0431177910507708" calcext:value-type="float">
            <text:p>0.0431177911</text:p>
          </table:table-cell>
          <table:table-cell office:value-type="string" calcext:value-type="string">
            <text:p>influences</text:p>
          </table:table-cell>
          <table:table-cell office:value-type="float" office:value="0.03070108" calcext:value-type="float">
            <text:p>0.03070108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P15]*[.AQ15])/([.AP15]+[.AQ15])" office:value-type="float" office:value="0.0593287378239103" calcext:value-type="float">
            <text:p>0.0593287378</text:p>
          </table:table-cell>
          <table:table-cell office:value-type="string" calcext:value-type="string">
            <text:p>influences</text:p>
          </table:table-cell>
          <table:table-cell office:value-type="float" office:value="0.60333333" calcext:value-type="float">
            <text:p>0.60333333</text:p>
          </table:table-cell>
          <table:table-cell office:value-type="float" office:value="0.00785403" calcext:value-type="float">
            <text:p>0.00785403</text:p>
          </table:table-cell>
          <table:table-cell table:style-name="ce4" table:formula="of:=2*([.AT15]*[.AU15])/([.AT15]+[.AU15])" office:value-type="float" office:value="0.0155062044274603" calcext:value-type="float">
            <text:p>0.0155062044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X15]*[.AY15])/([.AX15]+[.AY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04330656" calcext:value-type="float">
            <text:p>0.04330656</text:p>
          </table:table-cell>
          <table:table-cell office:value-type="float" office:value="0.75895898" calcext:value-type="float">
            <text:p>0.75895898</text:p>
          </table:table-cell>
          <table:table-cell table:style-name="ce4" table:formula="of:=2*([.BB15]*[.BC15])/([.BB15]+[.BC15])" office:value-type="float" office:value="0.081937715048583" calcext:value-type="float">
            <text:p>0.081937715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0260724" calcext:value-type="float">
            <text:p>0.0260724</text:p>
          </table:table-cell>
          <table:table-cell office:value-type="float" office:value="0.90746881" calcext:value-type="float">
            <text:p>0.90746881</text:p>
          </table:table-cell>
          <table:table-cell table:style-name="ce4" table:formula="of:=2*([.BG15]*[.BH15])/([.BG15]+[.BH15])" office:value-type="float" office:value="0.0506884742706624" calcext:value-type="float">
            <text:p>0.0506884743</text:p>
          </table:table-cell>
          <table:table-cell office:value-type="string" calcext:value-type="string">
            <text:p>influences</text:p>
          </table:table-cell>
          <table:table-cell office:value-type="float" office:value="0.03746515" calcext:value-type="float">
            <text:p>0.03746515</text:p>
          </table:table-cell>
          <table:table-cell office:value-type="float" office:value="0.80961066" calcext:value-type="float">
            <text:p>0.80961066</text:p>
          </table:table-cell>
          <table:table-cell table:style-name="ce4" table:formula="of:=2*([.BK15]*[.BL15])/([.BK15]+[.BL15])" office:value-type="float" office:value="0.0716162224453063" calcext:value-type="float">
            <text:p>0.0716162224</text:p>
          </table:table-cell>
        </table:table-row>
        <table:table-row table:style-name="ro1">
          <table:table-cell office:value-type="string" calcext:value-type="string">
            <text:p>isCitizenOf</text:p>
          </table:table-cell>
          <table:table-cell office:value-type="float" office:value="0.11685759" calcext:value-type="float">
            <text:p>0.11685759</text:p>
          </table:table-cell>
          <table:table-cell office:value-type="float" office:value="0.10252751" calcext:value-type="float">
            <text:p>0.10252751</text:p>
          </table:table-cell>
          <table:table-cell office:value-type="float" office:value="1724" calcext:value-type="float">
            <text:p>1724</text:p>
          </table:table-cell>
          <table:table-cell office:value-type="float" office:value="15091" calcext:value-type="float">
            <text:p>15091</text:p>
          </table:table-cell>
          <table:table-cell office:value-type="float" office:value="13029" calcext:value-type="float">
            <text:p>13029</text:p>
          </table:table-cell>
          <table:table-cell office:value-type="float" office:value="405408" calcext:value-type="float">
            <text:p>405408</text:p>
          </table:table-cell>
          <table:table-cell table:formula="of:=2*([.B16]*[.C16])/([.B16]+[.C16])" office:value-type="float" office:value="0.109224534640693" calcext:value-type="float">
            <text:p>0.1092245346</text:p>
          </table:table-cell>
          <table:table-cell table:formula="of:=[.D16]+[.E16]" office:value-type="float" office:value="16815" calcext:value-type="float">
            <text:p>16815</text:p>
          </table:table-cell>
          <table:table-cell office:value-type="float" office:value="0.09079634" calcext:value-type="float">
            <text:p>0.09079634</text:p>
          </table:table-cell>
          <table:table-cell office:value-type="float" office:value="0.3352364" calcext:value-type="float">
            <text:p>0.3352364</text:p>
          </table:table-cell>
          <table:table-cell office:value-type="float" office:value="5637" calcext:value-type="float">
            <text:p>5637</text:p>
          </table:table-cell>
          <table:table-cell office:value-type="float" office:value="11178" calcext:value-type="float">
            <text:p>11178</text:p>
          </table:table-cell>
          <table:table-cell office:value-type="float" office:value="56447" calcext:value-type="float">
            <text:p>56447</text:p>
          </table:table-cell>
          <table:table-cell office:value-type="float" office:value="361990" calcext:value-type="float">
            <text:p>361990</text:p>
          </table:table-cell>
          <table:table-cell table:formula="of:=2*([.J16]*[.K16])/([.J16]+[.K16])" office:value-type="float" office:value="0.142891544695725" calcext:value-type="float">
            <text:p>0.1428915447</text:p>
          </table:table-cell>
          <table:table-cell office:value-type="string" calcext:value-type="string">
            <text:p>isCitizenOf</text:p>
          </table:table-cell>
          <table:table-cell office:value-type="float" office:value="0.14793092" calcext:value-type="float">
            <text:p>0.14793092</text:p>
          </table:table-cell>
          <table:table-cell office:value-type="float" office:value="0.08528788" calcext:value-type="float">
            <text:p>0.08528788</text:p>
          </table:table-cell>
          <table:table-cell table:style-name="ce4" table:formula="of:=2*([.R16]*[.S16])/([.R16]+[.S16])" office:value-type="float" office:value="0.10819637656355" calcext:value-type="float">
            <text:p>0.1081963766</text:p>
          </table:table-cell>
          <table:table-cell office:value-type="string" calcext:value-type="string">
            <text:p>isCitizenOf</text:p>
          </table:table-cell>
          <table:table-cell office:value-type="float" office:value="0.11701311" calcext:value-type="float">
            <text:p>0.11701311</text:p>
          </table:table-cell>
          <table:table-cell office:value-type="float" office:value="0.10235469" calcext:value-type="float">
            <text:p>0.10235469</text:p>
          </table:table-cell>
          <table:table-cell table:style-name="ce4" table:formula="of:=2*([.V16]*[.W16])/([.V16]+[.W16])" office:value-type="float" office:value="0.109194153380632" calcext:value-type="float">
            <text:p>0.1091941534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Z16]*[.AA16])/([.Z16]+[.AA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AD16]*[.AE16])/([.AD16]+[.AE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08834386" calcext:value-type="float">
            <text:p>0.08834386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H16]*[.AI16])/([.AH16]+[.AI16])" office:value-type="float" office:value="0.123261103549386" calcext:value-type="float">
            <text:p>0.1232611035</text:p>
          </table:table-cell>
          <table:table-cell office:value-type="string" calcext:value-type="string">
            <text:p>isCitizenOf</text:p>
          </table:table-cell>
          <table:table-cell office:value-type="float" office:value="0.09305162" calcext:value-type="float">
            <text:p>0.09305162</text:p>
          </table:table-cell>
          <table:table-cell office:value-type="float" office:value="0.21237952" calcext:value-type="float">
            <text:p>0.21237952</text:p>
          </table:table-cell>
          <table:table-cell table:style-name="ce4" table:formula="of:=2*([.AL16]*[.AM16])/([.AL16]+[.AM16])" office:value-type="float" office:value="0.129405655172046" calcext:value-type="float">
            <text:p>0.1294056552</text:p>
          </table:table-cell>
          <table:table-cell office:value-type="string" calcext:value-type="string">
            <text:p>isCitizenOf</text:p>
          </table:table-cell>
          <table:table-cell office:value-type="float" office:value="0.19976287" calcext:value-type="float">
            <text:p>0.19976287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P16]*[.AQ16])/([.AP16]+[.AQ16])" office:value-type="float" office:value="0.201770571882396" calcext:value-type="float">
            <text:p>0.2017705719</text:p>
          </table:table-cell>
          <table:table-cell office:value-type="string" calcext:value-type="string">
            <text:p>isCitizenOf</text:p>
          </table:table-cell>
          <table:table-cell office:value-type="float" office:value="0.59566659" calcext:value-type="float">
            <text:p>0.59566659</text:p>
          </table:table-cell>
          <table:table-cell office:value-type="float" office:value="0.00450274" calcext:value-type="float">
            <text:p>0.00450274</text:p>
          </table:table-cell>
          <table:table-cell table:style-name="ce4" table:formula="of:=2*([.AT16]*[.AU16])/([.AT16]+[.AU16])" office:value-type="float" office:value="0.00893791684242379" calcext:value-type="float">
            <text:p>0.0089379168</text:p>
          </table:table-cell>
          <table:table-cell office:value-type="string" calcext:value-type="string">
            <text:p>isCitizenOf</text:p>
          </table:table-cell>
          <table:table-cell office:value-type="float" office:value="0.41590909" calcext:value-type="float">
            <text:p>0.41590909</text:p>
          </table:table-cell>
          <table:table-cell office:value-type="float" office:value="0.00082998" calcext:value-type="float">
            <text:p>0.00082998</text:p>
          </table:table-cell>
          <table:table-cell table:style-name="ce4" table:formula="of:=2*([.AX16]*[.AY16])/([.AX16]+[.AY16])" office:value-type="float" office:value="0.00165665401383268" calcext:value-type="float">
            <text:p>0.001656654</text:p>
          </table:table-cell>
          <table:table-cell office:value-type="string" calcext:value-type="string">
            <text:p>isCitizenOf</text:p>
          </table:table-cell>
          <table:table-cell office:value-type="float" office:value="0.18673194" calcext:value-type="float">
            <text:p>0.18673194</text:p>
          </table:table-cell>
          <table:table-cell office:value-type="float" office:value="0.12228425" calcext:value-type="float">
            <text:p>0.12228425</text:p>
          </table:table-cell>
          <table:table-cell table:style-name="ce4" table:formula="of:=2*([.BB16]*[.BC16])/([.BB16]+[.BC16])" office:value-type="float" office:value="0.147787565654376" calcext:value-type="float">
            <text:p>0.1477875657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1671497" calcext:value-type="float">
            <text:p>0.1671497</text:p>
          </table:table-cell>
          <table:table-cell table:style-name="ce6" office:value-type="float" office:value="0.23385504" calcext:value-type="float">
            <text:p>0.23385504</text:p>
          </table:table-cell>
          <table:table-cell table:style-name="ce4" table:formula="of:=2*([.BG16]*[.BH16])/([.BG16]+[.BH16])" office:value-type="float" office:value="0.194954302931621" calcext:value-type="float">
            <text:p>0.1949543029</text:p>
          </table:table-cell>
          <table:table-cell office:value-type="string" calcext:value-type="string">
            <text:p>isCitizenOf</text:p>
          </table:table-cell>
          <table:table-cell office:value-type="float" office:value="0.1576162" calcext:value-type="float">
            <text:p>0.1576162</text:p>
          </table:table-cell>
          <table:table-cell office:value-type="float" office:value="0.14126375" calcext:value-type="float">
            <text:p>0.14126375</text:p>
          </table:table-cell>
          <table:table-cell table:style-name="ce4" table:formula="of:=2*([.BK16]*[.BL16])/([.BK16]+[.BL16])" office:value-type="float" office:value="0.148992633816688" calcext:value-type="float">
            <text:p>0.1489926338</text:p>
          </table:table-cell>
        </table:table-row>
        <table:table-row table:style-name="ro1">
          <table:table-cell office:value-type="string" calcext:value-type="string">
            <text:p>isKnownFor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2027" calcext:value-type="float">
            <text:p>52027</text:p>
          </table:table-cell>
          <table:table-cell office:value-type="float" office:value="383147" calcext:value-type="float">
            <text:p>383147</text:p>
          </table:table-cell>
          <table:table-cell table:formula="of:=2*([.B17]*[.C17])/([.B17]+[.C17])" office:value-type="float" office:value="0.00168747224326449" calcext:value-type="float">
            <text:p>0.0016874722</text:p>
          </table:table-cell>
          <table:table-cell table:formula="of:=[.D17]+[.E17]" office:value-type="float" office:value="78" calcext:value-type="float">
            <text:p>78</text:p>
          </table:table-cell>
          <table:table-cell office:value-type="float" office:value="0.00044448" calcext:value-type="float">
            <text:p>0.00044448</text:p>
          </table:table-cell>
          <table:table-cell office:value-type="float" office:value="0.97435897" calcext:value-type="float">
            <text:p>0.9743589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70912" calcext:value-type="float">
            <text:p>170912</text:p>
          </table:table-cell>
          <table:table-cell office:value-type="float" office:value="264262" calcext:value-type="float">
            <text:p>264262</text:p>
          </table:table-cell>
          <table:table-cell table:formula="of:=2*([.J17]*[.K17])/([.J17]+[.K17])" office:value-type="float" office:value="0.000888554661938466" calcext:value-type="float">
            <text:p>0.0008885547</text:p>
          </table:table-cell>
          <table:table-cell office:value-type="string" calcext:value-type="string">
            <text:p>isKnownFor</text:p>
          </table:table-cell>
          <table:table-cell office:value-type="float" office:value="0.00132194" calcext:value-type="float">
            <text:p>0.00132194</text:p>
          </table:table-cell>
          <table:table-cell office:value-type="float" office:value="0.46710526" calcext:value-type="float">
            <text:p>0.46710526</text:p>
          </table:table-cell>
          <table:table-cell table:style-name="ce4" table:formula="of:=2*([.R17]*[.S17])/([.R17]+[.S17])" office:value-type="float" office:value="0.0026364187536693" calcext:value-type="float">
            <text:p>0.0026364188</text:p>
          </table:table-cell>
          <table:table-cell office:value-type="string" calcext:value-type="string">
            <text:p>isKnownFor</text:p>
          </table:table-cell>
          <table:table-cell office:value-type="float" office:value="0.0008551" calcext:value-type="float">
            <text:p>0.0008551</text:p>
          </table:table-cell>
          <table:table-cell office:value-type="float" office:value="0.53815789" calcext:value-type="float">
            <text:p>0.53815789</text:p>
          </table:table-cell>
          <table:table-cell table:style-name="ce4" table:formula="of:=2*([.V17]*[.W17])/([.V17]+[.W17])" office:value-type="float" office:value="0.00170748690764948" calcext:value-type="float">
            <text:p>0.0017074869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7]*[.AA17])/([.Z17]+[.AA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7]*[.AE17])/([.AD17]+[.AE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office:value-type="float" office:value="0.00051546" calcext:value-type="float">
            <text:p>0.00051546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H17]*[.AI17])/([.AH17]+[.AI17])" office:value-type="float" office:value="0.00103036093700149" calcext:value-type="float">
            <text:p>0.0010303609</text:p>
          </table:table-cell>
          <table:table-cell office:value-type="string" calcext:value-type="string">
            <text:p>isKnownFor</text:p>
          </table:table-cell>
          <table:table-cell office:value-type="float" office:value="0.00061863" calcext:value-type="float">
            <text:p>0.00061863</text:p>
          </table:table-cell>
          <table:table-cell office:value-type="float" office:value="0.9344144" calcext:value-type="float">
            <text:p>0.9344144</text:p>
          </table:table-cell>
          <table:table-cell table:style-name="ce4" table:formula="of:=2*([.AL17]*[.AM17])/([.AL17]+[.AM17])" office:value-type="float" office:value="0.00123644141271031" calcext:value-type="float">
            <text:p>0.0012364414</text:p>
          </table:table-cell>
          <table:table-cell office:value-type="string" calcext:value-type="string">
            <text:p>isKnownFor</text:p>
          </table:table-cell>
          <table:table-cell office:value-type="float" office:value="0.00082845" calcext:value-type="float">
            <text:p>0.00082845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P17]*[.AQ17])/([.AP17]+[.AQ17])" office:value-type="float" office:value="0.00165545635492922" calcext:value-type="float">
            <text:p>0.0016554564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7]*[.AU17])/([.AT17]+[.AU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7]*[.AY17])/([.AX17]+[.AY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office:value-type="float" office:value="0.00103025" calcext:value-type="float">
            <text:p>0.00103025</text:p>
          </table:table-cell>
          <table:table-cell office:value-type="float" office:value="0.80789474" calcext:value-type="float">
            <text:p>0.80789474</text:p>
          </table:table-cell>
          <table:table-cell table:style-name="ce4" table:formula="of:=2*([.BB17]*[.BC17])/([.BB17]+[.BC17])" office:value-type="float" office:value="0.00205787573922027" calcext:value-type="float">
            <text:p>0.0020578757</text:p>
          </table:table-cell>
          <table:table-cell/>
          <table:table-cell table:style-name="ce5" office:value-type="string" calcext:value-type="string">
            <text:p>isKnownFor</text:p>
          </table:table-cell>
          <table:table-cell table:style-name="ce5" office:value-type="float" office:value="0.00088253" calcext:value-type="float">
            <text:p>0.00088253</text:p>
          </table:table-cell>
          <table:table-cell table:style-name="ce7" office:value-type="float" office:value="0.93030303" calcext:value-type="float">
            <text:p>0.93030303</text:p>
          </table:table-cell>
          <table:table-cell table:style-name="ce4" table:formula="of:=2*([.BG17]*[.BH17])/([.BG17]+[.BH17])" office:value-type="float" office:value="0.00176338716649751" calcext:value-type="float">
            <text:p>0.0017633872</text:p>
          </table:table-cell>
          <table:table-cell office:value-type="string" calcext:value-type="string">
            <text:p>isKnownFor</text:p>
          </table:table-cell>
          <table:table-cell office:value-type="float" office:value="0.00107741" calcext:value-type="float">
            <text:p>0.00107741</text:p>
          </table:table-cell>
          <table:table-cell office:value-type="float" office:value="0.80313131" calcext:value-type="float">
            <text:p>0.80313131</text:p>
          </table:table-cell>
          <table:table-cell table:style-name="ce4" table:formula="of:=2*([.BK17]*[.BL17])/([.BK17]+[.BL17])" office:value-type="float" office:value="0.00215193315662407" calcext:value-type="float">
            <text:p>0.0021519332</text:p>
          </table:table-cell>
        </table:table-row>
        <table:table-row table:style-name="ro1">
          <table:table-cell office:value-type="string" calcext:value-type="string">
            <text:p>isLeaderOf</text:p>
          </table:table-cell>
          <table:table-cell office:value-type="float" office:value="0.03390773" calcext:value-type="float">
            <text:p>0.03390773</text:p>
          </table:table-cell>
          <table:table-cell office:value-type="float" office:value="0.03699212" calcext:value-type="float">
            <text:p>0.03699212</text:p>
          </table:table-cell>
          <table:table-cell office:value-type="float" office:value="61" calcext:value-type="float">
            <text:p>61</text:p>
          </table:table-cell>
          <table:table-cell office:value-type="float" office:value="1588" calcext:value-type="float">
            <text:p>1588</text:p>
          </table:table-cell>
          <table:table-cell office:value-type="float" office:value="1738" calcext:value-type="float">
            <text:p>1738</text:p>
          </table:table-cell>
          <table:table-cell office:value-type="float" office:value="431865" calcext:value-type="float">
            <text:p>431865</text:p>
          </table:table-cell>
          <table:table-cell table:formula="of:=2*([.B18]*[.C18])/([.B18]+[.C18])" office:value-type="float" office:value="0.0353828341551527" calcext:value-type="float">
            <text:p>0.0353828342</text:p>
          </table:table-cell>
          <table:table-cell table:formula="of:=[.D18]+[.E18]" office:value-type="float" office:value="1649" calcext:value-type="float">
            <text:p>1649</text:p>
          </table:table-cell>
          <table:table-cell office:value-type="float" office:value="0.01117537" calcext:value-type="float">
            <text:p>0.01117537</text:p>
          </table:table-cell>
          <table:table-cell office:value-type="float" office:value="0.76167374" calcext:value-type="float">
            <text:p>0.76167374</text:p>
          </table:table-cell>
          <table:table-cell office:value-type="float" office:value="1256" calcext:value-type="float">
            <text:p>1256</text:p>
          </table:table-cell>
          <table:table-cell office:value-type="float" office:value="393" calcext:value-type="float">
            <text:p>393</text:p>
          </table:table-cell>
          <table:table-cell office:value-type="float" office:value="111134" calcext:value-type="float">
            <text:p>111134</text:p>
          </table:table-cell>
          <table:table-cell office:value-type="float" office:value="322469" calcext:value-type="float">
            <text:p>322469</text:p>
          </table:table-cell>
          <table:table-cell table:formula="of:=2*([.J18]*[.K18])/([.J18]+[.K18])" office:value-type="float" office:value="0.0220275491131349" calcext:value-type="float">
            <text:p>0.0220275491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R18]*[.S18])/([.R18]+[.S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V18]*[.W18])/([.V18]+[.W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Z18]*[.AA18])/([.Z18]+[.AA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D18]*[.AE18])/([.AD18]+[.AE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01643658" calcext:value-type="float">
            <text:p>0.01643658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H18]*[.AI18])/([.AH18]+[.AI18])" office:value-type="float" office:value="0.0315952513691924" calcext:value-type="float">
            <text:p>0.0315952514</text:p>
          </table:table-cell>
          <table:table-cell office:value-type="string" calcext:value-type="string">
            <text:p>isLeaderOf</text:p>
          </table:table-cell>
          <table:table-cell office:value-type="float" office:value="0.02780629" calcext:value-type="float">
            <text:p>0.02780629</text:p>
          </table:table-cell>
          <table:table-cell office:value-type="float" office:value="0.43201423" calcext:value-type="float">
            <text:p>0.43201423</text:p>
          </table:table-cell>
          <table:table-cell table:style-name="ce4" table:formula="of:=2*([.AL18]*[.AM18])/([.AL18]+[.AM18])" office:value-type="float" office:value="0.0522495732182926" calcext:value-type="float">
            <text:p>0.0522495732</text:p>
          </table:table-cell>
          <table:table-cell office:value-type="string" calcext:value-type="string">
            <text:p>isLeaderOf</text:p>
          </table:table-cell>
          <table:table-cell office:value-type="float" office:value="0.02556615" calcext:value-type="float">
            <text:p>0.02556615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P18]*[.AQ18])/([.AP18]+[.AQ18])" office:value-type="float" office:value="0.0481058745685665" calcext:value-type="float">
            <text:p>0.0481058746</text:p>
          </table:table-cell>
          <table:table-cell office:value-type="string" calcext:value-type="string">
            <text:p>isLeaderOf</text:p>
          </table:table-cell>
          <table:table-cell office:value-type="float" office:value="0.38571429" calcext:value-type="float">
            <text:p>0.38571429</text:p>
          </table:table-cell>
          <table:table-cell office:value-type="float" office:value="0.00315305" calcext:value-type="float">
            <text:p>0.00315305</text:p>
          </table:table-cell>
          <table:table-cell table:style-name="ce4" table:formula="of:=2*([.AT18]*[.AU18])/([.AT18]+[.AU18])" office:value-type="float" office:value="0.00625496829887797" calcext:value-type="float">
            <text:p>0.0062549683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X18]*[.AY18])/([.AX18]+[.AY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02668339" calcext:value-type="float">
            <text:p>0.02668339</text:p>
          </table:table-cell>
          <table:table-cell office:value-type="float" office:value="0.27682354" calcext:value-type="float">
            <text:p>0.27682354</text:p>
          </table:table-cell>
          <table:table-cell table:style-name="ce4" table:formula="of:=2*([.BB18]*[.BC18])/([.BB18]+[.BC18])" office:value-type="float" office:value="0.0486749378605662" calcext:value-type="float">
            <text:p>0.0486749379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02528003" calcext:value-type="float">
            <text:p>0.02528003</text:p>
          </table:table-cell>
          <table:table-cell office:value-type="float" office:value="0.435751" calcext:value-type="float">
            <text:p>0.435751</text:p>
          </table:table-cell>
          <table:table-cell table:style-name="ce4" table:formula="of:=2*([.BG18]*[.BH18])/([.BG18]+[.BH18])" office:value-type="float" office:value="0.0477876656264547" calcext:value-type="float">
            <text:p>0.0477876656</text:p>
          </table:table-cell>
          <table:table-cell office:value-type="string" calcext:value-type="string">
            <text:p>isLeaderOf</text:p>
          </table:table-cell>
          <table:table-cell office:value-type="float" office:value="0.02650067" calcext:value-type="float">
            <text:p>0.02650067</text:p>
          </table:table-cell>
          <table:table-cell office:value-type="float" office:value="0.29728585" calcext:value-type="float">
            <text:p>0.29728585</text:p>
          </table:table-cell>
          <table:table-cell table:style-name="ce4" table:formula="of:=2*([.BK18]*[.BL18])/([.BK18]+[.BL18])" office:value-type="float" office:value="0.0486633860268148" calcext:value-type="float">
            <text:p>0.048663386</text:p>
          </table:table-cell>
        </table:table-row>
        <table:table-row table:style-name="ro1">
          <table:table-cell office:value-type="string" calcext:value-type="string">
            <text:p>isLocatedIn</text:p>
          </table:table-cell>
          <table:table-cell office:value-type="float" office:value="0.70269356" calcext:value-type="float">
            <text:p>0.70269356</text:p>
          </table:table-cell>
          <table:table-cell office:value-type="float" office:value="0.78135345" calcext:value-type="float">
            <text:p>0.78135345</text:p>
          </table:table-cell>
          <table:table-cell office:value-type="float" office:value="178676" calcext:value-type="float">
            <text:p>178676</text:p>
          </table:table-cell>
          <table:table-cell office:value-type="float" office:value="49999" calcext:value-type="float">
            <text:p>49999</text:p>
          </table:table-cell>
          <table:table-cell office:value-type="float" office:value="75597" calcext:value-type="float">
            <text:p>75597</text:p>
          </table:table-cell>
          <table:table-cell office:value-type="float" office:value="130980" calcext:value-type="float">
            <text:p>130980</text:p>
          </table:table-cell>
          <table:table-cell table:formula="of:=2*([.B19]*[.C19])/([.B19]+[.C19])" office:value-type="float" office:value="0.739938874845726" calcext:value-type="float">
            <text:p>0.7399388748</text:p>
          </table:table-cell>
          <table:table-cell table:formula="of:=[.D19]+[.E19]" office:value-type="float" office:value="228675" calcext:value-type="float">
            <text:p>228675</text:p>
          </table:table-cell>
          <table:table-cell office:value-type="float" office:value="0.60630883" calcext:value-type="float">
            <text:p>0.60630883</text:p>
          </table:table-cell>
          <table:table-cell office:value-type="float" office:value="0.80985678" calcext:value-type="float">
            <text:p>0.80985678</text:p>
          </table:table-cell>
          <table:table-cell office:value-type="float" office:value="185194" calcext:value-type="float">
            <text:p>185194</text:p>
          </table:table-cell>
          <table:table-cell office:value-type="float" office:value="43481" calcext:value-type="float">
            <text:p>43481</text:p>
          </table:table-cell>
          <table:table-cell office:value-type="float" office:value="120251" calcext:value-type="float">
            <text:p>120251</text:p>
          </table:table-cell>
          <table:table-cell office:value-type="float" office:value="86326" calcext:value-type="float">
            <text:p>86326</text:p>
          </table:table-cell>
          <table:table-cell table:formula="of:=2*([.J19]*[.K19])/([.J19]+[.K19])" office:value-type="float" office:value="0.693454654289151" calcext:value-type="float">
            <text:p>0.6934546543</text:p>
          </table:table-cell>
          <table:table-cell office:value-type="string" calcext:value-type="string">
            <text:p>isLocatedIn</text:p>
          </table:table-cell>
          <table:table-cell office:value-type="float" office:value="0.95194349" calcext:value-type="float">
            <text:p>0.95194349</text:p>
          </table:table-cell>
          <table:table-cell office:value-type="float" office:value="0.00806798" calcext:value-type="float">
            <text:p>0.00806798</text:p>
          </table:table-cell>
          <table:table-cell table:style-name="ce4" table:formula="of:=2*([.R19]*[.S19])/([.R19]+[.S19])" office:value-type="float" office:value="0.0160003526592244" calcext:value-type="float">
            <text:p>0.0160003527</text:p>
          </table:table-cell>
          <table:table-cell office:value-type="string" calcext:value-type="string">
            <text:p>isLocatedIn</text:p>
          </table:table-cell>
          <table:table-cell office:value-type="float" office:value="0.97337042" calcext:value-type="float">
            <text:p>0.97337042</text:p>
          </table:table-cell>
          <table:table-cell office:value-type="float" office:value="0.51401336" calcext:value-type="float">
            <text:p>0.51401336</text:p>
          </table:table-cell>
          <table:table-cell table:style-name="ce4" table:formula="of:=2*([.V19]*[.W19])/([.V19]+[.W19])" office:value-type="float" office:value="0.672758983708712" calcext:value-type="float">
            <text:p>0.6727589837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Z19]*[.AA19])/([.Z19]+[.AA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AD19]*[.AE19])/([.AD19]+[.AE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70049985" calcext:value-type="float">
            <text:p>0.70049985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H19]*[.AI19])/([.AH19]+[.AI19])" office:value-type="float" office:value="0.741844837145476" calcext:value-type="float">
            <text:p>0.7418448371</text:p>
          </table:table-cell>
          <table:table-cell office:value-type="string" calcext:value-type="string">
            <text:p>isLocatedIn</text:p>
          </table:table-cell>
          <table:table-cell office:value-type="float" office:value="0.70146663" calcext:value-type="float">
            <text:p>0.70146663</text:p>
          </table:table-cell>
          <table:table-cell office:value-type="float" office:value="0.78855135" calcext:value-type="float">
            <text:p>0.78855135</text:p>
          </table:table-cell>
          <table:table-cell table:style-name="ce4" table:formula="of:=2*([.AL19]*[.AM19])/([.AL19]+[.AM19])" office:value-type="float" office:value="0.7424641386763" calcext:value-type="float">
            <text:p>0.7424641387</text:p>
          </table:table-cell>
          <table:table-cell office:value-type="string" calcext:value-type="string">
            <text:p>isLocatedIn</text:p>
          </table:table-cell>
          <table:table-cell office:value-type="float" office:value="0.93662503" calcext:value-type="float">
            <text:p>0.93662503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P19]*[.AQ19])/([.AP19]+[.AQ19])" office:value-type="float" office:value="0.856130438189463" calcext:value-type="float">
            <text:p>0.8561304382</text:p>
          </table:table-cell>
          <table:table-cell office:value-type="string" calcext:value-type="string">
            <text:p>isLocatedIn</text:p>
          </table:table-cell>
          <table:table-cell office:value-type="float" office:value="0.95142748" calcext:value-type="float">
            <text:p>0.95142748</text:p>
          </table:table-cell>
          <table:table-cell office:value-type="float" office:value="0.79144496" calcext:value-type="float">
            <text:p>0.79144496</text:p>
          </table:table-cell>
          <table:table-cell table:style-name="ce4" table:formula="of:=2*([.AT19]*[.AU19])/([.AT19]+[.AU19])" office:value-type="float" office:value="0.864093626784873" calcext:value-type="float">
            <text:p>0.8640936268</text:p>
          </table:table-cell>
          <table:table-cell office:value-type="string" calcext:value-type="string">
            <text:p>isLocatedIn</text:p>
          </table:table-cell>
          <table:table-cell office:value-type="float" office:value="0.96802432" calcext:value-type="float">
            <text:p>0.96802432</text:p>
          </table:table-cell>
          <table:table-cell office:value-type="float" office:value="0.75130798" calcext:value-type="float">
            <text:p>0.75130798</text:p>
          </table:table-cell>
          <table:table-cell table:style-name="ce4" table:formula="of:=2*([.AX19]*[.AY19])/([.AX19]+[.AY19])" office:value-type="float" office:value="0.84600794907427" calcext:value-type="float">
            <text:p>0.8460079491</text:p>
          </table:table-cell>
          <table:table-cell office:value-type="string" calcext:value-type="string">
            <text:p>isLocatedIn</text:p>
          </table:table-cell>
          <table:table-cell office:value-type="float" office:value="0.95179187" calcext:value-type="float">
            <text:p>0.95179187</text:p>
          </table:table-cell>
          <table:table-cell office:value-type="float" office:value="0.66761125" calcext:value-type="float">
            <text:p>0.66761125</text:p>
          </table:table-cell>
          <table:table-cell table:style-name="ce4" table:formula="of:=2*([.BB19]*[.BC19])/([.BB19]+[.BC19])" office:value-type="float" office:value="0.784766871476124" calcext:value-type="float">
            <text:p>0.7847668715</text:p>
          </table:table-cell>
          <table:table-cell/>
          <table:table-cell table:style-name="ce5" office:value-type="string" calcext:value-type="string">
            <text:p>isLocatedIn</text:p>
          </table:table-cell>
          <table:table-cell table:style-name="ce5" office:value-type="float" office:value="0.98585446" calcext:value-type="float">
            <text:p>0.98585446</text:p>
          </table:table-cell>
          <table:table-cell office:value-type="float" office:value="0.80063194" calcext:value-type="float">
            <text:p>0.80063194</text:p>
          </table:table-cell>
          <table:table-cell table:style-name="ce4" table:formula="of:=2*([.BG19]*[.BH19])/([.BG19]+[.BH19])" office:value-type="float" office:value="0.883641284778269" calcext:value-type="float">
            <text:p>0.8836412848</text:p>
          </table:table-cell>
          <table:table-cell office:value-type="string" calcext:value-type="string">
            <text:p>isLocatedIn</text:p>
          </table:table-cell>
          <table:table-cell office:value-type="float" office:value="0.98592755" calcext:value-type="float">
            <text:p>0.98592755</text:p>
          </table:table-cell>
          <table:table-cell office:value-type="float" office:value="0.68195665" calcext:value-type="float">
            <text:p>0.68195665</text:p>
          </table:table-cell>
          <table:table-cell table:style-name="ce4" table:formula="of:=2*([.BK19]*[.BL19])/([.BK19]+[.BL19])" office:value-type="float" office:value="0.806242842447584" calcext:value-type="float">
            <text:p>0.8062428424</text:p>
          </table:table-cell>
        </table:table-row>
        <table:table-row table:style-name="ro1">
          <table:table-cell office:value-type="string" calcext:value-type="string">
            <text:p>isMarriedTo</text:p>
          </table:table-cell>
          <table:table-cell office:value-type="float" office:value="0.02479431" calcext:value-type="float">
            <text:p>0.02479431</text:p>
          </table:table-cell>
          <table:table-cell office:value-type="float" office:value="0.69752926" calcext:value-type="float">
            <text:p>0.69752926</text:p>
          </table:table-cell>
          <table:table-cell office:value-type="float" office:value="2682" calcext:value-type="float">
            <text:p>2682</text:p>
          </table:table-cell>
          <table:table-cell office:value-type="float" office:value="1163" calcext:value-type="float">
            <text:p>1163</text:p>
          </table:table-cell>
          <table:table-cell office:value-type="float" office:value="105488" calcext:value-type="float">
            <text:p>105488</text:p>
          </table:table-cell>
          <table:table-cell office:value-type="float" office:value="325919" calcext:value-type="float">
            <text:p>325919</text:p>
          </table:table-cell>
          <table:table-cell table:formula="of:=2*([.B20]*[.C20])/([.B20]+[.C20])" office:value-type="float" office:value="0.04788645262264" calcext:value-type="float">
            <text:p>0.0478864526</text:p>
          </table:table-cell>
          <table:table-cell table:formula="of:=[.D20]+[.E20]" office:value-type="float" office:value="3845" calcext:value-type="float">
            <text:p>3845</text:p>
          </table:table-cell>
          <table:table-cell office:value-type="float" office:value="0.0190393" calcext:value-type="float">
            <text:p>0.0190393</text:p>
          </table:table-cell>
          <table:table-cell office:value-type="float" office:value="0.98075423" calcext:value-type="float">
            <text:p>0.98075423</text:p>
          </table:table-cell>
          <table:table-cell office:value-type="float" office:value="3771" calcext:value-type="float">
            <text:p>3771</text:p>
          </table:table-cell>
          <table:table-cell office:value-type="float" office:value="74" calcext:value-type="float">
            <text:p>74</text:p>
          </table:table-cell>
          <table:table-cell office:value-type="float" office:value="194293" calcext:value-type="float">
            <text:p>194293</text:p>
          </table:table-cell>
          <table:table-cell office:value-type="float" office:value="237114" calcext:value-type="float">
            <text:p>237114</text:p>
          </table:table-cell>
          <table:table-cell table:formula="of:=2*([.J20]*[.K20])/([.J20]+[.K20])" office:value-type="float" office:value="0.037353460391445" calcext:value-type="float">
            <text:p>0.0373534604</text:p>
          </table:table-cell>
          <table:table-cell office:value-type="string" calcext:value-type="string">
            <text:p>isMarriedTo</text:p>
          </table:table-cell>
          <table:table-cell office:value-type="float" office:value="0.2582093" calcext:value-type="float">
            <text:p>0.2582093</text:p>
          </table:table-cell>
          <table:table-cell office:value-type="float" office:value="0.29617926" calcext:value-type="float">
            <text:p>0.29617926</text:p>
          </table:table-cell>
          <table:table-cell table:style-name="ce4" table:formula="of:=2*([.R20]*[.S20])/([.R20]+[.S20])" office:value-type="float" office:value="0.275894002571474" calcext:value-type="float">
            <text:p>0.2758940026</text:p>
          </table:table-cell>
          <table:table-cell office:value-type="string" calcext:value-type="string">
            <text:p>isMarriedTo</text:p>
          </table:table-cell>
          <table:table-cell office:value-type="float" office:value="0.11654668" calcext:value-type="float">
            <text:p>0.11654668</text:p>
          </table:table-cell>
          <table:table-cell office:value-type="float" office:value="0.42798888" calcext:value-type="float">
            <text:p>0.42798888</text:p>
          </table:table-cell>
          <table:table-cell table:style-name="ce4" table:formula="of:=2*([.V20]*[.W20])/([.V20]+[.W20])" office:value-type="float" office:value="0.183204501983005" calcext:value-type="float">
            <text:p>0.183204502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Z20]*[.AA20])/([.Z20]+[.AA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AD20]*[.AE20])/([.AD20]+[.AE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H20]*[.AI20])/([.AH20]+[.AI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L20]*[.AM20])/([.AL20]+[.AM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4339977" calcext:value-type="float">
            <text:p>0.04339977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P20]*[.AQ20])/([.AP20]+[.AQ20])" office:value-type="float" office:value="0.083081295903593" calcext:value-type="float">
            <text:p>0.0830812959</text:p>
          </table:table-cell>
          <table:table-cell office:value-type="string" calcext:value-type="string">
            <text:p>isMarriedTo</text:p>
          </table:table-cell>
          <table:table-cell office:value-type="float" office:value="0.63127312" calcext:value-type="float">
            <text:p>0.63127312</text:p>
          </table:table-cell>
          <table:table-cell office:value-type="float" office:value="0.12854318" calcext:value-type="float">
            <text:p>0.12854318</text:p>
          </table:table-cell>
          <table:table-cell table:style-name="ce4" table:formula="of:=2*([.AT20]*[.AU20])/([.AT20]+[.AU20])" office:value-type="float" office:value="0.213593349585476" calcext:value-type="float">
            <text:p>0.2135933496</text:p>
          </table:table-cell>
          <table:table-cell office:value-type="string" calcext:value-type="string">
            <text:p>isMarriedTo</text:p>
          </table:table-cell>
          <table:table-cell office:value-type="float" office:value="0.70083333" calcext:value-type="float">
            <text:p>0.70083333</text:p>
          </table:table-cell>
          <table:table-cell office:value-type="float" office:value="0.0222599" calcext:value-type="float">
            <text:p>0.0222599</text:p>
          </table:table-cell>
          <table:table-cell table:style-name="ce4" table:formula="of:=2*([.AX20]*[.AY20])/([.AX20]+[.AY20])" office:value-type="float" office:value="0.0431492902857547" calcext:value-type="float">
            <text:p>0.0431492903</text:p>
          </table:table-cell>
          <table:table-cell office:value-type="string" calcext:value-type="string">
            <text:p>isMarriedTo</text:p>
          </table:table-cell>
          <table:table-cell office:value-type="float" office:value="0.05194066" calcext:value-type="float">
            <text:p>0.05194066</text:p>
          </table:table-cell>
          <table:table-cell office:value-type="float" office:value="0.91142123" calcext:value-type="float">
            <text:p>0.91142123</text:p>
          </table:table-cell>
          <table:table-cell table:style-name="ce4" table:formula="of:=2*([.BB20]*[.BC20])/([.BB20]+[.BC20])" office:value-type="float" office:value="0.0982804504010675" calcext:value-type="float">
            <text:p>0.0982804504</text:p>
          </table:table-cell>
          <table:table-cell/>
          <table:table-cell table:style-name="ce5" office:value-type="string" calcext:value-type="string">
            <text:p>isMarriedTo</text:p>
          </table:table-cell>
          <table:table-cell table:style-name="ce5" office:value-type="float" office:value="0.04606304" calcext:value-type="float">
            <text:p>0.04606304</text:p>
          </table:table-cell>
          <table:table-cell office:value-type="float" office:value="0.98475849" calcext:value-type="float">
            <text:p>0.98475849</text:p>
          </table:table-cell>
          <table:table-cell table:style-name="ce4" table:formula="of:=2*([.BG20]*[.BH20])/([.BG20]+[.BH20])" office:value-type="float" office:value="0.0880093564115014" calcext:value-type="float">
            <text:p>0.0880093564</text:p>
          </table:table-cell>
          <table:table-cell office:value-type="string" calcext:value-type="string">
            <text:p>isMarriedTo</text:p>
          </table:table-cell>
          <table:table-cell office:value-type="float" office:value="0.05502391" calcext:value-type="float">
            <text:p>0.05502391</text:p>
          </table:table-cell>
          <table:table-cell office:value-type="float" office:value="0.93327017" calcext:value-type="float">
            <text:p>0.93327017</text:p>
          </table:table-cell>
          <table:table-cell table:style-name="ce4" table:formula="of:=2*([.BK20]*[.BL20])/([.BK20]+[.BL20])" office:value-type="float" office:value="0.103920836680039" calcext:value-type="float">
            <text:p>0.1039208367</text:p>
          </table:table-cell>
        </table:table-row>
        <table:table-row table:style-name="ro1">
          <table:table-cell office:value-type="string" calcext:value-type="string">
            <text:p>isPoliticianOf</text:p>
          </table:table-cell>
          <table:table-cell office:value-type="float" office:value="0.01022704" calcext:value-type="float">
            <text:p>0.01022704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839" calcext:value-type="float">
            <text:p>4839</text:p>
          </table:table-cell>
          <table:table-cell office:value-type="float" office:value="430243" calcext:value-type="float">
            <text:p>430243</text:p>
          </table:table-cell>
          <table:table-cell table:formula="of:=2*([.B21]*[.C21])/([.B21]+[.C21])" office:value-type="float" office:value="0.0197667517790831" calcext:value-type="float">
            <text:p>0.0197667518</text:p>
          </table:table-cell>
          <table:table-cell table:formula="of:=[.D21]+[.E21]" office:value-type="float" office:value="170" calcext:value-type="float">
            <text:p>170</text:p>
          </table:table-cell>
          <table:table-cell office:value-type="float" office:value="0.00286901" calcext:value-type="float">
            <text:p>0.00286901</text:p>
          </table:table-cell>
          <table:table-cell office:value-type="float" office:value="0.85294118" calcext:value-type="float">
            <text:p>0.8529411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0395" calcext:value-type="float">
            <text:p>50395</text:p>
          </table:table-cell>
          <table:table-cell office:value-type="float" office:value="384687" calcext:value-type="float">
            <text:p>384687</text:p>
          </table:table-cell>
          <table:table-cell table:formula="of:=2*([.J21]*[.K21])/([.J21]+[.K21])" office:value-type="float" office:value="0.00571878391593304" calcext:value-type="float">
            <text:p>0.0057187839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R21]*[.S21])/([.R21]+[.S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V21]*[.W21])/([.V21]+[.W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1]*[.AA21])/([.Z21]+[.AA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1]*[.AE21])/([.AD21]+[.AE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office:value-type="float" office:value="0.01368142" calcext:value-type="float">
            <text:p>0.01368142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H21]*[.AI21])/([.AH21]+[.AI21])" office:value-type="float" office:value="0.0259337676015958" calcext:value-type="float">
            <text:p>0.0259337676</text:p>
          </table:table-cell>
          <table:table-cell office:value-type="string" calcext:value-type="string">
            <text:p>isPoliticianOf</text:p>
          </table:table-cell>
          <table:table-cell office:value-type="float" office:value="0.01603279" calcext:value-type="float">
            <text:p>0.01603279</text:p>
          </table:table-cell>
          <table:table-cell office:value-type="float" office:value="0.23414203" calcext:value-type="float">
            <text:p>0.23414203</text:p>
          </table:table-cell>
          <table:table-cell table:style-name="ce4" table:formula="of:=2*([.AL21]*[.AM21])/([.AL21]+[.AM21])" office:value-type="float" office:value="0.0300106141550433" calcext:value-type="float">
            <text:p>0.0300106142</text:p>
          </table:table-cell>
          <table:table-cell office:value-type="string" calcext:value-type="string">
            <text:p>isPoliticianOf</text:p>
          </table:table-cell>
          <table:table-cell office:value-type="float" office:value="0.01866895" calcext:value-type="float">
            <text:p>0.01866895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P21]*[.AQ21])/([.AP21]+[.AQ21])" office:value-type="float" office:value="0.0347266960190923" calcext:value-type="float">
            <text:p>0.034726696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1]*[.AU21])/([.AT21]+[.AU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1]*[.AY21])/([.AX21]+[.AY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office:value-type="float" office:value="0.02150166" calcext:value-type="float">
            <text:p>0.02150166</text:p>
          </table:table-cell>
          <table:table-cell office:value-type="float" office:value="0.17163278" calcext:value-type="float">
            <text:p>0.17163278</text:p>
          </table:table-cell>
          <table:table-cell table:style-name="ce4" table:formula="of:=2*([.BB21]*[.BC21])/([.BB21]+[.BC21])" office:value-type="float" office:value="0.0382157597621097" calcext:value-type="float">
            <text:p>0.0382157598</text:p>
          </table:table-cell>
          <table:table-cell/>
          <table:table-cell table:style-name="ce5" office:value-type="string" calcext:value-type="string">
            <text:p>isPoliticianOf</text:p>
          </table:table-cell>
          <table:table-cell table:style-name="ce5" office:value-type="float" office:value="0.03936931" calcext:value-type="float">
            <text:p>0.03936931</text:p>
          </table:table-cell>
          <table:table-cell office:value-type="float" office:value="0.29349571" calcext:value-type="float">
            <text:p>0.29349571</text:p>
          </table:table-cell>
          <table:table-cell table:style-name="ce4" table:formula="of:=2*([.BG21]*[.BH21])/([.BG21]+[.BH21])" office:value-type="float" office:value="0.0694258807408486" calcext:value-type="float">
            <text:p>0.0694258807</text:p>
          </table:table-cell>
          <table:table-cell office:value-type="string" calcext:value-type="string">
            <text:p>isPoliticianOf</text:p>
          </table:table-cell>
          <table:table-cell office:value-type="float" office:value="0.04558243" calcext:value-type="float">
            <text:p>0.04558243</text:p>
          </table:table-cell>
          <table:table-cell office:value-type="float" office:value="0.21037219" calcext:value-type="float">
            <text:p>0.21037219</text:p>
          </table:table-cell>
          <table:table-cell table:style-name="ce4" table:formula="of:=2*([.BK21]*[.BL21])/([.BK21]+[.BL21])" office:value-type="float" office:value="0.0749294982416938" calcext:value-type="float">
            <text:p>0.0749294982</text:p>
          </table:table-cell>
        </table:table-row>
        <table:table-row table:style-name="ro1">
          <table:table-cell office:value-type="string" calcext:value-type="string">
            <text:p>livesIn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0.04928219" calcext:value-type="float">
            <text:p>0.04928219</text:p>
          </table:table-cell>
          <table:table-cell office:value-type="float" office:value="460" calcext:value-type="float">
            <text:p>460</text:p>
          </table:table-cell>
          <table:table-cell office:value-type="float" office:value="8874" calcext:value-type="float">
            <text:p>8874</text:p>
          </table:table-cell>
          <table:table-cell office:value-type="float" office:value="6829" calcext:value-type="float">
            <text:p>6829</text:p>
          </table:table-cell>
          <table:table-cell office:value-type="float" office:value="419089" calcext:value-type="float">
            <text:p>419089</text:p>
          </table:table-cell>
          <table:table-cell table:formula="of:=2*([.B22]*[.C22])/([.B22]+[.C22])" office:value-type="float" office:value="0.0553449997401945" calcext:value-type="float">
            <text:p>0.0553449997</text:p>
          </table:table-cell>
          <table:table-cell table:formula="of:=[.D22]+[.E22]" office:value-type="float" office:value="9334" calcext:value-type="float">
            <text:p>9334</text:p>
          </table:table-cell>
          <table:table-cell office:value-type="float" office:value="0.04767192" calcext:value-type="float">
            <text:p>0.04767192</text:p>
          </table:table-cell>
          <table:table-cell office:value-type="float" office:value="0.65781016" calcext:value-type="float">
            <text:p>0.65781016</text:p>
          </table:table-cell>
          <table:table-cell office:value-type="float" office:value="6140" calcext:value-type="float">
            <text:p>6140</text:p>
          </table:table-cell>
          <table:table-cell office:value-type="float" office:value="3194" calcext:value-type="float">
            <text:p>3194</text:p>
          </table:table-cell>
          <table:table-cell office:value-type="float" office:value="122657" calcext:value-type="float">
            <text:p>122657</text:p>
          </table:table-cell>
          <table:table-cell office:value-type="float" office:value="303261" calcext:value-type="float">
            <text:p>303261</text:p>
          </table:table-cell>
          <table:table-cell table:formula="of:=2*([.J22]*[.K22])/([.J22]+[.K22])" office:value-type="float" office:value="0.0889011194237767" calcext:value-type="float">
            <text:p>0.0889011194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R22]*[.S22])/([.R22]+[.S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V22]*[.W22])/([.V22]+[.W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Z22]*[.AA22])/([.Z22]+[.AA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D22]*[.AE22])/([.AD22]+[.AE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4768373" calcext:value-type="float">
            <text:p>0.04768373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H22]*[.AI22])/([.AH22]+[.AI22])" office:value-type="float" office:value="0.0889177394570727" calcext:value-type="float">
            <text:p>0.0889177395</text:p>
          </table:table-cell>
          <table:table-cell office:value-type="string" calcext:value-type="string">
            <text:p>livesIn</text:p>
          </table:table-cell>
          <table:table-cell office:value-type="float" office:value="0.05178793" calcext:value-type="float">
            <text:p>0.05178793</text:p>
          </table:table-cell>
          <table:table-cell office:value-type="float" office:value="0.67130091" calcext:value-type="float">
            <text:p>0.67130091</text:p>
          </table:table-cell>
          <table:table-cell table:style-name="ce4" table:formula="of:=2*([.AL22]*[.AM22])/([.AL22]+[.AM22])" office:value-type="float" office:value="0.0961577128918662" calcext:value-type="float">
            <text:p>0.0961577129</text:p>
          </table:table-cell>
          <table:table-cell office:value-type="string" calcext:value-type="string">
            <text:p>livesIn</text:p>
          </table:table-cell>
          <table:table-cell office:value-type="float" office:value="0.07542126" calcext:value-type="float">
            <text:p>0.07542126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P22]*[.AQ22])/([.AP22]+[.AQ22])" office:value-type="float" office:value="0.135317569104285" calcext:value-type="float">
            <text:p>0.1353175691</text:p>
          </table:table-cell>
          <table:table-cell office:value-type="string" calcext:value-type="string">
            <text:p>livesIn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0.00086855" calcext:value-type="float">
            <text:p>0.00086855</text:p>
          </table:table-cell>
          <table:table-cell table:style-name="ce4" table:formula="of:=2*([.AT22]*[.AU22])/([.AT22]+[.AU22])" office:value-type="float" office:value="0.0017258575479196" calcext:value-type="float">
            <text:p>0.001725857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X22]*[.AY22])/([.AX22]+[.AY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7237025" calcext:value-type="float">
            <text:p>0.07237025</text:p>
          </table:table-cell>
          <table:table-cell office:value-type="float" office:value="0.54389066" calcext:value-type="float">
            <text:p>0.54389066</text:p>
          </table:table-cell>
          <table:table-cell table:style-name="ce4" table:formula="of:=2*([.BB22]*[.BC22])/([.BB22]+[.BC22])" office:value-type="float" office:value="0.127742981578582" calcext:value-type="float">
            <text:p>0.1277429816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07152706" calcext:value-type="float">
            <text:p>0.07152706</text:p>
          </table:table-cell>
          <table:table-cell office:value-type="float" office:value="0.68258405" calcext:value-type="float">
            <text:p>0.68258405</text:p>
          </table:table-cell>
          <table:table-cell table:style-name="ce4" table:formula="of:=2*([.BG22]*[.BH22])/([.BG22]+[.BH22])" office:value-type="float" office:value="0.129485508572849" calcext:value-type="float">
            <text:p>0.1294855086</text:p>
          </table:table-cell>
          <table:table-cell office:value-type="string" calcext:value-type="string">
            <text:p>livesIn</text:p>
          </table:table-cell>
          <table:table-cell office:value-type="float" office:value="0.06851013" calcext:value-type="float">
            <text:p>0.06851013</text:p>
          </table:table-cell>
          <table:table-cell office:value-type="float" office:value="0.56323862" calcext:value-type="float">
            <text:p>0.56323862</text:p>
          </table:table-cell>
          <table:table-cell table:style-name="ce4" table:formula="of:=2*([.BK22]*[.BL22])/([.BK22]+[.BL22])" office:value-type="float" office:value="0.122161068232333" calcext:value-type="float">
            <text:p>0.1221610682</text:p>
          </table:table-cell>
        </table:table-row>
        <table:table-row table:style-name="ro1">
          <table:table-cell office:value-type="string" calcext:value-type="string">
            <text:p>participatedIn</text:p>
          </table:table-cell>
          <table:table-cell office:value-type="float" office:value="0.01764546" calcext:value-type="float">
            <text:p>0.01764546</text:p>
          </table:table-cell>
          <table:table-cell office:value-type="float" office:value="0.71944444" calcext:value-type="float">
            <text:p>0.71944444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4419" calcext:value-type="float">
            <text:p>14419</text:p>
          </table:table-cell>
          <table:table-cell office:value-type="float" office:value="420473" calcext:value-type="float">
            <text:p>420473</text:p>
          </table:table-cell>
          <table:table-cell table:formula="of:=2*([.B23]*[.C23])/([.B23]+[.C23])" office:value-type="float" office:value="0.0344460779838183" calcext:value-type="float">
            <text:p>0.034446078</text:p>
          </table:table-cell>
          <table:table-cell table:formula="of:=[.D23]+[.E23]" office:value-type="float" office:value="360" calcext:value-type="float">
            <text:p>360</text:p>
          </table:table-cell>
          <table:table-cell office:value-type="float" office:value="0.01304112" calcext:value-type="float">
            <text:p>0.01304112</text:p>
          </table:table-cell>
          <table:table-cell office:value-type="float" office:value="0.8" calcext:value-type="float">
            <text:p>0.8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21796" calcext:value-type="float">
            <text:p>21796</text:p>
          </table:table-cell>
          <table:table-cell office:value-type="float" office:value="413096" calcext:value-type="float">
            <text:p>413096</text:p>
          </table:table-cell>
          <table:table-cell table:formula="of:=2*([.J23]*[.K23])/([.J23]+[.K23])" office:value-type="float" office:value="0.0256638827812301" calcext:value-type="float">
            <text:p>0.0256638828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R23]*[.S23])/([.R23]+[.S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V23]*[.W23])/([.V23]+[.W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3]*[.AA23])/([.Z23]+[.AA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3]*[.AE23])/([.AD23]+[.AE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office:value-type="float" office:value="0.01314293" calcext:value-type="float">
            <text:p>0.01314293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H23]*[.AI23])/([.AH23]+[.AI23])" office:value-type="float" office:value="0.0258492654803851" calcext:value-type="float">
            <text:p>0.0258492655</text:p>
          </table:table-cell>
          <table:table-cell office:value-type="string" calcext:value-type="string">
            <text:p>participatedIn</text:p>
          </table:table-cell>
          <table:table-cell office:value-type="float" office:value="0.06168686" calcext:value-type="float">
            <text:p>0.06168686</text:p>
          </table:table-cell>
          <table:table-cell office:value-type="float" office:value="0.57984319" calcext:value-type="float">
            <text:p>0.57984319</text:p>
          </table:table-cell>
          <table:table-cell table:style-name="ce4" table:formula="of:=2*([.AL23]*[.AM23])/([.AL23]+[.AM23])" office:value-type="float" office:value="0.111510616481592" calcext:value-type="float">
            <text:p>0.1115106165</text:p>
          </table:table-cell>
          <table:table-cell office:value-type="string" calcext:value-type="string">
            <text:p>participatedIn</text:p>
          </table:table-cell>
          <table:table-cell office:value-type="float" office:value="0.01832426" calcext:value-type="float">
            <text:p>0.01832426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P23]*[.AQ23])/([.AP23]+[.AQ23])" office:value-type="float" office:value="0.0358053554991172" calcext:value-type="float">
            <text:p>0.0358053555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3]*[.AU23])/([.AT23]+[.AU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3]*[.AY23])/([.AX23]+[.AY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office:value-type="float" office:value="0.02419048" calcext:value-type="float">
            <text:p>0.02419048</text:p>
          </table:table-cell>
          <table:table-cell office:value-type="float" office:value="0.61385004" calcext:value-type="float">
            <text:p>0.61385004</text:p>
          </table:table-cell>
          <table:table-cell table:style-name="ce4" table:formula="of:=2*([.BB23]*[.BC23])/([.BB23]+[.BC23])" office:value-type="float" office:value="0.0465466585589868" calcext:value-type="float">
            <text:p>0.0465466586</text:p>
          </table:table-cell>
          <table:table-cell/>
          <table:table-cell table:style-name="ce5" office:value-type="string" calcext:value-type="string">
            <text:p>participatedIn</text:p>
          </table:table-cell>
          <table:table-cell table:style-name="ce5" office:value-type="float" office:value="0.02068246" calcext:value-type="float">
            <text:p>0.02068246</text:p>
          </table:table-cell>
          <table:table-cell office:value-type="float" office:value="0.80125796" calcext:value-type="float">
            <text:p>0.80125796</text:p>
          </table:table-cell>
          <table:table-cell table:style-name="ce4" table:formula="of:=2*([.BG23]*[.BH23])/([.BG23]+[.BH23])" office:value-type="float" office:value="0.0403240558661943" calcext:value-type="float">
            <text:p>0.0403240559</text:p>
          </table:table-cell>
          <table:table-cell office:value-type="string" calcext:value-type="string">
            <text:p>participatedIn</text:p>
          </table:table-cell>
          <table:table-cell office:value-type="float" office:value="0.02719111" calcext:value-type="float">
            <text:p>0.02719111</text:p>
          </table:table-cell>
          <table:table-cell office:value-type="float" office:value="0.64451458" calcext:value-type="float">
            <text:p>0.64451458</text:p>
          </table:table-cell>
          <table:table-cell table:style-name="ce4" table:formula="of:=2*([.BK23]*[.BL23])/([.BK23]+[.BL23])" office:value-type="float" office:value="0.0521807901951338" calcext:value-type="float">
            <text:p>0.0521807902</text:p>
          </table:table-cell>
        </table:table-row>
        <table:table-row table:style-name="ro1">
          <table:table-cell office:value-type="string" calcext:value-type="string">
            <text:p>playsFor</text:p>
          </table:table-cell>
          <table:table-cell office:value-type="float" office:value="0.34409878" calcext:value-type="float">
            <text:p>0.34409878</text:p>
          </table:table-cell>
          <table:table-cell office:value-type="float" office:value="0.59887077" calcext:value-type="float">
            <text:p>0.59887077</text:p>
          </table:table-cell>
          <table:table-cell office:value-type="float" office:value="28426" calcext:value-type="float">
            <text:p>28426</text:p>
          </table:table-cell>
          <table:table-cell office:value-type="float" office:value="19040" calcext:value-type="float">
            <text:p>19040</text:p>
          </table:table-cell>
          <table:table-cell office:value-type="float" office:value="54184" calcext:value-type="float">
            <text:p>54184</text:p>
          </table:table-cell>
          <table:table-cell office:value-type="float" office:value="333602" calcext:value-type="float">
            <text:p>333602</text:p>
          </table:table-cell>
          <table:table-cell table:formula="of:=2*([.B24]*[.C24])/([.B24]+[.C24])" office:value-type="float" office:value="0.437067562435416" calcext:value-type="float">
            <text:p>0.4370675624</text:p>
          </table:table-cell>
          <table:table-cell table:formula="of:=[.D24]+[.E24]" office:value-type="float" office:value="47466" calcext:value-type="float">
            <text:p>47466</text:p>
          </table:table-cell>
          <table:table-cell office:value-type="float" office:value="0.24572952" calcext:value-type="float">
            <text:p>0.24572952</text:p>
          </table:table-cell>
          <table:table-cell office:value-type="float" office:value="0.68735516" calcext:value-type="float">
            <text:p>0.68735516</text:p>
          </table:table-cell>
          <table:table-cell office:value-type="float" office:value="32626" calcext:value-type="float">
            <text:p>32626</text:p>
          </table:table-cell>
          <table:table-cell office:value-type="float" office:value="14840" calcext:value-type="float">
            <text:p>14840</text:p>
          </table:table-cell>
          <table:table-cell office:value-type="float" office:value="100146" calcext:value-type="float">
            <text:p>100146</text:p>
          </table:table-cell>
          <table:table-cell office:value-type="float" office:value="287640" calcext:value-type="float">
            <text:p>287640</text:p>
          </table:table-cell>
          <table:table-cell table:formula="of:=2*([.J24]*[.K24])/([.J24]+[.K24])" office:value-type="float" office:value="0.362032422472788" calcext:value-type="float">
            <text:p>0.3620324225</text:p>
          </table:table-cell>
          <table:table-cell office:value-type="string" calcext:value-type="string">
            <text:p>playsFor</text:p>
          </table:table-cell>
          <table:table-cell office:value-type="float" office:value="0.97357139" calcext:value-type="float">
            <text:p>0.97357139</text:p>
          </table:table-cell>
          <table:table-cell office:value-type="float" office:value="0.05402656" calcext:value-type="float">
            <text:p>0.05402656</text:p>
          </table:table-cell>
          <table:table-cell table:style-name="ce4" table:formula="of:=2*([.R24]*[.S24])/([.R24]+[.S24])" office:value-type="float" office:value="0.102372164358869" calcext:value-type="float">
            <text:p>0.1023721644</text:p>
          </table:table-cell>
          <table:table-cell office:value-type="string" calcext:value-type="string">
            <text:p>playsFor</text:p>
          </table:table-cell>
          <table:table-cell office:value-type="float" office:value="0.93192938" calcext:value-type="float">
            <text:p>0.93192938</text:p>
          </table:table-cell>
          <table:table-cell office:value-type="float" office:value="0.23168373" calcext:value-type="float">
            <text:p>0.23168373</text:p>
          </table:table-cell>
          <table:table-cell table:style-name="ce4" table:formula="of:=2*([.V24]*[.W24])/([.V24]+[.W24])" office:value-type="float" office:value="0.371107669721919" calcext:value-type="float">
            <text:p>0.371107669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Z24]*[.AA24])/([.Z24]+[.AA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AD24]*[.AE24])/([.AD24]+[.AE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29833211" calcext:value-type="float">
            <text:p>0.29833211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H24]*[.AI24])/([.AH24]+[.AI24])" office:value-type="float" office:value="0.400031081037251" calcext:value-type="float">
            <text:p>0.400031081</text:p>
          </table:table-cell>
          <table:table-cell office:value-type="string" calcext:value-type="string">
            <text:p>playsFor</text:p>
          </table:table-cell>
          <table:table-cell office:value-type="float" office:value="0.31921564" calcext:value-type="float">
            <text:p>0.31921564</text:p>
          </table:table-cell>
          <table:table-cell office:value-type="float" office:value="0.60995287" calcext:value-type="float">
            <text:p>0.60995287</text:p>
          </table:table-cell>
          <table:table-cell table:style-name="ce4" table:formula="of:=2*([.AL24]*[.AM24])/([.AL24]+[.AM24])" office:value-type="float" office:value="0.419098352282487" calcext:value-type="float">
            <text:p>0.4190983523</text:p>
          </table:table-cell>
          <table:table-cell office:value-type="string" calcext:value-type="string">
            <text:p>playsFor</text:p>
          </table:table-cell>
          <table:table-cell office:value-type="float" office:value="0.47813006" calcext:value-type="float">
            <text:p>0.47813006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P24]*[.AQ24])/([.AP24]+[.AQ24])" office:value-type="float" office:value="0.534884698817427" calcext:value-type="float">
            <text:p>0.5348846988</text:p>
          </table:table-cell>
          <table:table-cell office:value-type="string" calcext:value-type="string">
            <text:p>playsFor</text:p>
          </table:table-cell>
          <table:table-cell office:value-type="float" office:value="0.62318586" calcext:value-type="float">
            <text:p>0.62318586</text:p>
          </table:table-cell>
          <table:table-cell office:value-type="float" office:value="0.59942071" calcext:value-type="float">
            <text:p>0.59942071</text:p>
          </table:table-cell>
          <table:table-cell table:style-name="ce4" table:formula="of:=2*([.AT24]*[.AU24])/([.AT24]+[.AU24])" office:value-type="float" office:value="0.611072310306922" calcext:value-type="float">
            <text:p>0.6110723103</text:p>
          </table:table-cell>
          <table:table-cell office:value-type="string" calcext:value-type="string">
            <text:p>playsFor</text:p>
          </table:table-cell>
          <table:table-cell office:value-type="float" office:value="0.8490755" calcext:value-type="float">
            <text:p>0.8490755</text:p>
          </table:table-cell>
          <table:table-cell office:value-type="float" office:value="0.42696343" calcext:value-type="float">
            <text:p>0.42696343</text:p>
          </table:table-cell>
          <table:table-cell table:style-name="ce4" table:formula="of:=2*([.AX24]*[.AY24])/([.AX24]+[.AY24])" office:value-type="float" office:value="0.568202394591464" calcext:value-type="float">
            <text:p>0.5682023946</text:p>
          </table:table-cell>
          <table:table-cell office:value-type="string" calcext:value-type="string">
            <text:p>playsFor</text:p>
          </table:table-cell>
          <table:table-cell office:value-type="float" office:value="0.49879198" calcext:value-type="float">
            <text:p>0.49879198</text:p>
          </table:table-cell>
          <table:table-cell office:value-type="float" office:value="0.45722747" calcext:value-type="float">
            <text:p>0.45722747</text:p>
          </table:table-cell>
          <table:table-cell table:style-name="ce4" table:formula="of:=2*([.BB24]*[.BC24])/([.BB24]+[.BC24])" office:value-type="float" office:value="0.477106182456205" calcext:value-type="float">
            <text:p>0.4771061825</text:p>
          </table:table-cell>
          <table:table-cell/>
          <table:table-cell table:style-name="ce5" office:value-type="string" calcext:value-type="string">
            <text:p>playsFor</text:p>
          </table:table-cell>
          <table:table-cell table:style-name="ce5" office:value-type="float" office:value="0.51398725" calcext:value-type="float">
            <text:p>0.51398725</text:p>
          </table:table-cell>
          <table:table-cell office:value-type="float" office:value="0.65370769" calcext:value-type="float">
            <text:p>0.65370769</text:p>
          </table:table-cell>
          <table:table-cell table:style-name="ce4" table:formula="of:=2*([.BG24]*[.BH24])/([.BG24]+[.BH24])" office:value-type="float" office:value="0.575488351241725" calcext:value-type="float">
            <text:p>0.5754883512</text:p>
          </table:table-cell>
          <table:table-cell office:value-type="string" calcext:value-type="string">
            <text:p>playsFor</text:p>
          </table:table-cell>
          <table:table-cell office:value-type="float" office:value="0.53586577" calcext:value-type="float">
            <text:p>0.53586577</text:p>
          </table:table-cell>
          <table:table-cell office:value-type="float" office:value="0.49348097" calcext:value-type="float">
            <text:p>0.49348097</text:p>
          </table:table-cell>
          <table:table-cell table:style-name="ce4" table:formula="of:=2*([.BK24]*[.BL24])/([.BK24]+[.BL24])" office:value-type="float" office:value="0.513800743118683" calcext:value-type="float">
            <text:p>0.5138007431</text:p>
          </table:table-cell>
        </table:table-row>
        <table:table-row table:style-name="ro1">
          <table:table-cell office:value-type="string" calcext:value-type="string">
            <text:p>produc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431522" calcext:value-type="float">
            <text:p>431522</text:p>
          </table:table-cell>
          <table:table-cell table:formula="of:=2*([.B25]*[.C25])/([.B25]+[.C25])" office:value-type="string" office:string-value="#DIV/0!" calcext:value-type="error">
            <text:p>#DIV/0!</text:p>
          </table:table-cell>
          <table:table-cell table:formula="of:=[.D25]+[.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98867" calcext:value-type="float">
            <text:p>298867</text:p>
          </table:table-cell>
          <table:table-cell table:formula="of:=2*([.J25]*[.K25])/([.J25]+[.K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R25]*[.S25])/([.R25]+[.S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V25]*[.W25])/([.V25]+[.W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5]*[.AA25])/([.Z25]+[.AA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5]*[.AE25])/([.AD25]+[.AE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H25]*[.AI25])/([.AH25]+[.AI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L25]*[.AM25])/([.AL25]+[.AM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P25]*[.AQ25])/([.AP25]+[.AQ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5]*[.AU25])/([.AT25]+[.AU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5]*[.AY25])/([.AX25]+[.AY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B25]*[.BC25])/([.BB25]+[.BC25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G25]*[.BH25])/([.BG25]+[.BH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K25]*[.BL25])/([.BK25]+[.BL25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wasBornIn</text:p>
          </table:table-cell>
          <table:table-cell office:value-type="float" office:value="0.22973357" calcext:value-type="float">
            <text:p>0.22973357</text:p>
          </table:table-cell>
          <table:table-cell office:value-type="float" office:value="0.08706009" calcext:value-type="float">
            <text:p>0.08706009</text:p>
          </table:table-cell>
          <table:table-cell office:value-type="float" office:value="5665" calcext:value-type="float">
            <text:p>5665</text:p>
          </table:table-cell>
          <table:table-cell office:value-type="float" office:value="59405" calcext:value-type="float">
            <text:p>59405</text:p>
          </table:table-cell>
          <table:table-cell office:value-type="float" office:value="18994" calcext:value-type="float">
            <text:p>18994</text:p>
          </table:table-cell>
          <table:table-cell office:value-type="float" office:value="351188" calcext:value-type="float">
            <text:p>351188</text:p>
          </table:table-cell>
          <table:table-cell table:formula="of:=2*([.B26]*[.C26])/([.B26]+[.C26])" office:value-type="float" office:value="0.126269100715092" calcext:value-type="float">
            <text:p>0.1262691007</text:p>
          </table:table-cell>
          <table:table-cell table:formula="of:=[.D26]+[.E26]" office:value-type="float" office:value="65070" calcext:value-type="float">
            <text:p>65070</text:p>
          </table:table-cell>
          <table:table-cell office:value-type="float" office:value="0.29672191" calcext:value-type="float">
            <text:p>0.29672191</text:p>
          </table:table-cell>
          <table:table-cell office:value-type="float" office:value="0.68927309" calcext:value-type="float">
            <text:p>0.68927309</text:p>
          </table:table-cell>
          <table:table-cell office:value-type="float" office:value="44851" calcext:value-type="float">
            <text:p>44851</text:p>
          </table:table-cell>
          <table:table-cell office:value-type="float" office:value="20219" calcext:value-type="float">
            <text:p>20219</text:p>
          </table:table-cell>
          <table:table-cell office:value-type="float" office:value="106304" calcext:value-type="float">
            <text:p>106304</text:p>
          </table:table-cell>
          <table:table-cell office:value-type="float" office:value="263878" calcext:value-type="float">
            <text:p>263878</text:p>
          </table:table-cell>
          <table:table-cell table:formula="of:=2*([.J26]*[.K26])/([.J26]+[.K26])" office:value-type="float" office:value="0.414854898404965" calcext:value-type="float">
            <text:p>0.4148548984</text:p>
          </table:table-cell>
          <table:table-cell office:value-type="string" calcext:value-type="string">
            <text:p>wasBornIn</text:p>
          </table:table-cell>
          <table:table-cell office:value-type="float" office:value="0.32971065" calcext:value-type="float">
            <text:p>0.32971065</text:p>
          </table:table-cell>
          <table:table-cell office:value-type="float" office:value="0.05209659" calcext:value-type="float">
            <text:p>0.05209659</text:p>
          </table:table-cell>
          <table:table-cell table:style-name="ce4" table:formula="of:=2*([.R26]*[.S26])/([.R26]+[.S26])" office:value-type="float" office:value="0.0899762956390429" calcext:value-type="float">
            <text:p>0.0899762956</text:p>
          </table:table-cell>
          <table:table-cell office:value-type="string" calcext:value-type="string">
            <text:p>wasBornIn</text:p>
          </table:table-cell>
          <table:table-cell office:value-type="float" office:value="0.22956182" calcext:value-type="float">
            <text:p>0.22956182</text:p>
          </table:table-cell>
          <table:table-cell office:value-type="float" office:value="0.08695712" calcext:value-type="float">
            <text:p>0.08695712</text:p>
          </table:table-cell>
          <table:table-cell table:style-name="ce4" table:formula="of:=2*([.V26]*[.W26])/([.V26]+[.W26])" office:value-type="float" office:value="0.126134851387777" calcext:value-type="float">
            <text:p>0.1261348514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Z26]*[.AA26])/([.Z26]+[.AA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AD26]*[.AE26])/([.AD26]+[.AE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23152597" calcext:value-type="float">
            <text:p>0.2315259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H26]*[.AI26])/([.AH26]+[.AI26])" office:value-type="float" office:value="0.135303050561667" calcext:value-type="float">
            <text:p>0.1353030506</text:p>
          </table:table-cell>
          <table:table-cell office:value-type="string" calcext:value-type="string">
            <text:p>wasBornIn</text:p>
          </table:table-cell>
          <table:table-cell office:value-type="float" office:value="0.23980742" calcext:value-type="float">
            <text:p>0.23980742</text:p>
          </table:table-cell>
          <table:table-cell office:value-type="float" office:value="0.0984034" calcext:value-type="float">
            <text:p>0.0984034</text:p>
          </table:table-cell>
          <table:table-cell table:style-name="ce4" table:formula="of:=2*([.AL26]*[.AM26])/([.AL26]+[.AM26])" office:value-type="float" office:value="0.139545301792698" calcext:value-type="float">
            <text:p>0.1395453018</text:p>
          </table:table-cell>
          <table:table-cell office:value-type="string" calcext:value-type="string">
            <text:p>wasBornIn</text:p>
          </table:table-cell>
          <table:table-cell office:value-type="float" office:value="0.49537807" calcext:value-type="float">
            <text:p>0.4953780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P26]*[.AQ26])/([.AP26]+[.AQ26])" office:value-type="float" office:value="0.160241990524351" calcext:value-type="float">
            <text:p>0.1602419905</text:p>
          </table:table-cell>
          <table:table-cell office:value-type="string" calcext:value-type="string">
            <text:p>wasBornIn</text:p>
          </table:table-cell>
          <table:table-cell office:value-type="float" office:value="0.55769843" calcext:value-type="float">
            <text:p>0.55769843</text:p>
          </table:table-cell>
          <table:table-cell office:value-type="float" office:value="0.29305963" calcext:value-type="float">
            <text:p>0.29305963</text:p>
          </table:table-cell>
          <table:table-cell table:style-name="ce4" table:formula="of:=2*([.AT26]*[.AU26])/([.AT26]+[.AU26])" office:value-type="float" office:value="0.384219446707048" calcext:value-type="float">
            <text:p>0.3842194467</text:p>
          </table:table-cell>
          <table:table-cell office:value-type="string" calcext:value-type="string">
            <text:p>wasBornIn</text:p>
          </table:table-cell>
          <table:table-cell office:value-type="float" office:value="0.6408046" calcext:value-type="float">
            <text:p>0.6408046</text:p>
          </table:table-cell>
          <table:table-cell office:value-type="float" office:value="0.00124588" calcext:value-type="float">
            <text:p>0.00124588</text:p>
          </table:table-cell>
          <table:table-cell table:style-name="ce4" table:formula="of:=2*([.AX26]*[.AY26])/([.AX26]+[.AY26])" office:value-type="float" office:value="0.00248692481328882" calcext:value-type="float">
            <text:p>0.0024869248</text:p>
          </table:table-cell>
          <table:table-cell office:value-type="string" calcext:value-type="string">
            <text:p>wasBornIn</text:p>
          </table:table-cell>
          <table:table-cell office:value-type="float" office:value="0.49379852" calcext:value-type="float">
            <text:p>0.49379852</text:p>
          </table:table-cell>
          <table:table-cell office:value-type="float" office:value="0.05814117" calcext:value-type="float">
            <text:p>0.05814117</text:p>
          </table:table-cell>
          <table:table-cell table:style-name="ce4" table:formula="of:=2*([.BB26]*[.BC26])/([.BB26]+[.BC26])" office:value-type="float" office:value="0.104033191369399" calcext:value-type="float">
            <text:p>0.1040331914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47105254" calcext:value-type="float">
            <text:p>0.47105254</text:p>
          </table:table-cell>
          <table:table-cell table:style-name="ce6" office:value-type="float" office:value="0.11319599" calcext:value-type="float">
            <text:p>0.11319599</text:p>
          </table:table-cell>
          <table:table-cell table:style-name="ce4" table:formula="of:=2*([.BG26]*[.BH26])/([.BG26]+[.BH26])" office:value-type="float" office:value="0.182529371900395" calcext:value-type="float">
            <text:p>0.1825293719</text:p>
          </table:table-cell>
          <table:table-cell office:value-type="string" calcext:value-type="string">
            <text:p>wasBornIn</text:p>
          </table:table-cell>
          <table:table-cell office:value-type="float" office:value="0.46907481" calcext:value-type="float">
            <text:p>0.46907481</text:p>
          </table:table-cell>
          <table:table-cell office:value-type="float" office:value="0.06914649" calcext:value-type="float">
            <text:p>0.06914649</text:p>
          </table:table-cell>
          <table:table-cell table:style-name="ce4" table:formula="of:=2*([.BK26]*[.BL26])/([.BK26]+[.BL26])" office:value-type="float" office:value="0.120526172631655" calcext:value-type="float">
            <text:p>0.1205261726</text:p>
          </table:table-cell>
        </table:table-row>
        <table:table-row table:style-name="ro1">
          <table:table-cell office:value-type="string" calcext:value-type="string">
            <text:p>worksAt</text:p>
          </table:table-cell>
          <table:table-cell office:value-type="float" office:value="0.02846849" calcext:value-type="float">
            <text:p>0.02846849</text:p>
          </table:table-cell>
          <table:table-cell office:value-type="float" office:value="0.27841191" calcext:value-type="float">
            <text:p>0.27841191</text:p>
          </table:table-cell>
          <table:table-cell office:value-type="float" office:value="561" calcext:value-type="float">
            <text:p>561</text:p>
          </table:table-cell>
          <table:table-cell office:value-type="float" office:value="1454" calcext:value-type="float">
            <text:p>1454</text:p>
          </table:table-cell>
          <table:table-cell office:value-type="float" office:value="19145" calcext:value-type="float">
            <text:p>19145</text:p>
          </table:table-cell>
          <table:table-cell office:value-type="float" office:value="414092" calcext:value-type="float">
            <text:p>414092</text:p>
          </table:table-cell>
          <table:table-cell table:formula="of:=2*([.B27]*[.C27])/([.B27]+[.C27])" office:value-type="float" office:value="0.0516550856667021" calcext:value-type="float">
            <text:p>0.0516550857</text:p>
          </table:table-cell>
          <table:table-cell table:formula="of:=[.D27]+[.E27]" office:value-type="float" office:value="2015" calcext:value-type="float">
            <text:p>2015</text:p>
          </table:table-cell>
          <table:table-cell office:value-type="float" office:value="0.01354366" calcext:value-type="float">
            <text:p>0.01354366</text:p>
          </table:table-cell>
          <table:table-cell office:value-type="float" office:value="0.92208437" calcext:value-type="float">
            <text:p>0.92208437</text:p>
          </table:table-cell>
          <table:table-cell office:value-type="float" office:value="1858" calcext:value-type="float">
            <text:p>1858</text:p>
          </table:table-cell>
          <table:table-cell office:value-type="float" office:value="157" calcext:value-type="float">
            <text:p>157</text:p>
          </table:table-cell>
          <table:table-cell office:value-type="float" office:value="135328" calcext:value-type="float">
            <text:p>135328</text:p>
          </table:table-cell>
          <table:table-cell office:value-type="float" office:value="297909" calcext:value-type="float">
            <text:p>297909</text:p>
          </table:table-cell>
          <table:table-cell table:formula="of:=2*([.J27]*[.K27])/([.J27]+[.K27])" office:value-type="float" office:value="0.0266952181810846" calcext:value-type="float">
            <text:p>0.0266952182</text:p>
          </table:table-cell>
          <table:table-cell office:value-type="string" calcext:value-type="string">
            <text:p>worksAt</text:p>
          </table:table-cell>
          <table:table-cell office:value-type="float" office:value="0.03316834" calcext:value-type="float">
            <text:p>0.03316834</text:p>
          </table:table-cell>
          <table:table-cell office:value-type="float" office:value="0.26333247" calcext:value-type="float">
            <text:p>0.26333247</text:p>
          </table:table-cell>
          <table:table-cell table:style-name="ce4" table:formula="of:=2*([.R27]*[.S27])/([.R27]+[.S27])" office:value-type="float" office:value="0.0589158653428286" calcext:value-type="float">
            <text:p>0.0589158653</text:p>
          </table:table-cell>
          <table:table-cell office:value-type="string" calcext:value-type="string">
            <text:p>worksAt</text:p>
          </table:table-cell>
          <table:table-cell office:value-type="float" office:value="0.02833935" calcext:value-type="float">
            <text:p>0.02833935</text:p>
          </table:table-cell>
          <table:table-cell office:value-type="float" office:value="0.27620605" calcext:value-type="float">
            <text:p>0.27620605</text:p>
          </table:table-cell>
          <table:table-cell table:style-name="ce4" table:formula="of:=2*([.V27]*[.W27])/([.V27]+[.W27])" office:value-type="float" office:value="0.0514044863134856" calcext:value-type="float">
            <text:p>0.0514044863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Z27]*[.AA27])/([.Z27]+[.AA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AD27]*[.AE27])/([.AD27]+[.AE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0281564" calcext:value-type="float">
            <text:p>0.0281564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H27]*[.AI27])/([.AH27]+[.AI27])" office:value-type="float" office:value="0.0542998111141835" calcext:value-type="float">
            <text:p>0.0542998111</text:p>
          </table:table-cell>
          <table:table-cell office:value-type="string" calcext:value-type="string">
            <text:p>worksAt</text:p>
          </table:table-cell>
          <table:table-cell office:value-type="float" office:value="0.02965908" calcext:value-type="float">
            <text:p>0.02965908</text:p>
          </table:table-cell>
          <table:table-cell office:value-type="float" office:value="0.75948033" calcext:value-type="float">
            <text:p>0.75948033</text:p>
          </table:table-cell>
          <table:table-cell table:style-name="ce4" table:formula="of:=2*([.AL27]*[.AM27])/([.AL27]+[.AM27])" office:value-type="float" office:value="0.0570887414326359" calcext:value-type="float">
            <text:p>0.0570887414</text:p>
          </table:table-cell>
          <table:table-cell office:value-type="string" calcext:value-type="string">
            <text:p>worksAt</text:p>
          </table:table-cell>
          <table:table-cell office:value-type="float" office:value="0.04325848" calcext:value-type="float">
            <text:p>0.04325848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P27]*[.AQ27])/([.AP27]+[.AQ27])" office:value-type="float" office:value="0.0818548592636581" calcext:value-type="float">
            <text:p>0.0818548593</text:p>
          </table:table-cell>
          <table:table-cell office:value-type="string" calcext:value-type="string">
            <text:p>worksAt</text:p>
          </table:table-cell>
          <table:table-cell office:value-type="float" office:value="0.44394921" calcext:value-type="float">
            <text:p>0.44394921</text:p>
          </table:table-cell>
          <table:table-cell office:value-type="float" office:value="0.03595308" calcext:value-type="float">
            <text:p>0.03595308</text:p>
          </table:table-cell>
          <table:table-cell table:style-name="ce4" table:formula="of:=2*([.AT27]*[.AU27])/([.AT27]+[.AU27])" office:value-type="float" office:value="0.0665191302298924" calcext:value-type="float">
            <text:p>0.0665191302</text:p>
          </table:table-cell>
          <table:table-cell office:value-type="string" calcext:value-type="string">
            <text:p>worksAt</text:p>
          </table:table-cell>
          <table:table-cell office:value-type="float" office:value="0.46428571" calcext:value-type="float">
            <text:p>0.46428571</text:p>
          </table:table-cell>
          <table:table-cell office:value-type="float" office:value="0.00704787" calcext:value-type="float">
            <text:p>0.00704787</text:p>
          </table:table-cell>
          <table:table-cell table:style-name="ce4" table:formula="of:=2*([.AX27]*[.AY27])/([.AX27]+[.AY27])" office:value-type="float" office:value="0.0138849658322146" calcext:value-type="float">
            <text:p>0.0138849658</text:p>
          </table:table-cell>
          <table:table-cell office:value-type="string" calcext:value-type="string">
            <text:p>worksAt</text:p>
          </table:table-cell>
          <table:table-cell office:value-type="float" office:value="0.04640562" calcext:value-type="float">
            <text:p>0.04640562</text:p>
          </table:table-cell>
          <table:table-cell office:value-type="float" office:value="0.51775188" calcext:value-type="float">
            <text:p>0.51775188</text:p>
          </table:table-cell>
          <table:table-cell table:style-name="ce4" table:formula="of:=2*([.BB27]*[.BC27])/([.BB27]+[.BC27])" office:value-type="float" office:value="0.0851769124670526" calcext:value-type="float">
            <text:p>0.0851769125</text:p>
          </table:table-cell>
          <table:table-cell/>
          <table:table-cell table:style-name="ce5" office:value-type="string" calcext:value-type="string">
            <text:p>worksAt</text:p>
          </table:table-cell>
          <table:table-cell table:style-name="ce5" office:value-type="float" office:value="0.04799213" calcext:value-type="float">
            <text:p>0.04799213</text:p>
          </table:table-cell>
          <table:table-cell office:value-type="float" office:value="0.77314297" calcext:value-type="float">
            <text:p>0.77314297</text:p>
          </table:table-cell>
          <table:table-cell table:style-name="ce4" table:formula="of:=2*([.BG27]*[.BH27])/([.BG27]+[.BH27])" office:value-type="float" office:value="0.0903743559977551" calcext:value-type="float">
            <text:p>0.090374356</text:p>
          </table:table-cell>
          <table:table-cell office:value-type="string" calcext:value-type="string">
            <text:p>worksAt</text:p>
          </table:table-cell>
          <table:table-cell office:value-type="float" office:value="0.05174049" calcext:value-type="float">
            <text:p>0.05174049</text:p>
          </table:table-cell>
          <table:table-cell office:value-type="float" office:value="0.52743025" calcext:value-type="float">
            <text:p>0.52743025</text:p>
          </table:table-cell>
          <table:table-cell table:style-name="ce4" table:formula="of:=2*([.BK27]*[.BL27])/([.BK27]+[.BL27])" office:value-type="float" office:value="0.0942364580635496" calcext:value-type="float">
            <text:p>0.0942364581</text:p>
          </table:table-cell>
        </table:table-row>
        <table:table-row table:style-name="ro1" table:number-rows-repeated="1048548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工作表2" table:style-name="ta1">
        <table:table-column table:style-name="co2" table:default-cell-style-name="Default"/>
        <table:table-row table:style-name="ro2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工作表1.BJ3:工作表1.BM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family-complex="'DejaVu Serif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00/00/00</text:date>, <text:time style:data-style-name="N2" text:time-value="0000-00-00T09:09:45.532634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26T21:10:30</meta:creation-date>
    <dc:date>2014-06-06T11:01:35.734287000</dc:date>
    <meta:editing-duration>PT3H3M43S</meta:editing-duration>
    <meta:editing-cycles>10</meta:editing-cycles>
    <meta:generator>LibreOffice/4.1.5.3$MacOSX_x86 LibreOffice_project/1c1366bba2ba2b554cd2ca4d87c06da81c05d24</meta:generator>
    <meta:document-statistic meta:table-count="3" meta:cell-count="16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477cm" svg:height="18.441cm" xlink:href=".." xlink:type="simple" chart:class="chart:scatter" chart:style-name="ch1">
        <chart:title svg:x="8.978cm" svg:y="0.503cm" chart:style-name="ch2">
          <text:p>YAGO2 Relation</text:p>
        </chart:title>
        <chart:legend chart:legend-position="end" svg:x="17.388cm" svg:y="7.427cm" style:legend-expansion="high" chart:style-name="ch3"/>
        <chart:plot-area chart:style-name="ch4" table:cell-range-address="工作表1.A3:工作表1.C27 工作表1.B1:工作表1.B1 工作表1.J1:工作表1.J1 工作表1.K3:工作表1.K27 工作表1.R1:工作表1.R1 工作表1.S3:工作表1.S27 工作表1.V1:工作表1.V1 工作表1.W3:工作表1.W27 工作表1.Z1:工作表1.Z1 工作表1.AA3:工作表1.AA27 工作表1.AD1:工作表1.AD1 工作表1.AE3:工作表1.AE27 工作表1.AP1:工作表1.AP1 工作表1.AQ3:工作表1.AQ27" chart:data-source-has-labels="both" svg:x="1.428cm" svg:y="2.4cm" svg:width="15.102cm" svg:height="14.704cm">
          <chartooo:coordinate-region svg:x="2.175cm" svg:y="2.6cm" svg:width="14.105cm" svg:height="13.857cm"/>
          <chart:axis chart:dimension="x" chart:name="primary-x" chart:style-name="ch5" chartooo:axis-type="auto">
            <chart:title svg:x="8.267cm" svg:y="17.472cm" chart:style-name="ch6">
              <text:p>Precision</text:p>
            </chart:title>
            <chart:categories table:cell-range-address="工作表1.A3:工作表1.A27"/>
            <chart:grid chart:style-name="ch7" chart:class="major"/>
          </chart:axis>
          <chart:axis chart:dimension="y" chart:name="primary-y" chart:style-name="ch5">
            <chart:title svg:x="0.451cm" svg:y="10.256cm" chart:style-name="ch8">
              <text:p>Recall</text:p>
            </chart:title>
            <chart:grid chart:style-name="ch7" chart:class="major"/>
          </chart:axis>
          <chart:series chart:style-name="ch9" chart:values-cell-range-address="工作表1.C3:工作表1.C27" chart:label-cell-address="工作表1.B1:工作表1.B1" chart:class="chart:scatter">
            <chart:domain table:cell-range-address="工作表1.B3:工作表1.B27"/>
            <chart:data-point chart:repeated="25"/>
          </chart:series>
          <chart:series chart:style-name="ch10" chart:values-cell-range-address="工作表1.K3:工作表1.K27" chart:label-cell-address="工作表1.J1:工作表1.J1" chart:class="chart:scatter">
            <chart:domain table:cell-range-address="工作表1.J3:工作表1.J27"/>
            <chart:data-point chart:repeated="25"/>
          </chart:series>
          <chart:series chart:style-name="ch11" chart:values-cell-range-address="工作表1.S3:工作表1.S27" chart:label-cell-address="工作表1.R1:工作表1.R1" chart:class="chart:scatter">
            <chart:domain table:cell-range-address="工作表1.R3:工作表1.R27"/>
            <chart:data-point chart:repeated="25"/>
          </chart:series>
          <chart:series chart:style-name="ch12" chart:values-cell-range-address="工作表1.W3:工作表1.W27" chart:label-cell-address="工作表1.V1:工作表1.V1" chart:class="chart:scatter">
            <chart:domain table:cell-range-address="工作表1.V3:工作表1.V27"/>
            <chart:data-point chart:repeated="25"/>
          </chart:series>
          <chart:series chart:style-name="ch13" chart:values-cell-range-address="工作表1.AA3:工作表1.AA27" chart:label-cell-address="工作表1.Z1:工作表1.Z1" chart:class="chart:scatter">
            <chart:domain table:cell-range-address="工作表1.Z3:工作表1.Z27"/>
            <chart:data-point chart:repeated="25"/>
          </chart:series>
          <chart:series chart:style-name="ch14" chart:values-cell-range-address="工作表1.AE3:工作表1.AE27" chart:label-cell-address="工作表1.AD1:工作表1.AD1" chart:class="chart:scatter">
            <chart:domain table:cell-range-address="工作表1.AD3:工作表1.AD27"/>
            <chart:data-point chart:repeated="25"/>
          </chart:series>
          <chart:series chart:style-name="ch15" chart:values-cell-range-address="工作表1.AQ3:工作表1.AQ27" chart:label-cell-address="工作表1.AP1:工作表1.AP1" chart:class="chart:scatter">
            <chart:domain table:cell-range-address="工作表1.AP3:工作表1.AP27"/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No ambi</text:p>
                <draw:g>
                  <svg:desc>工作表1.B1:工作表1.B1</svg:desc>
                </draw:g>
              </table:table-cell>
              <table:table-cell office:value-type="string">
                <text:p>欄 J</text:p>
              </table:table-cell>
              <table:table-cell office:value-type="string">
                <text:p>With ambi</text:p>
                <draw:g>
                  <svg:desc>工作表1.J1:工作表1.J1</svg:desc>
                </draw:g>
              </table:table-cell>
              <table:table-cell office:value-type="string">
                <text:p>欄 R</text:p>
              </table:table-cell>
              <table:table-cell office:value-type="string">
                <text:p>Top 100 without ambi</text:p>
                <draw:g>
                  <svg:desc>工作表1.R1:工作表1.R1</svg:desc>
                </draw:g>
              </table:table-cell>
              <table:table-cell office:value-type="string">
                <text:p>欄 V</text:p>
              </table:table-cell>
              <table:table-cell office:value-type="string">
                <text:p>Top 200</text:p>
                <draw:g>
                  <svg:desc>工作表1.V1:工作表1.V1</svg:desc>
                </draw:g>
              </table:table-cell>
              <table:table-cell office:value-type="string">
                <text:p>欄 Z</text:p>
              </table:table-cell>
              <table:table-cell office:value-type="string">
                <text:p>Top .75</text:p>
                <draw:g>
                  <svg:desc>工作表1.Z1:工作表1.Z1</svg:desc>
                </draw:g>
              </table:table-cell>
              <table:table-cell office:value-type="string">
                <text:p>欄 AD</text:p>
              </table:table-cell>
              <table:table-cell office:value-type="string">
                <text:p>Top .5</text:p>
                <draw:g>
                  <svg:desc>工作表1.AD1:工作表1.AD1</svg:desc>
                </draw:g>
              </table:table-cell>
              <table:table-cell office:value-type="string">
                <text:p>欄 AP</text:p>
              </table:table-cell>
              <table:table-cell office:value-type="string">
                <text:p>P(R|P) with type</text:p>
                <draw:g>
                  <svg:desc>工作表1.AP1:工作表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工作表1.A3:工作表1.A27</svg:desc>
                </draw:g>
              </table:table-cell>
              <table:table-cell office:value-type="float" office:value="0.0411276">
                <text:p>0.0411276</text:p>
                <draw:g>
                  <svg:desc>工作表1.B3:工作表1.B27</svg:desc>
                </draw:g>
              </table:table-cell>
              <table:table-cell office:value-type="float" office:value="0.69041451">
                <text:p>0.69041451</text:p>
                <draw:g>
                  <svg:desc>工作表1.C3:工作表1.C27</svg:desc>
                </draw:g>
              </table:table-cell>
              <table:table-cell office:value-type="float" office:value="0.02039239">
                <text:p>0.02039239</text:p>
                <draw:g>
                  <svg:desc>工作表1.J3:工作表1.J27</svg:desc>
                </draw:g>
              </table:table-cell>
              <table:table-cell office:value-type="float" office:value="0.95725389">
                <text:p>0.95725389</text:p>
                <draw:g>
                  <svg:desc>工作表1.K3:工作表1.K27</svg:desc>
                </draw:g>
              </table:table-cell>
              <table:table-cell office:value-type="float" office:value="0.51354094">
                <text:p>0.51354094</text:p>
                <draw:g>
                  <svg:desc>工作表1.R3:工作表1.R27</svg:desc>
                </draw:g>
              </table:table-cell>
              <table:table-cell office:value-type="float" office:value="0.18153209">
                <text:p>0.18153209</text:p>
                <draw:g>
                  <svg:desc>工作表1.S3:工作表1.S27</svg:desc>
                </draw:g>
              </table:table-cell>
              <table:table-cell office:value-type="float" office:value="0.38785876">
                <text:p>0.38785876</text:p>
                <draw:g>
                  <svg:desc>工作表1.V3:工作表1.V27</svg:desc>
                </draw:g>
              </table:table-cell>
              <table:table-cell office:value-type="float" office:value="0.4577798">
                <text:p>0.4577798</text:p>
                <draw:g>
                  <svg:desc>工作表1.W3:工作表1.W27</svg:desc>
                </draw:g>
              </table:table-cell>
              <table:table-cell office:value-type="float" office:value="0.56106998">
                <text:p>0.56106998</text:p>
                <draw:g>
                  <svg:desc>工作表1.Z3:工作表1.Z27</svg:desc>
                </draw:g>
              </table:table-cell>
              <table:table-cell office:value-type="float" office:value="0.03360761">
                <text:p>0.03360761</text:p>
                <draw:g>
                  <svg:desc>工作表1.AA3:工作表1.AA27</svg:desc>
                </draw:g>
              </table:table-cell>
              <table:table-cell office:value-type="float" office:value="0.56106998">
                <text:p>0.56106998</text:p>
                <draw:g>
                  <svg:desc>工作表1.AD3:工作表1.AD27</svg:desc>
                </draw:g>
              </table:table-cell>
              <table:table-cell office:value-type="float" office:value="0.03360761">
                <text:p>0.03360761</text:p>
                <draw:g>
                  <svg:desc>工作表1.AE3:工作表1.AE27</svg:desc>
                </draw:g>
              </table:table-cell>
              <table:table-cell office:value-type="float" office:value="0.52969818">
                <text:p>0.52969818</text:p>
                <draw:g>
                  <svg:desc>工作表1.AP3:工作表1.AP27</svg:desc>
                </draw:g>
              </table:table-cell>
              <table:table-cell office:value-type="float" office:value="0.69707056">
                <text:p>0.69707056</text:p>
                <draw:g>
                  <svg:desc>工作表1.AQ3:工作表1.AQ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04849057">
                <text:p>0.04849057</text:p>
              </table:table-cell>
              <table:table-cell office:value-type="float" office:value="0.84324725">
                <text:p>0.84324725</text:p>
              </table:table-cell>
              <table:table-cell office:value-type="float" office:value="0.03588089">
                <text:p>0.03588089</text:p>
              </table:table-cell>
              <table:table-cell office:value-type="float" office:value="0.98020745">
                <text:p>0.98020745</text:p>
              </table:table-cell>
              <table:table-cell office:value-type="float" office:value="0.49282486">
                <text:p>0.49282486</text:p>
              </table:table-cell>
              <table:table-cell office:value-type="float" office:value="0.09068774">
                <text:p>0.09068774</text:p>
              </table:table-cell>
              <table:table-cell office:value-type="float" office:value="0.28748887">
                <text:p>0.28748887</text:p>
              </table:table-cell>
              <table:table-cell office:value-type="float" office:value="0.29169349">
                <text:p>0.29169349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08366006">
                <text:p>0.08366006</text:p>
              </table:table-cell>
              <table:table-cell office:value-type="float" office:value="0.93849145">
                <text:p>0.9384914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0.00253049">
                <text:p>0.00253049</text:p>
              </table:table-cell>
              <table:table-cell office:value-type="float" office:value="1">
                <text:p>1</text:p>
              </table:table-cell>
              <table:table-cell office:value-type="float" office:value="0.00170209">
                <text:p>0.00170209</text:p>
              </table:table-cell>
              <table:table-cell office:value-type="float" office:value="1">
                <text:p>1</text:p>
              </table:table-cell>
              <table:table-cell office:value-type="float" office:value="0.01037997">
                <text:p>0.01037997</text:p>
              </table:table-cell>
              <table:table-cell office:value-type="float" office:value="1">
                <text:p>1</text:p>
              </table:table-cell>
              <table:table-cell office:value-type="float" office:value="0.00252517">
                <text:p>0.002525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6008">
                <text:p>0.01066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10834845">
                <text:p>0.10834845</text:p>
              </table:table-cell>
              <table:table-cell office:value-type="float" office:value="0.30298772">
                <text:p>0.30298772</text:p>
              </table:table-cell>
              <table:table-cell office:value-type="float" office:value="0.07519695">
                <text:p>0.07519695</text:p>
              </table:table-cell>
              <table:table-cell office:value-type="float" office:value="0.70391642">
                <text:p>0.70391642</text:p>
              </table:table-cell>
              <table:table-cell office:value-type="float" office:value="0.27860679">
                <text:p>0.27860679</text:p>
              </table:table-cell>
              <table:table-cell office:value-type="float" office:value="0.15218168">
                <text:p>0.15218168</text:p>
              </table:table-cell>
              <table:table-cell office:value-type="float" office:value="0.17811223">
                <text:p>0.17811223</text:p>
              </table:table-cell>
              <table:table-cell office:value-type="float" office:value="0.27173189">
                <text:p>0.27173189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21517577">
                <text:p>0.21517577</text:p>
              </table:table-cell>
              <table:table-cell office:value-type="float" office:value="0.47875867">
                <text:p>0.4787586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02243158">
                <text:p>0.02243158</text:p>
              </table:table-cell>
              <table:table-cell office:value-type="float" office:value="0.22222222">
                <text:p>0.22222222</text:p>
              </table:table-cell>
              <table:table-cell office:value-type="float" office:value="0.0130994">
                <text:p>0.0130994</text:p>
              </table:table-cell>
              <table:table-cell office:value-type="float" office:value="0.95866667">
                <text:p>0.95866667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05425078">
                <text:p>0.05425078</text:p>
              </table:table-cell>
              <table:table-cell office:value-type="float" office:value="0.21860338">
                <text:p>0.21860338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12302864">
                <text:p>0.12302864</text:p>
              </table:table-cell>
              <table:table-cell office:value-type="float" office:value="0.55383501">
                <text:p>0.55383501</text:p>
              </table:table-cell>
              <table:table-cell office:value-type="float" office:value="0.07745071">
                <text:p>0.07745071</text:p>
              </table:table-cell>
              <table:table-cell office:value-type="float" office:value="0.93661143">
                <text:p>0.93661143</text:p>
              </table:table-cell>
              <table:table-cell office:value-type="float" office:value="0.43164592">
                <text:p>0.43164592</text:p>
              </table:table-cell>
              <table:table-cell office:value-type="float" office:value="0.13190804">
                <text:p>0.13190804</text:p>
              </table:table-cell>
              <table:table-cell office:value-type="float" office:value="0.30622232">
                <text:p>0.30622232</text:p>
              </table:table-cell>
              <table:table-cell office:value-type="float" office:value="0.39900857">
                <text:p>0.39900857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18912372">
                <text:p>0.18912372</text:p>
              </table:table-cell>
              <table:table-cell office:value-type="float" office:value="0.55163311">
                <text:p>0.55163311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0.09978177">
                <text:p>0.09978177</text:p>
              </table:table-cell>
              <table:table-cell office:value-type="float" office:value="0.68990635">
                <text:p>0.68990635</text:p>
              </table:table-cell>
              <table:table-cell office:value-type="float" office:value="0.0990503">
                <text:p>0.0990503</text:p>
              </table:table-cell>
              <table:table-cell office:value-type="float" office:value="0.69458897">
                <text:p>0.69458897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44436288">
                <text:p>0.44436288</text:p>
              </table:table-cell>
              <table:table-cell office:value-type="float" office:value="0.69428726">
                <text:p>0.69428726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02372669">
                <text:p>0.02372669</text:p>
              </table:table-cell>
              <table:table-cell office:value-type="float" office:value="0.39195402">
                <text:p>0.39195402</text:p>
              </table:table-cell>
              <table:table-cell office:value-type="float" office:value="0.00955744">
                <text:p>0.00955744</text:p>
              </table:table-cell>
              <table:table-cell office:value-type="float" office:value="0.73103448">
                <text:p>0.73103448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3505">
                <text:p>0.01793505</text:p>
              </table:table-cell>
              <table:table-cell office:value-type="float" office:value="0.72557673">
                <text:p>0.72557673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  <table:table-cell office:value-type="float" office:value="0.00593737">
                <text:p>0.00593737</text:p>
              </table:table-cell>
              <table:table-cell office:value-type="float" office:value="0.46039604">
                <text:p>0.46039604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97422">
                <text:p>0.10597422</text:p>
              </table:table-cell>
              <table:table-cell office:value-type="float" office:value="0.32767112">
                <text:p>0.32767112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01814595">
                <text:p>0.01814595</text:p>
              </table:table-cell>
              <table:table-cell office:value-type="float" office:value="0.70297483">
                <text:p>0.70297483</text:p>
              </table:table-cell>
              <table:table-cell office:value-type="float" office:value="0.01217111">
                <text:p>0.01217111</text:p>
              </table:table-cell>
              <table:table-cell office:value-type="float" office:value="0.98443936">
                <text:p>0.98443936</text:p>
              </table:table-cell>
              <table:table-cell office:value-type="float" office:value="0.14487664">
                <text:p>0.14487664</text:p>
              </table:table-cell>
              <table:table-cell office:value-type="float" office:value="0.41546908">
                <text:p>0.41546908</text:p>
              </table:table-cell>
              <table:table-cell office:value-type="float" office:value="0.0551817">
                <text:p>0.0551817</text:p>
              </table:table-cell>
              <table:table-cell office:value-type="float" office:value="0.59714189">
                <text:p>0.59714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19348">
                <text:p>0.04119348</text:p>
              </table:table-cell>
              <table:table-cell office:value-type="float" office:value="0.70276533">
                <text:p>0.70276533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  <table:table-cell office:value-type="float" office:value="0.11683935">
                <text:p>0.11683935</text:p>
              </table:table-cell>
              <table:table-cell office:value-type="float" office:value="0.70104858">
                <text:p>0.7010485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21892">
                <text:p>0.13221892</text:p>
              </table:table-cell>
              <table:table-cell office:value-type="float" office:value="0.07785541">
                <text:p>0.07785541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01294201">
                <text:p>0.01294201</text:p>
              </table:table-cell>
              <table:table-cell office:value-type="float" office:value="0.80916667">
                <text:p>0.80916667</text:p>
              </table:table-cell>
              <table:table-cell office:value-type="float" office:value="0.00918119">
                <text:p>0.00918119</text:p>
              </table:table-cell>
              <table:table-cell office:value-type="float" office:value="0.93916667">
                <text:p>0.93916667</text:p>
              </table:table-cell>
              <table:table-cell office:value-type="float" office:value="0.05298064">
                <text:p>0.05298064</text:p>
              </table:table-cell>
              <table:table-cell office:value-type="float" office:value="0.66710892">
                <text:p>0.66710892</text:p>
              </table:table-cell>
              <table:table-cell office:value-type="float" office:value="0.02705757">
                <text:p>0.02705757</text:p>
              </table:table-cell>
              <table:table-cell office:value-type="float" office:value="0.77389069">
                <text:p>0.77389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3924">
                <text:p>0.01953924</text:p>
              </table:table-cell>
              <table:table-cell office:value-type="float" office:value="0.93661799">
                <text:p>0.93661799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0133589">
                <text:p>0.0133589</text:p>
              </table:table-cell>
              <table:table-cell office:value-type="float" office:value="0.87148936">
                <text:p>0.87148936</text:p>
              </table:table-cell>
              <table:table-cell office:value-type="float" office:value="0.00724997">
                <text:p>0.00724997</text:p>
              </table:table-cell>
              <table:table-cell office:value-type="float" office:value="0.97191489">
                <text:p>0.97191489</text:p>
              </table:table-cell>
              <table:table-cell office:value-type="float" office:value="0.08219124">
                <text:p>0.08219124</text:p>
              </table:table-cell>
              <table:table-cell office:value-type="float" office:value="0.57829684">
                <text:p>0.57829684</text:p>
              </table:table-cell>
              <table:table-cell office:value-type="float" office:value="0.03831869">
                <text:p>0.03831869</text:p>
              </table:table-cell>
              <table:table-cell office:value-type="float" office:value="0.7277313">
                <text:p>0.7277313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03070108">
                <text:p>0.03070108</text:p>
              </table:table-cell>
              <table:table-cell office:value-type="float" office:value="0.87847827">
                <text:p>0.87847827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11685759">
                <text:p>0.11685759</text:p>
              </table:table-cell>
              <table:table-cell office:value-type="float" office:value="0.10252751">
                <text:p>0.10252751</text:p>
              </table:table-cell>
              <table:table-cell office:value-type="float" office:value="0.09079634">
                <text:p>0.09079634</text:p>
              </table:table-cell>
              <table:table-cell office:value-type="float" office:value="0.3352364">
                <text:p>0.3352364</text:p>
              </table:table-cell>
              <table:table-cell office:value-type="float" office:value="0.14793092">
                <text:p>0.14793092</text:p>
              </table:table-cell>
              <table:table-cell office:value-type="float" office:value="0.08528788">
                <text:p>0.08528788</text:p>
              </table:table-cell>
              <table:table-cell office:value-type="float" office:value="0.11701311">
                <text:p>0.11701311</text:p>
              </table:table-cell>
              <table:table-cell office:value-type="float" office:value="0.10235469">
                <text:p>0.10235469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19976287">
                <text:p>0.19976287</text:p>
              </table:table-cell>
              <table:table-cell office:value-type="float" office:value="0.20381904">
                <text:p>0.20381904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000845">
                <text:p>0.000845</text:p>
              </table:table-cell>
              <table:table-cell office:value-type="float" office:value="0.56410256">
                <text:p>0.56410256</text:p>
              </table:table-cell>
              <table:table-cell office:value-type="float" office:value="0.00044448">
                <text:p>0.00044448</text:p>
              </table:table-cell>
              <table:table-cell office:value-type="float" office:value="0.97435897">
                <text:p>0.97435897</text:p>
              </table:table-cell>
              <table:table-cell office:value-type="float" office:value="0.00132194">
                <text:p>0.00132194</text:p>
              </table:table-cell>
              <table:table-cell office:value-type="float" office:value="0.46710526">
                <text:p>0.46710526</text:p>
              </table:table-cell>
              <table:table-cell office:value-type="float" office:value="0.0008551">
                <text:p>0.0008551</text:p>
              </table:table-cell>
              <table:table-cell office:value-type="float" office:value="0.53815789">
                <text:p>0.5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2845">
                <text:p>0.000828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03390773">
                <text:p>0.03390773</text:p>
              </table:table-cell>
              <table:table-cell office:value-type="float" office:value="0.03699212">
                <text:p>0.03699212</text:p>
              </table:table-cell>
              <table:table-cell office:value-type="float" office:value="0.01117537">
                <text:p>0.01117537</text:p>
              </table:table-cell>
              <table:table-cell office:value-type="float" office:value="0.76167374">
                <text:p>0.76167374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02556615">
                <text:p>0.02556615</text:p>
              </table:table-cell>
              <table:table-cell office:value-type="float" office:value="0.40638107">
                <text:p>0.40638107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70269356">
                <text:p>0.70269356</text:p>
              </table:table-cell>
              <table:table-cell office:value-type="float" office:value="0.78135345">
                <text:p>0.78135345</text:p>
              </table:table-cell>
              <table:table-cell office:value-type="float" office:value="0.60630883">
                <text:p>0.60630883</text:p>
              </table:table-cell>
              <table:table-cell office:value-type="float" office:value="0.80985678">
                <text:p>0.80985678</text:p>
              </table:table-cell>
              <table:table-cell office:value-type="float" office:value="0.95194349">
                <text:p>0.95194349</text:p>
              </table:table-cell>
              <table:table-cell office:value-type="float" office:value="0.00806798">
                <text:p>0.00806798</text:p>
              </table:table-cell>
              <table:table-cell office:value-type="float" office:value="0.97337042">
                <text:p>0.97337042</text:p>
              </table:table-cell>
              <table:table-cell office:value-type="float" office:value="0.51401336">
                <text:p>0.51401336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93662503">
                <text:p>0.93662503</text:p>
              </table:table-cell>
              <table:table-cell office:value-type="float" office:value="0.78837649">
                <text:p>0.78837649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02479431">
                <text:p>0.02479431</text:p>
              </table:table-cell>
              <table:table-cell office:value-type="float" office:value="0.69752926">
                <text:p>0.69752926</text:p>
              </table:table-cell>
              <table:table-cell office:value-type="float" office:value="0.0190393">
                <text:p>0.0190393</text:p>
              </table:table-cell>
              <table:table-cell office:value-type="float" office:value="0.98075423">
                <text:p>0.98075423</text:p>
              </table:table-cell>
              <table:table-cell office:value-type="float" office:value="0.2582093">
                <text:p>0.2582093</text:p>
              </table:table-cell>
              <table:table-cell office:value-type="float" office:value="0.29617926">
                <text:p>0.29617926</text:p>
              </table:table-cell>
              <table:table-cell office:value-type="float" office:value="0.11654668">
                <text:p>0.11654668</text:p>
              </table:table-cell>
              <table:table-cell office:value-type="float" office:value="0.42798888">
                <text:p>0.42798888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04339977">
                <text:p>0.04339977</text:p>
              </table:table-cell>
              <table:table-cell office:value-type="float" office:value="0.96973438">
                <text:p>0.96973438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01022704">
                <text:p>0.01022704</text:p>
              </table:table-cell>
              <table:table-cell office:value-type="float" office:value="0.29411765">
                <text:p>0.29411765</text:p>
              </table:table-cell>
              <table:table-cell office:value-type="float" office:value="0.00286901">
                <text:p>0.00286901</text:p>
              </table:table-cell>
              <table:table-cell office:value-type="float" office:value="0.85294118">
                <text:p>0.85294118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6895">
                <text:p>0.01866895</text:p>
              </table:table-cell>
              <table:table-cell office:value-type="float" office:value="0.24828047">
                <text:p>0.24828047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  <table:table-cell office:value-type="float" office:value="0.04767192">
                <text:p>0.04767192</text:p>
              </table:table-cell>
              <table:table-cell office:value-type="float" office:value="0.65781016">
                <text:p>0.65781016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7542126">
                <text:p>0.07542126</text:p>
              </table:table-cell>
              <table:table-cell office:value-type="float" office:value="0.65738189">
                <text:p>0.65738189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01764546">
                <text:p>0.01764546</text:p>
              </table:table-cell>
              <table:table-cell office:value-type="float" office:value="0.71944444">
                <text:p>0.71944444</text:p>
              </table:table-cell>
              <table:table-cell office:value-type="float" office:value="0.01304112">
                <text:p>0.01304112</text:p>
              </table:table-cell>
              <table:table-cell office:value-type="float" office:value="0.8">
                <text:p>0.8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32426">
                <text:p>0.01832426</text:p>
              </table:table-cell>
              <table:table-cell office:value-type="float" office:value="0.77814785">
                <text:p>0.77814785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34409878">
                <text:p>0.34409878</text:p>
              </table:table-cell>
              <table:table-cell office:value-type="float" office:value="0.59887077">
                <text:p>0.59887077</text:p>
              </table:table-cell>
              <table:table-cell office:value-type="float" office:value="0.24572952">
                <text:p>0.24572952</text:p>
              </table:table-cell>
              <table:table-cell office:value-type="float" office:value="0.68735516">
                <text:p>0.68735516</text:p>
              </table:table-cell>
              <table:table-cell office:value-type="float" office:value="0.97357139">
                <text:p>0.97357139</text:p>
              </table:table-cell>
              <table:table-cell office:value-type="float" office:value="0.05402656">
                <text:p>0.05402656</text:p>
              </table:table-cell>
              <table:table-cell office:value-type="float" office:value="0.93192938">
                <text:p>0.93192938</text:p>
              </table:table-cell>
              <table:table-cell office:value-type="float" office:value="0.23168373">
                <text:p>0.23168373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47813006">
                <text:p>0.47813006</text:p>
              </table:table-cell>
              <table:table-cell office:value-type="float" office:value="0.60692779">
                <text:p>0.60692779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22973357">
                <text:p>0.22973357</text:p>
              </table:table-cell>
              <table:table-cell office:value-type="float" office:value="0.08706009">
                <text:p>0.08706009</text:p>
              </table:table-cell>
              <table:table-cell office:value-type="float" office:value="0.29672191">
                <text:p>0.29672191</text:p>
              </table:table-cell>
              <table:table-cell office:value-type="float" office:value="0.68927309">
                <text:p>0.68927309</text:p>
              </table:table-cell>
              <table:table-cell office:value-type="float" office:value="0.32971065">
                <text:p>0.32971065</text:p>
              </table:table-cell>
              <table:table-cell office:value-type="float" office:value="0.05209659">
                <text:p>0.05209659</text:p>
              </table:table-cell>
              <table:table-cell office:value-type="float" office:value="0.22956182">
                <text:p>0.22956182</text:p>
              </table:table-cell>
              <table:table-cell office:value-type="float" office:value="0.08695712">
                <text:p>0.08695712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9537807">
                <text:p>0.49537807</text:p>
              </table:table-cell>
              <table:table-cell office:value-type="float" office:value="0.09557979">
                <text:p>0.09557979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02846849">
                <text:p>0.02846849</text:p>
              </table:table-cell>
              <table:table-cell office:value-type="float" office:value="0.27841191">
                <text:p>0.27841191</text:p>
              </table:table-cell>
              <table:table-cell office:value-type="float" office:value="0.01354366">
                <text:p>0.01354366</text:p>
              </table:table-cell>
              <table:table-cell office:value-type="float" office:value="0.92208437">
                <text:p>0.92208437</text:p>
              </table:table-cell>
              <table:table-cell office:value-type="float" office:value="0.03316834">
                <text:p>0.03316834</text:p>
              </table:table-cell>
              <table:table-cell office:value-type="float" office:value="0.26333247">
                <text:p>0.26333247</text:p>
              </table:table-cell>
              <table:table-cell office:value-type="float" office:value="0.02833935">
                <text:p>0.02833935</text:p>
              </table:table-cell>
              <table:table-cell office:value-type="float" office:value="0.27620605">
                <text:p>0.2762060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04325848">
                <text:p>0.04325848</text:p>
              </table:table-cell>
              <table:table-cell office:value-type="float" office:value="0.759511">
                <text:p>0.759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